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Mono L" svg:font-family="'Nimbus Mono L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o2" style:family="table">
      <style:table-properties style:width="17cm" fo:margin-left="-0.034cm" fo:margin-top="0cm" fo:margin-bottom="0cm" table:align="left" style:writing-mode="lr-tb"/>
    </style:style>
    <style:style style:name="Tablo2.A" style:family="table-column">
      <style:table-column-properties style:column-width="10.1cm"/>
    </style:style>
    <style:style style:name="Tablo2.B" style:family="table-column">
      <style:table-column-properties style:column-width="6.9cm"/>
    </style:style>
    <style:style style:name="Tablo2.1" style:family="table-row">
      <style:table-row-properties fo:keep-together="auto"/>
    </style:style>
    <style:style style:name="Tablo2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2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3" style:family="table">
      <style:table-properties style:width="6.733cm" fo:margin-top="0cm" fo:margin-bottom="0cm" table:align="right" style:writing-mode="lr-tb"/>
    </style:style>
    <style:style style:name="Tablo3.A" style:family="table-column">
      <style:table-column-properties style:column-width="2.999cm"/>
    </style:style>
    <style:style style:name="Tablo3.B" style:family="table-column">
      <style:table-column-properties style:column-width="3.734cm"/>
    </style:style>
    <style:style style:name="Tablo3.1" style:family="table-row">
      <style:table-row-properties fo:keep-together="auto"/>
    </style:style>
    <style:style style:name="Tablo3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3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4" style:family="table">
      <style:table-properties style:width="16.993cm" table:align="left"/>
    </style:style>
    <style:style style:name="Tablo4.A" style:family="table-column">
      <style:table-column-properties style:column-width="0.801cm"/>
    </style:style>
    <style:style style:name="Tablo4.B" style:family="table-column">
      <style:table-column-properties style:column-width="4.249cm"/>
    </style:style>
    <style:style style:name="Tablo4.C" style:family="table-column">
      <style:table-column-properties style:column-width="0.755cm"/>
    </style:style>
    <style:style style:name="Tablo4.D" style:family="table-column">
      <style:table-column-properties style:column-width="0.697cm"/>
    </style:style>
    <style:style style:name="Tablo4.F" style:family="table-column">
      <style:table-column-properties style:column-width="2.798cm"/>
    </style:style>
    <style:style style:name="Tablo4.G" style:family="table-column">
      <style:table-column-properties style:column-width="1.647cm"/>
    </style:style>
    <style:style style:name="Tablo4.H" style:family="table-column">
      <style:table-column-properties style:column-width="0.953cm"/>
    </style:style>
    <style:style style:name="Tablo4.I" style:family="table-column">
      <style:table-column-properties style:column-width="0.393cm"/>
    </style:style>
    <style:style style:name="Tablo4.J" style:family="table-column">
      <style:table-column-properties style:column-width="3.9cm"/>
    </style:style>
    <style:style style:name="Tablo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4.J1" style:family="table-cell">
      <style:table-cell-properties fo:padding="0.097cm" fo:border="0.05pt solid #000000"/>
    </style:style>
    <style:style style:name="Tablo4.A2" style:family="table-cell">
      <style:table-cell-properties fo:padding="0.097cm" fo:border-left="0.05pt solid #000000" fo:border-right="none" fo:border-top="none" fo:border-bottom="0.05pt solid #000000"/>
    </style:style>
    <style:style style:name="Tablo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20" style:family="table">
      <style:table-properties style:width="16.993cm" table:align="left"/>
    </style:style>
    <style:style style:name="Tablo20.A" style:family="table-column">
      <style:table-column-properties style:column-width="1.693cm"/>
    </style:style>
    <style:style style:name="Tablo20.B" style:family="table-column">
      <style:table-column-properties style:column-width="4.808cm"/>
    </style:style>
    <style:style style:name="Tablo20.C" style:family="table-column">
      <style:table-column-properties style:column-width="2.494cm"/>
    </style:style>
    <style:style style:name="Tablo20.D" style:family="table-column">
      <style:table-column-properties style:column-width="7.997cm"/>
    </style:style>
    <style:style style:name="Tablo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0.D1" style:family="table-cell">
      <style:table-cell-properties fo:padding="0.097cm" fo:border="0.05pt solid #000000"/>
    </style:style>
    <style:style style:name="Tablo21" style:family="table">
      <style:table-properties style:width="17cm" table:align="margins"/>
    </style:style>
    <style:style style:name="Tablo21.A" style:family="table-column">
      <style:table-column-properties style:column-width="17cm" style:rel-column-width="65535*"/>
    </style:style>
    <style:style style:name="Tablo21.A1" style:family="table-cell">
      <style:table-cell-properties fo:padding="0.097cm" fo:border="0.05pt solid #000000"/>
    </style:style>
    <style:style style:name="Tablo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2" style:family="table">
      <style:table-properties style:width="16.993cm" table:align="left"/>
    </style:style>
    <style:style style:name="Tablo22.A" style:family="table-column">
      <style:table-column-properties style:column-width="1.995cm"/>
    </style:style>
    <style:style style:name="Tablo22.B" style:family="table-column">
      <style:table-column-properties style:column-width="6.503cm"/>
    </style:style>
    <style:style style:name="Tablo22.C" style:family="table-column">
      <style:table-column-properties style:column-width="2.796cm"/>
    </style:style>
    <style:style style:name="Tablo22.D" style:family="table-column">
      <style:table-column-properties style:column-width="5.699cm"/>
    </style:style>
    <style:style style:name="Tablo22.A1" style:family="table-cell">
      <style:table-cell-properties fo:padding="0.097cm" fo:border="0.05pt solid #000000"/>
    </style:style>
    <style:style style:name="Tablo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2.A3" style:family="table-cell">
      <style:table-cell-properties fo:padding="0.097cm" fo:border-left="0.05pt solid #000000" fo:border-right="none" fo:border-top="none" fo:border-bottom="0.05pt solid #000000"/>
    </style:style>
    <style:style style:name="Tablo22.4" style:family="table-row">
      <style:table-row-properties style:min-row-height="0.73cm"/>
    </style:style>
    <style:style style:name="Tablo23" style:family="table">
      <style:table-properties style:width="16.993cm" table:align="left"/>
    </style:style>
    <style:style style:name="Tablo23.A" style:family="table-column">
      <style:table-column-properties style:column-width="2.494cm"/>
    </style:style>
    <style:style style:name="Tablo23.B" style:family="table-column">
      <style:table-column-properties style:column-width="14.499cm"/>
    </style:style>
    <style:style style:name="Tablo23.A1" style:family="table-cell">
      <style:table-cell-properties fo:padding="0.097cm" fo:border="0.05pt solid #000000"/>
    </style:style>
    <style:style style:name="Tablo23.A2" style:family="table-cell">
      <style:table-cell-properties fo:padding="0.097cm" fo:border-left="0.05pt solid #000000" fo:border-right="none" fo:border-top="none" fo:border-bottom="0.05pt solid #000000"/>
    </style:style>
    <style:style style:name="Tablo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4" style:family="table">
      <style:table-properties style:width="17cm" table:align="margins" style:writing-mode="lr-tb"/>
    </style:style>
    <style:style style:name="Tablo24.A" style:family="table-column">
      <style:table-column-properties style:column-width="17cm" style:rel-column-width="65535*"/>
    </style:style>
    <style:style style:name="Tablo24.A1" style:family="table-cell">
      <style:table-cell-properties fo:padding="0.097cm" fo:border="0.05pt solid #000000"/>
    </style:style>
    <style:style style:name="Tablo25" style:family="table">
      <style:table-properties style:width="17cm" fo:margin-left="-0.034cm" fo:margin-top="0cm" fo:margin-bottom="0cm" table:align="left" style:writing-mode="lr-tb"/>
    </style:style>
    <style:style style:name="Tablo25.A" style:family="table-column">
      <style:table-column-properties style:column-width="10.1cm"/>
    </style:style>
    <style:style style:name="Tablo25.B" style:family="table-column">
      <style:table-column-properties style:column-width="6.9cm"/>
    </style:style>
    <style:style style:name="Tablo25.1" style:family="table-row">
      <style:table-row-properties fo:keep-together="auto"/>
    </style:style>
    <style:style style:name="Tablo25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25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26" style:family="table">
      <style:table-properties style:width="6.733cm" fo:margin-top="0cm" fo:margin-bottom="0cm" table:align="right" style:writing-mode="lr-tb"/>
    </style:style>
    <style:style style:name="Tablo26.A" style:family="table-column">
      <style:table-column-properties style:column-width="2.999cm"/>
    </style:style>
    <style:style style:name="Tablo26.B" style:family="table-column">
      <style:table-column-properties style:column-width="3.734cm"/>
    </style:style>
    <style:style style:name="Tablo26.1" style:family="table-row">
      <style:table-row-properties fo:keep-together="auto"/>
    </style:style>
    <style:style style:name="Tablo26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26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27" style:family="table">
      <style:table-properties style:width="16.993cm" table:align="left"/>
    </style:style>
    <style:style style:name="Tablo27.A" style:family="table-column">
      <style:table-column-properties style:column-width="0.801cm"/>
    </style:style>
    <style:style style:name="Tablo27.B" style:family="table-column">
      <style:table-column-properties style:column-width="4.249cm"/>
    </style:style>
    <style:style style:name="Tablo27.C" style:family="table-column">
      <style:table-column-properties style:column-width="0.755cm"/>
    </style:style>
    <style:style style:name="Tablo27.D" style:family="table-column">
      <style:table-column-properties style:column-width="0.697cm"/>
    </style:style>
    <style:style style:name="Tablo27.F" style:family="table-column">
      <style:table-column-properties style:column-width="2.798cm"/>
    </style:style>
    <style:style style:name="Tablo27.G" style:family="table-column">
      <style:table-column-properties style:column-width="1.647cm"/>
    </style:style>
    <style:style style:name="Tablo27.H" style:family="table-column">
      <style:table-column-properties style:column-width="0.953cm"/>
    </style:style>
    <style:style style:name="Tablo27.I" style:family="table-column">
      <style:table-column-properties style:column-width="0.393cm"/>
    </style:style>
    <style:style style:name="Tablo27.J" style:family="table-column">
      <style:table-column-properties style:column-width="3.9cm"/>
    </style:style>
    <style:style style:name="Tablo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7.J1" style:family="table-cell">
      <style:table-cell-properties fo:padding="0.097cm" fo:border="0.05pt solid #000000"/>
    </style:style>
    <style:style style:name="Tablo27.A2" style:family="table-cell">
      <style:table-cell-properties fo:padding="0.097cm" fo:border-left="0.05pt solid #000000" fo:border-right="none" fo:border-top="none" fo:border-bottom="0.05pt solid #000000"/>
    </style:style>
    <style:style style:name="Tablo2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28" style:family="table">
      <style:table-properties style:width="16.993cm" table:align="left"/>
    </style:style>
    <style:style style:name="Tablo28.A" style:family="table-column">
      <style:table-column-properties style:column-width="1.693cm"/>
    </style:style>
    <style:style style:name="Tablo28.B" style:family="table-column">
      <style:table-column-properties style:column-width="4.808cm"/>
    </style:style>
    <style:style style:name="Tablo28.C" style:family="table-column">
      <style:table-column-properties style:column-width="2.494cm"/>
    </style:style>
    <style:style style:name="Tablo28.D" style:family="table-column">
      <style:table-column-properties style:column-width="7.997cm"/>
    </style:style>
    <style:style style:name="Tablo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8.D1" style:family="table-cell">
      <style:table-cell-properties fo:padding="0.097cm" fo:border="0.05pt solid #000000"/>
    </style:style>
    <style:style style:name="Tablo29" style:family="table">
      <style:table-properties style:width="17cm" table:align="margins"/>
    </style:style>
    <style:style style:name="Tablo29.A" style:family="table-column">
      <style:table-column-properties style:column-width="17cm" style:rel-column-width="65535*"/>
    </style:style>
    <style:style style:name="Tablo29.A1" style:family="table-cell">
      <style:table-cell-properties fo:padding="0.097cm" fo:border="0.05pt solid #000000"/>
    </style:style>
    <style:style style:name="Tablo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30" style:family="table">
      <style:table-properties style:width="16.993cm" table:align="left"/>
    </style:style>
    <style:style style:name="Tablo30.A" style:family="table-column">
      <style:table-column-properties style:column-width="1.995cm"/>
    </style:style>
    <style:style style:name="Tablo30.B" style:family="table-column">
      <style:table-column-properties style:column-width="6.503cm"/>
    </style:style>
    <style:style style:name="Tablo30.C" style:family="table-column">
      <style:table-column-properties style:column-width="2.796cm"/>
    </style:style>
    <style:style style:name="Tablo30.D" style:family="table-column">
      <style:table-column-properties style:column-width="5.699cm"/>
    </style:style>
    <style:style style:name="Tablo30.A1" style:family="table-cell">
      <style:table-cell-properties fo:padding="0.097cm" fo:border="0.05pt solid #000000"/>
    </style:style>
    <style:style style:name="Tablo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30.A3" style:family="table-cell">
      <style:table-cell-properties fo:padding="0.097cm" fo:border-left="0.05pt solid #000000" fo:border-right="none" fo:border-top="none" fo:border-bottom="0.05pt solid #000000"/>
    </style:style>
    <style:style style:name="Tablo30.4" style:family="table-row">
      <style:table-row-properties style:min-row-height="0.73cm"/>
    </style:style>
    <style:style style:name="Tablo31" style:family="table">
      <style:table-properties style:width="16.993cm" table:align="left"/>
    </style:style>
    <style:style style:name="Tablo31.A" style:family="table-column">
      <style:table-column-properties style:column-width="2.494cm"/>
    </style:style>
    <style:style style:name="Tablo31.B" style:family="table-column">
      <style:table-column-properties style:column-width="14.499cm"/>
    </style:style>
    <style:style style:name="Tablo31.A1" style:family="table-cell">
      <style:table-cell-properties fo:padding="0.097cm" fo:border="0.05pt solid #000000"/>
    </style:style>
    <style:style style:name="Tablo31.A2" style:family="table-cell">
      <style:table-cell-properties fo:padding="0.097cm" fo:border-left="0.05pt solid #000000" fo:border-right="none" fo:border-top="none" fo:border-bottom="0.05pt solid #000000"/>
    </style:style>
    <style:style style:name="Tablo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32" style:family="table">
      <style:table-properties style:width="17cm" table:align="margins" style:writing-mode="lr-tb"/>
    </style:style>
    <style:style style:name="Tablo32.A" style:family="table-column">
      <style:table-column-properties style:column-width="17cm" style:rel-column-width="65535*"/>
    </style:style>
    <style:style style:name="Tablo32.A1" style:family="table-cell">
      <style:table-cell-properties fo:padding="0.097cm" fo:border="0.05pt solid #000000"/>
    </style:style>
    <style:style style:name="Tablo33" style:family="table">
      <style:table-properties style:width="17cm" fo:margin-left="-0.034cm" fo:margin-top="0cm" fo:margin-bottom="0cm" table:align="left" style:writing-mode="lr-tb"/>
    </style:style>
    <style:style style:name="Tablo33.A" style:family="table-column">
      <style:table-column-properties style:column-width="10.1cm"/>
    </style:style>
    <style:style style:name="Tablo33.B" style:family="table-column">
      <style:table-column-properties style:column-width="6.9cm"/>
    </style:style>
    <style:style style:name="Tablo33.1" style:family="table-row">
      <style:table-row-properties fo:keep-together="auto"/>
    </style:style>
    <style:style style:name="Tablo33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33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34" style:family="table">
      <style:table-properties style:width="6.733cm" fo:margin-top="0cm" fo:margin-bottom="0cm" table:align="right" style:writing-mode="lr-tb"/>
    </style:style>
    <style:style style:name="Tablo34.A" style:family="table-column">
      <style:table-column-properties style:column-width="2.999cm"/>
    </style:style>
    <style:style style:name="Tablo34.B" style:family="table-column">
      <style:table-column-properties style:column-width="3.734cm"/>
    </style:style>
    <style:style style:name="Tablo34.1" style:family="table-row">
      <style:table-row-properties fo:keep-together="auto"/>
    </style:style>
    <style:style style:name="Tablo34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34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35" style:family="table">
      <style:table-properties style:width="16.993cm" table:align="left"/>
    </style:style>
    <style:style style:name="Tablo35.A" style:family="table-column">
      <style:table-column-properties style:column-width="0.801cm"/>
    </style:style>
    <style:style style:name="Tablo35.B" style:family="table-column">
      <style:table-column-properties style:column-width="4.249cm"/>
    </style:style>
    <style:style style:name="Tablo35.C" style:family="table-column">
      <style:table-column-properties style:column-width="0.755cm"/>
    </style:style>
    <style:style style:name="Tablo35.D" style:family="table-column">
      <style:table-column-properties style:column-width="0.697cm"/>
    </style:style>
    <style:style style:name="Tablo35.F" style:family="table-column">
      <style:table-column-properties style:column-width="2.798cm"/>
    </style:style>
    <style:style style:name="Tablo35.G" style:family="table-column">
      <style:table-column-properties style:column-width="1.647cm"/>
    </style:style>
    <style:style style:name="Tablo35.H" style:family="table-column">
      <style:table-column-properties style:column-width="0.953cm"/>
    </style:style>
    <style:style style:name="Tablo35.I" style:family="table-column">
      <style:table-column-properties style:column-width="0.393cm"/>
    </style:style>
    <style:style style:name="Tablo35.J" style:family="table-column">
      <style:table-column-properties style:column-width="3.9cm"/>
    </style:style>
    <style:style style:name="Tablo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35.J1" style:family="table-cell">
      <style:table-cell-properties fo:padding="0.097cm" fo:border="0.05pt solid #000000"/>
    </style:style>
    <style:style style:name="Tablo35.A2" style:family="table-cell">
      <style:table-cell-properties fo:padding="0.097cm" fo:border-left="0.05pt solid #000000" fo:border-right="none" fo:border-top="none" fo:border-bottom="0.05pt solid #000000"/>
    </style:style>
    <style:style style:name="Tablo3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36" style:family="table">
      <style:table-properties style:width="16.993cm" table:align="left"/>
    </style:style>
    <style:style style:name="Tablo36.A" style:family="table-column">
      <style:table-column-properties style:column-width="1.693cm"/>
    </style:style>
    <style:style style:name="Tablo36.B" style:family="table-column">
      <style:table-column-properties style:column-width="4.808cm"/>
    </style:style>
    <style:style style:name="Tablo36.C" style:family="table-column">
      <style:table-column-properties style:column-width="2.494cm"/>
    </style:style>
    <style:style style:name="Tablo36.D" style:family="table-column">
      <style:table-column-properties style:column-width="7.997cm"/>
    </style:style>
    <style:style style:name="Tablo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36.D1" style:family="table-cell">
      <style:table-cell-properties fo:padding="0.097cm" fo:border="0.05pt solid #000000"/>
    </style:style>
    <style:style style:name="Tablo37" style:family="table">
      <style:table-properties style:width="17cm" table:align="margins"/>
    </style:style>
    <style:style style:name="Tablo37.A" style:family="table-column">
      <style:table-column-properties style:column-width="17cm" style:rel-column-width="65535*"/>
    </style:style>
    <style:style style:name="Tablo37.A1" style:family="table-cell">
      <style:table-cell-properties fo:padding="0.097cm" fo:border="0.05pt solid #000000"/>
    </style:style>
    <style:style style:name="Tablo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38" style:family="table">
      <style:table-properties style:width="16.993cm" table:align="left"/>
    </style:style>
    <style:style style:name="Tablo38.A" style:family="table-column">
      <style:table-column-properties style:column-width="1.995cm"/>
    </style:style>
    <style:style style:name="Tablo38.B" style:family="table-column">
      <style:table-column-properties style:column-width="6.503cm"/>
    </style:style>
    <style:style style:name="Tablo38.C" style:family="table-column">
      <style:table-column-properties style:column-width="2.796cm"/>
    </style:style>
    <style:style style:name="Tablo38.D" style:family="table-column">
      <style:table-column-properties style:column-width="5.699cm"/>
    </style:style>
    <style:style style:name="Tablo38.A1" style:family="table-cell">
      <style:table-cell-properties fo:padding="0.097cm" fo:border="0.05pt solid #000000"/>
    </style:style>
    <style:style style:name="Tablo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38.A3" style:family="table-cell">
      <style:table-cell-properties fo:padding="0.097cm" fo:border-left="0.05pt solid #000000" fo:border-right="none" fo:border-top="none" fo:border-bottom="0.05pt solid #000000"/>
    </style:style>
    <style:style style:name="Tablo38.4" style:family="table-row">
      <style:table-row-properties style:min-row-height="0.73cm"/>
    </style:style>
    <style:style style:name="Tablo39" style:family="table">
      <style:table-properties style:width="16.993cm" table:align="left"/>
    </style:style>
    <style:style style:name="Tablo39.A" style:family="table-column">
      <style:table-column-properties style:column-width="2.494cm"/>
    </style:style>
    <style:style style:name="Tablo39.B" style:family="table-column">
      <style:table-column-properties style:column-width="14.499cm"/>
    </style:style>
    <style:style style:name="Tablo39.A1" style:family="table-cell">
      <style:table-cell-properties fo:padding="0.097cm" fo:border="0.05pt solid #000000"/>
    </style:style>
    <style:style style:name="Tablo39.A2" style:family="table-cell">
      <style:table-cell-properties fo:padding="0.097cm" fo:border-left="0.05pt solid #000000" fo:border-right="none" fo:border-top="none" fo:border-bottom="0.05pt solid #000000"/>
    </style:style>
    <style:style style:name="Tablo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40" style:family="table">
      <style:table-properties style:width="17cm" table:align="margins" style:writing-mode="lr-tb"/>
    </style:style>
    <style:style style:name="Tablo40.A" style:family="table-column">
      <style:table-column-properties style:column-width="17cm" style:rel-column-width="65535*"/>
    </style:style>
    <style:style style:name="Tablo40.A1" style:family="table-cell">
      <style:table-cell-properties fo:padding="0.097cm" fo:border="0.05pt solid #000000"/>
    </style:style>
    <style:style style:name="Tablo41" style:family="table">
      <style:table-properties style:width="17cm" fo:margin-left="-0.034cm" fo:margin-top="0cm" fo:margin-bottom="0cm" table:align="left" style:writing-mode="lr-tb"/>
    </style:style>
    <style:style style:name="Tablo41.A" style:family="table-column">
      <style:table-column-properties style:column-width="10.1cm"/>
    </style:style>
    <style:style style:name="Tablo41.B" style:family="table-column">
      <style:table-column-properties style:column-width="6.9cm"/>
    </style:style>
    <style:style style:name="Tablo41.1" style:family="table-row">
      <style:table-row-properties fo:keep-together="auto"/>
    </style:style>
    <style:style style:name="Tablo41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41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42" style:family="table">
      <style:table-properties style:width="6.733cm" fo:margin-top="0cm" fo:margin-bottom="0cm" table:align="right" style:writing-mode="lr-tb"/>
    </style:style>
    <style:style style:name="Tablo42.A" style:family="table-column">
      <style:table-column-properties style:column-width="2.999cm"/>
    </style:style>
    <style:style style:name="Tablo42.B" style:family="table-column">
      <style:table-column-properties style:column-width="3.734cm"/>
    </style:style>
    <style:style style:name="Tablo42.1" style:family="table-row">
      <style:table-row-properties fo:keep-together="auto"/>
    </style:style>
    <style:style style:name="Tablo42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42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43" style:family="table">
      <style:table-properties style:width="16.993cm" table:align="left"/>
    </style:style>
    <style:style style:name="Tablo43.A" style:family="table-column">
      <style:table-column-properties style:column-width="0.801cm"/>
    </style:style>
    <style:style style:name="Tablo43.B" style:family="table-column">
      <style:table-column-properties style:column-width="4.249cm"/>
    </style:style>
    <style:style style:name="Tablo43.C" style:family="table-column">
      <style:table-column-properties style:column-width="0.755cm"/>
    </style:style>
    <style:style style:name="Tablo43.D" style:family="table-column">
      <style:table-column-properties style:column-width="0.697cm"/>
    </style:style>
    <style:style style:name="Tablo43.F" style:family="table-column">
      <style:table-column-properties style:column-width="2.798cm"/>
    </style:style>
    <style:style style:name="Tablo43.G" style:family="table-column">
      <style:table-column-properties style:column-width="1.647cm"/>
    </style:style>
    <style:style style:name="Tablo43.H" style:family="table-column">
      <style:table-column-properties style:column-width="0.953cm"/>
    </style:style>
    <style:style style:name="Tablo43.I" style:family="table-column">
      <style:table-column-properties style:column-width="0.393cm"/>
    </style:style>
    <style:style style:name="Tablo43.J" style:family="table-column">
      <style:table-column-properties style:column-width="3.9cm"/>
    </style:style>
    <style:style style:name="Tablo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43.J1" style:family="table-cell">
      <style:table-cell-properties fo:padding="0.097cm" fo:border="0.05pt solid #000000"/>
    </style:style>
    <style:style style:name="Tablo43.A2" style:family="table-cell">
      <style:table-cell-properties fo:padding="0.097cm" fo:border-left="0.05pt solid #000000" fo:border-right="none" fo:border-top="none" fo:border-bottom="0.05pt solid #000000"/>
    </style:style>
    <style:style style:name="Tablo4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44" style:family="table">
      <style:table-properties style:width="16.993cm" table:align="left"/>
    </style:style>
    <style:style style:name="Tablo44.A" style:family="table-column">
      <style:table-column-properties style:column-width="1.693cm"/>
    </style:style>
    <style:style style:name="Tablo44.B" style:family="table-column">
      <style:table-column-properties style:column-width="4.808cm"/>
    </style:style>
    <style:style style:name="Tablo44.C" style:family="table-column">
      <style:table-column-properties style:column-width="2.494cm"/>
    </style:style>
    <style:style style:name="Tablo44.D" style:family="table-column">
      <style:table-column-properties style:column-width="7.997cm"/>
    </style:style>
    <style:style style:name="Tablo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44.D1" style:family="table-cell">
      <style:table-cell-properties fo:padding="0.097cm" fo:border="0.05pt solid #000000"/>
    </style:style>
    <style:style style:name="Tablo45" style:family="table">
      <style:table-properties style:width="17cm" table:align="margins"/>
    </style:style>
    <style:style style:name="Tablo45.A" style:family="table-column">
      <style:table-column-properties style:column-width="17cm" style:rel-column-width="65535*"/>
    </style:style>
    <style:style style:name="Tablo45.A1" style:family="table-cell">
      <style:table-cell-properties fo:padding="0.097cm" fo:border="0.05pt solid #000000"/>
    </style:style>
    <style:style style:name="Tablo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46" style:family="table">
      <style:table-properties style:width="16.993cm" table:align="left"/>
    </style:style>
    <style:style style:name="Tablo46.A" style:family="table-column">
      <style:table-column-properties style:column-width="1.995cm"/>
    </style:style>
    <style:style style:name="Tablo46.B" style:family="table-column">
      <style:table-column-properties style:column-width="6.503cm"/>
    </style:style>
    <style:style style:name="Tablo46.C" style:family="table-column">
      <style:table-column-properties style:column-width="2.796cm"/>
    </style:style>
    <style:style style:name="Tablo46.D" style:family="table-column">
      <style:table-column-properties style:column-width="5.699cm"/>
    </style:style>
    <style:style style:name="Tablo46.A1" style:family="table-cell">
      <style:table-cell-properties fo:padding="0.097cm" fo:border="0.05pt solid #000000"/>
    </style:style>
    <style:style style:name="Tablo4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46.A3" style:family="table-cell">
      <style:table-cell-properties fo:padding="0.097cm" fo:border-left="0.05pt solid #000000" fo:border-right="none" fo:border-top="none" fo:border-bottom="0.05pt solid #000000"/>
    </style:style>
    <style:style style:name="Tablo46.4" style:family="table-row">
      <style:table-row-properties style:min-row-height="0.73cm"/>
    </style:style>
    <style:style style:name="Tablo47" style:family="table">
      <style:table-properties style:width="16.993cm" table:align="left"/>
    </style:style>
    <style:style style:name="Tablo47.A" style:family="table-column">
      <style:table-column-properties style:column-width="2.494cm"/>
    </style:style>
    <style:style style:name="Tablo47.B" style:family="table-column">
      <style:table-column-properties style:column-width="14.499cm"/>
    </style:style>
    <style:style style:name="Tablo47.A1" style:family="table-cell">
      <style:table-cell-properties fo:padding="0.097cm" fo:border="0.05pt solid #000000"/>
    </style:style>
    <style:style style:name="Tablo47.A2" style:family="table-cell">
      <style:table-cell-properties fo:padding="0.097cm" fo:border-left="0.05pt solid #000000" fo:border-right="none" fo:border-top="none" fo:border-bottom="0.05pt solid #000000"/>
    </style:style>
    <style:style style:name="Tablo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48" style:family="table">
      <style:table-properties style:width="17cm" table:align="margins" style:writing-mode="lr-tb"/>
    </style:style>
    <style:style style:name="Tablo48.A" style:family="table-column">
      <style:table-column-properties style:column-width="17cm" style:rel-column-width="65535*"/>
    </style:style>
    <style:style style:name="Tablo48.A1" style:family="table-cell">
      <style:table-cell-properties fo:padding="0.097cm" fo:border="0.05pt solid #000000"/>
    </style:style>
    <style:style style:name="Tablo49" style:family="table">
      <style:table-properties style:width="17cm" fo:margin-left="-0.034cm" fo:margin-top="0cm" fo:margin-bottom="0cm" table:align="left" style:writing-mode="lr-tb"/>
    </style:style>
    <style:style style:name="Tablo49.A" style:family="table-column">
      <style:table-column-properties style:column-width="10.1cm"/>
    </style:style>
    <style:style style:name="Tablo49.B" style:family="table-column">
      <style:table-column-properties style:column-width="6.9cm"/>
    </style:style>
    <style:style style:name="Tablo49.1" style:family="table-row">
      <style:table-row-properties fo:keep-together="auto"/>
    </style:style>
    <style:style style:name="Tablo49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49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50" style:family="table">
      <style:table-properties style:width="6.733cm" fo:margin-top="0cm" fo:margin-bottom="0cm" table:align="right" style:writing-mode="lr-tb"/>
    </style:style>
    <style:style style:name="Tablo50.A" style:family="table-column">
      <style:table-column-properties style:column-width="2.999cm"/>
    </style:style>
    <style:style style:name="Tablo50.B" style:family="table-column">
      <style:table-column-properties style:column-width="3.734cm"/>
    </style:style>
    <style:style style:name="Tablo50.1" style:family="table-row">
      <style:table-row-properties fo:keep-together="auto"/>
    </style:style>
    <style:style style:name="Tablo50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50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51" style:family="table">
      <style:table-properties style:width="16.993cm" table:align="left"/>
    </style:style>
    <style:style style:name="Tablo51.A" style:family="table-column">
      <style:table-column-properties style:column-width="0.801cm"/>
    </style:style>
    <style:style style:name="Tablo51.B" style:family="table-column">
      <style:table-column-properties style:column-width="4.249cm"/>
    </style:style>
    <style:style style:name="Tablo51.C" style:family="table-column">
      <style:table-column-properties style:column-width="0.755cm"/>
    </style:style>
    <style:style style:name="Tablo51.D" style:family="table-column">
      <style:table-column-properties style:column-width="0.697cm"/>
    </style:style>
    <style:style style:name="Tablo51.F" style:family="table-column">
      <style:table-column-properties style:column-width="2.798cm"/>
    </style:style>
    <style:style style:name="Tablo51.G" style:family="table-column">
      <style:table-column-properties style:column-width="1.647cm"/>
    </style:style>
    <style:style style:name="Tablo51.H" style:family="table-column">
      <style:table-column-properties style:column-width="0.953cm"/>
    </style:style>
    <style:style style:name="Tablo51.I" style:family="table-column">
      <style:table-column-properties style:column-width="0.393cm"/>
    </style:style>
    <style:style style:name="Tablo51.J" style:family="table-column">
      <style:table-column-properties style:column-width="3.9cm"/>
    </style:style>
    <style:style style:name="Tablo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51.J1" style:family="table-cell">
      <style:table-cell-properties fo:padding="0.097cm" fo:border="0.05pt solid #000000"/>
    </style:style>
    <style:style style:name="Tablo51.A2" style:family="table-cell">
      <style:table-cell-properties fo:padding="0.097cm" fo:border-left="0.05pt solid #000000" fo:border-right="none" fo:border-top="none" fo:border-bottom="0.05pt solid #000000"/>
    </style:style>
    <style:style style:name="Tablo5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52" style:family="table">
      <style:table-properties style:width="16.993cm" table:align="left"/>
    </style:style>
    <style:style style:name="Tablo52.A" style:family="table-column">
      <style:table-column-properties style:column-width="1.693cm"/>
    </style:style>
    <style:style style:name="Tablo52.B" style:family="table-column">
      <style:table-column-properties style:column-width="4.808cm"/>
    </style:style>
    <style:style style:name="Tablo52.C" style:family="table-column">
      <style:table-column-properties style:column-width="2.494cm"/>
    </style:style>
    <style:style style:name="Tablo52.D" style:family="table-column">
      <style:table-column-properties style:column-width="7.997cm"/>
    </style:style>
    <style:style style:name="Tablo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52.D1" style:family="table-cell">
      <style:table-cell-properties fo:padding="0.097cm" fo:border="0.05pt solid #000000"/>
    </style:style>
    <style:style style:name="Tablo53" style:family="table">
      <style:table-properties style:width="17cm" table:align="margins"/>
    </style:style>
    <style:style style:name="Tablo53.A" style:family="table-column">
      <style:table-column-properties style:column-width="17cm" style:rel-column-width="65535*"/>
    </style:style>
    <style:style style:name="Tablo53.A1" style:family="table-cell">
      <style:table-cell-properties fo:padding="0.097cm" fo:border="0.05pt solid #000000"/>
    </style:style>
    <style:style style:name="Tablo5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54" style:family="table">
      <style:table-properties style:width="16.993cm" table:align="left"/>
    </style:style>
    <style:style style:name="Tablo54.A" style:family="table-column">
      <style:table-column-properties style:column-width="1.995cm"/>
    </style:style>
    <style:style style:name="Tablo54.B" style:family="table-column">
      <style:table-column-properties style:column-width="6.503cm"/>
    </style:style>
    <style:style style:name="Tablo54.C" style:family="table-column">
      <style:table-column-properties style:column-width="2.796cm"/>
    </style:style>
    <style:style style:name="Tablo54.D" style:family="table-column">
      <style:table-column-properties style:column-width="5.699cm"/>
    </style:style>
    <style:style style:name="Tablo54.A1" style:family="table-cell">
      <style:table-cell-properties fo:padding="0.097cm" fo:border="0.05pt solid #000000"/>
    </style:style>
    <style:style style:name="Tablo5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54.A3" style:family="table-cell">
      <style:table-cell-properties fo:padding="0.097cm" fo:border-left="0.05pt solid #000000" fo:border-right="none" fo:border-top="none" fo:border-bottom="0.05pt solid #000000"/>
    </style:style>
    <style:style style:name="Tablo54.4" style:family="table-row">
      <style:table-row-properties style:min-row-height="0.73cm"/>
    </style:style>
    <style:style style:name="Tablo55" style:family="table">
      <style:table-properties style:width="16.993cm" table:align="left"/>
    </style:style>
    <style:style style:name="Tablo55.A" style:family="table-column">
      <style:table-column-properties style:column-width="2.494cm"/>
    </style:style>
    <style:style style:name="Tablo55.B" style:family="table-column">
      <style:table-column-properties style:column-width="14.499cm"/>
    </style:style>
    <style:style style:name="Tablo55.A1" style:family="table-cell">
      <style:table-cell-properties fo:padding="0.097cm" fo:border="0.05pt solid #000000"/>
    </style:style>
    <style:style style:name="Tablo55.A2" style:family="table-cell">
      <style:table-cell-properties fo:padding="0.097cm" fo:border-left="0.05pt solid #000000" fo:border-right="none" fo:border-top="none" fo:border-bottom="0.05pt solid #000000"/>
    </style:style>
    <style:style style:name="Tablo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56" style:family="table">
      <style:table-properties style:width="17cm" table:align="margins" style:writing-mode="lr-tb"/>
    </style:style>
    <style:style style:name="Tablo56.A" style:family="table-column">
      <style:table-column-properties style:column-width="17cm" style:rel-column-width="65535*"/>
    </style:style>
    <style:style style:name="Tablo56.A1" style:family="table-cell">
      <style:table-cell-properties fo:padding="0.097cm" fo:border="0.05pt solid #000000"/>
    </style:style>
    <style:style style:name="Tablo57" style:family="table">
      <style:table-properties style:width="17cm" fo:margin-left="-0.034cm" fo:margin-top="0cm" fo:margin-bottom="0cm" table:align="left" style:writing-mode="lr-tb"/>
    </style:style>
    <style:style style:name="Tablo57.A" style:family="table-column">
      <style:table-column-properties style:column-width="10.1cm"/>
    </style:style>
    <style:style style:name="Tablo57.B" style:family="table-column">
      <style:table-column-properties style:column-width="6.9cm"/>
    </style:style>
    <style:style style:name="Tablo57.1" style:family="table-row">
      <style:table-row-properties fo:keep-together="auto"/>
    </style:style>
    <style:style style:name="Tablo57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57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58" style:family="table">
      <style:table-properties style:width="6.733cm" fo:margin-top="0cm" fo:margin-bottom="0cm" table:align="right" style:writing-mode="lr-tb"/>
    </style:style>
    <style:style style:name="Tablo58.A" style:family="table-column">
      <style:table-column-properties style:column-width="2.999cm"/>
    </style:style>
    <style:style style:name="Tablo58.B" style:family="table-column">
      <style:table-column-properties style:column-width="3.734cm"/>
    </style:style>
    <style:style style:name="Tablo58.1" style:family="table-row">
      <style:table-row-properties fo:keep-together="auto"/>
    </style:style>
    <style:style style:name="Tablo58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58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59" style:family="table">
      <style:table-properties style:width="16.993cm" table:align="left"/>
    </style:style>
    <style:style style:name="Tablo59.A" style:family="table-column">
      <style:table-column-properties style:column-width="0.801cm"/>
    </style:style>
    <style:style style:name="Tablo59.B" style:family="table-column">
      <style:table-column-properties style:column-width="4.249cm"/>
    </style:style>
    <style:style style:name="Tablo59.C" style:family="table-column">
      <style:table-column-properties style:column-width="0.755cm"/>
    </style:style>
    <style:style style:name="Tablo59.D" style:family="table-column">
      <style:table-column-properties style:column-width="0.697cm"/>
    </style:style>
    <style:style style:name="Tablo59.F" style:family="table-column">
      <style:table-column-properties style:column-width="2.798cm"/>
    </style:style>
    <style:style style:name="Tablo59.G" style:family="table-column">
      <style:table-column-properties style:column-width="1.647cm"/>
    </style:style>
    <style:style style:name="Tablo59.H" style:family="table-column">
      <style:table-column-properties style:column-width="0.953cm"/>
    </style:style>
    <style:style style:name="Tablo59.I" style:family="table-column">
      <style:table-column-properties style:column-width="0.393cm"/>
    </style:style>
    <style:style style:name="Tablo59.J" style:family="table-column">
      <style:table-column-properties style:column-width="3.9cm"/>
    </style:style>
    <style:style style:name="Tablo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59.J1" style:family="table-cell">
      <style:table-cell-properties fo:padding="0.097cm" fo:border="0.05pt solid #000000"/>
    </style:style>
    <style:style style:name="Tablo59.A2" style:family="table-cell">
      <style:table-cell-properties fo:padding="0.097cm" fo:border-left="0.05pt solid #000000" fo:border-right="none" fo:border-top="none" fo:border-bottom="0.05pt solid #000000"/>
    </style:style>
    <style:style style:name="Tablo5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60" style:family="table">
      <style:table-properties style:width="16.993cm" table:align="left"/>
    </style:style>
    <style:style style:name="Tablo60.A" style:family="table-column">
      <style:table-column-properties style:column-width="1.693cm"/>
    </style:style>
    <style:style style:name="Tablo60.B" style:family="table-column">
      <style:table-column-properties style:column-width="4.808cm"/>
    </style:style>
    <style:style style:name="Tablo60.C" style:family="table-column">
      <style:table-column-properties style:column-width="2.494cm"/>
    </style:style>
    <style:style style:name="Tablo60.D" style:family="table-column">
      <style:table-column-properties style:column-width="7.997cm"/>
    </style:style>
    <style:style style:name="Tablo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60.D1" style:family="table-cell">
      <style:table-cell-properties fo:padding="0.097cm" fo:border="0.05pt solid #000000"/>
    </style:style>
    <style:style style:name="Tablo61" style:family="table">
      <style:table-properties style:width="17cm" table:align="margins"/>
    </style:style>
    <style:style style:name="Tablo61.A" style:family="table-column">
      <style:table-column-properties style:column-width="17cm" style:rel-column-width="65535*"/>
    </style:style>
    <style:style style:name="Tablo61.A1" style:family="table-cell">
      <style:table-cell-properties fo:padding="0.097cm" fo:border="0.05pt solid #000000"/>
    </style:style>
    <style:style style:name="Tablo6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62" style:family="table">
      <style:table-properties style:width="16.993cm" table:align="left"/>
    </style:style>
    <style:style style:name="Tablo62.A" style:family="table-column">
      <style:table-column-properties style:column-width="1.995cm"/>
    </style:style>
    <style:style style:name="Tablo62.B" style:family="table-column">
      <style:table-column-properties style:column-width="6.503cm"/>
    </style:style>
    <style:style style:name="Tablo62.C" style:family="table-column">
      <style:table-column-properties style:column-width="2.796cm"/>
    </style:style>
    <style:style style:name="Tablo62.D" style:family="table-column">
      <style:table-column-properties style:column-width="5.699cm"/>
    </style:style>
    <style:style style:name="Tablo62.A1" style:family="table-cell">
      <style:table-cell-properties fo:padding="0.097cm" fo:border="0.05pt solid #000000"/>
    </style:style>
    <style:style style:name="Tablo6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62.A3" style:family="table-cell">
      <style:table-cell-properties fo:padding="0.097cm" fo:border-left="0.05pt solid #000000" fo:border-right="none" fo:border-top="none" fo:border-bottom="0.05pt solid #000000"/>
    </style:style>
    <style:style style:name="Tablo62.4" style:family="table-row">
      <style:table-row-properties style:min-row-height="0.73cm"/>
    </style:style>
    <style:style style:name="Tablo63" style:family="table">
      <style:table-properties style:width="16.993cm" table:align="left"/>
    </style:style>
    <style:style style:name="Tablo63.A" style:family="table-column">
      <style:table-column-properties style:column-width="2.494cm"/>
    </style:style>
    <style:style style:name="Tablo63.B" style:family="table-column">
      <style:table-column-properties style:column-width="14.499cm"/>
    </style:style>
    <style:style style:name="Tablo63.A1" style:family="table-cell">
      <style:table-cell-properties fo:padding="0.097cm" fo:border="0.05pt solid #000000"/>
    </style:style>
    <style:style style:name="Tablo63.A2" style:family="table-cell">
      <style:table-cell-properties fo:padding="0.097cm" fo:border-left="0.05pt solid #000000" fo:border-right="none" fo:border-top="none" fo:border-bottom="0.05pt solid #000000"/>
    </style:style>
    <style:style style:name="Tablo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64" style:family="table">
      <style:table-properties style:width="17cm" table:align="margins" style:writing-mode="lr-tb"/>
    </style:style>
    <style:style style:name="Tablo64.A" style:family="table-column">
      <style:table-column-properties style:column-width="17cm" style:rel-column-width="65535*"/>
    </style:style>
    <style:style style:name="Tablo64.A1" style:family="table-cell">
      <style:table-cell-properties fo:padding="0.097cm" fo:border="0.05pt solid #000000"/>
    </style:style>
    <style:style style:name="Tablo65" style:family="table">
      <style:table-properties style:width="17cm" fo:margin-left="-0.034cm" fo:margin-top="0cm" fo:margin-bottom="0cm" table:align="left" style:writing-mode="lr-tb"/>
    </style:style>
    <style:style style:name="Tablo65.A" style:family="table-column">
      <style:table-column-properties style:column-width="10.1cm"/>
    </style:style>
    <style:style style:name="Tablo65.B" style:family="table-column">
      <style:table-column-properties style:column-width="6.9cm"/>
    </style:style>
    <style:style style:name="Tablo65.1" style:family="table-row">
      <style:table-row-properties fo:keep-together="auto"/>
    </style:style>
    <style:style style:name="Tablo65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65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66" style:family="table">
      <style:table-properties style:width="6.733cm" fo:margin-top="0cm" fo:margin-bottom="0cm" table:align="right" style:writing-mode="lr-tb"/>
    </style:style>
    <style:style style:name="Tablo66.A" style:family="table-column">
      <style:table-column-properties style:column-width="2.999cm"/>
    </style:style>
    <style:style style:name="Tablo66.B" style:family="table-column">
      <style:table-column-properties style:column-width="3.734cm"/>
    </style:style>
    <style:style style:name="Tablo66.1" style:family="table-row">
      <style:table-row-properties fo:keep-together="auto"/>
    </style:style>
    <style:style style:name="Tablo66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66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67" style:family="table">
      <style:table-properties style:width="16.993cm" table:align="left"/>
    </style:style>
    <style:style style:name="Tablo67.A" style:family="table-column">
      <style:table-column-properties style:column-width="0.801cm"/>
    </style:style>
    <style:style style:name="Tablo67.B" style:family="table-column">
      <style:table-column-properties style:column-width="4.249cm"/>
    </style:style>
    <style:style style:name="Tablo67.C" style:family="table-column">
      <style:table-column-properties style:column-width="0.755cm"/>
    </style:style>
    <style:style style:name="Tablo67.D" style:family="table-column">
      <style:table-column-properties style:column-width="0.697cm"/>
    </style:style>
    <style:style style:name="Tablo67.F" style:family="table-column">
      <style:table-column-properties style:column-width="2.798cm"/>
    </style:style>
    <style:style style:name="Tablo67.G" style:family="table-column">
      <style:table-column-properties style:column-width="1.647cm"/>
    </style:style>
    <style:style style:name="Tablo67.H" style:family="table-column">
      <style:table-column-properties style:column-width="0.953cm"/>
    </style:style>
    <style:style style:name="Tablo67.I" style:family="table-column">
      <style:table-column-properties style:column-width="0.393cm"/>
    </style:style>
    <style:style style:name="Tablo67.J" style:family="table-column">
      <style:table-column-properties style:column-width="3.9cm"/>
    </style:style>
    <style:style style:name="Tablo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67.J1" style:family="table-cell">
      <style:table-cell-properties fo:padding="0.097cm" fo:border="0.05pt solid #000000"/>
    </style:style>
    <style:style style:name="Tablo67.A2" style:family="table-cell">
      <style:table-cell-properties fo:padding="0.097cm" fo:border-left="0.05pt solid #000000" fo:border-right="none" fo:border-top="none" fo:border-bottom="0.05pt solid #000000"/>
    </style:style>
    <style:style style:name="Tablo6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68" style:family="table">
      <style:table-properties style:width="16.993cm" table:align="left"/>
    </style:style>
    <style:style style:name="Tablo68.A" style:family="table-column">
      <style:table-column-properties style:column-width="1.693cm"/>
    </style:style>
    <style:style style:name="Tablo68.B" style:family="table-column">
      <style:table-column-properties style:column-width="4.808cm"/>
    </style:style>
    <style:style style:name="Tablo68.C" style:family="table-column">
      <style:table-column-properties style:column-width="2.494cm"/>
    </style:style>
    <style:style style:name="Tablo68.D" style:family="table-column">
      <style:table-column-properties style:column-width="7.997cm"/>
    </style:style>
    <style:style style:name="Tablo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68.D1" style:family="table-cell">
      <style:table-cell-properties fo:padding="0.097cm" fo:border="0.05pt solid #000000"/>
    </style:style>
    <style:style style:name="Tablo69" style:family="table">
      <style:table-properties style:width="17cm" table:align="margins"/>
    </style:style>
    <style:style style:name="Tablo69.A" style:family="table-column">
      <style:table-column-properties style:column-width="17cm" style:rel-column-width="65535*"/>
    </style:style>
    <style:style style:name="Tablo69.A1" style:family="table-cell">
      <style:table-cell-properties fo:padding="0.097cm" fo:border="0.05pt solid #000000"/>
    </style:style>
    <style:style style:name="Tablo6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70" style:family="table">
      <style:table-properties style:width="16.993cm" table:align="left"/>
    </style:style>
    <style:style style:name="Tablo70.A" style:family="table-column">
      <style:table-column-properties style:column-width="1.995cm"/>
    </style:style>
    <style:style style:name="Tablo70.B" style:family="table-column">
      <style:table-column-properties style:column-width="6.503cm"/>
    </style:style>
    <style:style style:name="Tablo70.C" style:family="table-column">
      <style:table-column-properties style:column-width="2.796cm"/>
    </style:style>
    <style:style style:name="Tablo70.D" style:family="table-column">
      <style:table-column-properties style:column-width="5.699cm"/>
    </style:style>
    <style:style style:name="Tablo70.A1" style:family="table-cell">
      <style:table-cell-properties fo:padding="0.097cm" fo:border="0.05pt solid #000000"/>
    </style:style>
    <style:style style:name="Tablo7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70.A3" style:family="table-cell">
      <style:table-cell-properties fo:padding="0.097cm" fo:border-left="0.05pt solid #000000" fo:border-right="none" fo:border-top="none" fo:border-bottom="0.05pt solid #000000"/>
    </style:style>
    <style:style style:name="Tablo70.4" style:family="table-row">
      <style:table-row-properties style:min-row-height="0.73cm"/>
    </style:style>
    <style:style style:name="Tablo71" style:family="table">
      <style:table-properties style:width="16.993cm" table:align="left"/>
    </style:style>
    <style:style style:name="Tablo71.A" style:family="table-column">
      <style:table-column-properties style:column-width="2.494cm"/>
    </style:style>
    <style:style style:name="Tablo71.B" style:family="table-column">
      <style:table-column-properties style:column-width="14.499cm"/>
    </style:style>
    <style:style style:name="Tablo71.A1" style:family="table-cell">
      <style:table-cell-properties fo:padding="0.097cm" fo:border="0.05pt solid #000000"/>
    </style:style>
    <style:style style:name="Tablo71.A2" style:family="table-cell">
      <style:table-cell-properties fo:padding="0.097cm" fo:border-left="0.05pt solid #000000" fo:border-right="none" fo:border-top="none" fo:border-bottom="0.05pt solid #000000"/>
    </style:style>
    <style:style style:name="Tablo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72" style:family="table">
      <style:table-properties style:width="17cm" table:align="margins" style:writing-mode="lr-tb"/>
    </style:style>
    <style:style style:name="Tablo72.A" style:family="table-column">
      <style:table-column-properties style:column-width="17cm" style:rel-column-width="65535*"/>
    </style:style>
    <style:style style:name="Tablo72.A1" style:family="table-cell">
      <style:table-cell-properties fo:padding="0.097cm" fo:border="0.05pt solid #000000"/>
    </style:style>
    <style:style style:name="Tablo291" style:family="table">
      <style:table-properties style:width="17cm" fo:margin-left="-0.034cm" fo:margin-top="0cm" fo:margin-bottom="0cm" table:align="left" style:writing-mode="lr-tb"/>
    </style:style>
    <style:style style:name="Tablo291.A" style:family="table-column">
      <style:table-column-properties style:column-width="10.1cm"/>
    </style:style>
    <style:style style:name="Tablo291.B" style:family="table-column">
      <style:table-column-properties style:column-width="6.9cm"/>
    </style:style>
    <style:style style:name="Tablo291.1" style:family="table-row">
      <style:table-row-properties fo:keep-together="auto"/>
    </style:style>
    <style:style style:name="Tablo291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291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290" style:family="table">
      <style:table-properties style:width="6.733cm" fo:margin-top="0cm" fo:margin-bottom="0cm" table:align="right" style:writing-mode="lr-tb"/>
    </style:style>
    <style:style style:name="Tablo290.A" style:family="table-column">
      <style:table-column-properties style:column-width="2.999cm"/>
    </style:style>
    <style:style style:name="Tablo290.B" style:family="table-column">
      <style:table-column-properties style:column-width="3.734cm"/>
    </style:style>
    <style:style style:name="Tablo290.1" style:family="table-row">
      <style:table-row-properties fo:keep-together="auto"/>
    </style:style>
    <style:style style:name="Tablo290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290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292" style:family="table">
      <style:table-properties style:width="16.993cm" fo:margin-left="-0.002cm" fo:margin-top="0cm" fo:margin-bottom="0cm" table:align="left" style:writing-mode="lr-tb"/>
    </style:style>
    <style:style style:name="Tablo292.A" style:family="table-column">
      <style:table-column-properties style:column-width="1.602cm"/>
    </style:style>
    <style:style style:name="Tablo292.B" style:family="table-column">
      <style:table-column-properties style:column-width="7.892cm"/>
    </style:style>
    <style:style style:name="Tablo292.C" style:family="table-column">
      <style:table-column-properties style:column-width="2.101cm"/>
    </style:style>
    <style:style style:name="Tablo292.D" style:family="table-column">
      <style:table-column-properties style:column-width="2.902cm"/>
    </style:style>
    <style:style style:name="Tablo292.E" style:family="table-column">
      <style:table-column-properties style:column-width="2.498cm"/>
    </style:style>
    <style:style style:name="Tablo292.1" style:family="table-row">
      <style:table-row-properties fo:keep-together="auto"/>
    </style:style>
    <style:style style:name="Tablo292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292.E1" style:family="table-cell">
      <style:table-cell-properties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Tablo1" style:family="table">
      <style:table-properties style:width="17cm" table:align="margins"/>
    </style:style>
    <style:style style:name="Tablo1.A" style:family="table-column">
      <style:table-column-properties style:column-width="17cm" style:rel-column-width="65535*"/>
    </style:style>
    <style:style style:name="Tablo1.A1" style:family="table-cell">
      <style:table-cell-properties fo:padding="0.097cm" fo:border="0.05pt solid #000000"/>
    </style:style>
    <style:style style:name="Tablo5" style:family="table">
      <style:table-properties style:width="17cm" fo:margin-left="-0.034cm" fo:margin-top="0cm" fo:margin-bottom="0cm" table:align="left" style:writing-mode="lr-tb"/>
    </style:style>
    <style:style style:name="Tablo5.A" style:family="table-column">
      <style:table-column-properties style:column-width="10.1cm"/>
    </style:style>
    <style:style style:name="Tablo5.B" style:family="table-column">
      <style:table-column-properties style:column-width="6.9cm"/>
    </style:style>
    <style:style style:name="Tablo5.1" style:family="table-row">
      <style:table-row-properties fo:keep-together="auto"/>
    </style:style>
    <style:style style:name="Tablo5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5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6" style:family="table">
      <style:table-properties style:width="6.733cm" fo:margin-top="0cm" fo:margin-bottom="0cm" table:align="right" style:writing-mode="lr-tb"/>
    </style:style>
    <style:style style:name="Tablo6.A" style:family="table-column">
      <style:table-column-properties style:column-width="2.999cm"/>
    </style:style>
    <style:style style:name="Tablo6.B" style:family="table-column">
      <style:table-column-properties style:column-width="3.734cm"/>
    </style:style>
    <style:style style:name="Tablo6.1" style:family="table-row">
      <style:table-row-properties fo:keep-together="auto"/>
    </style:style>
    <style:style style:name="Tablo6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6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text-transform="uppercase" style:font-name="Caladea" fo:font-size="24pt" fo:letter-spacing="0.042cm" style:text-underline-style="solid" style:text-underline-width="auto" style:text-underline-color="font-color" fo:font-weight="bold" officeooo:paragraph-rsid="0012d31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name="Caladea" fo:font-size="12pt" fo:letter-spacing="0.236cm" style:text-underline-style="solid" style:text-underline-type="double" style:text-underline-width="auto" style:text-underline-color="font-color" fo:font-weight="bold" officeooo:paragraph-rsid="0012d31a" style:font-size-asian="12pt" style:font-weight-asian="bold" style:font-size-complex="12pt" style:font-weight-complex="bold" style:text-scale="160%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officeooo:paragraph-rsid="0012d31a" style:font-size-asian="11pt" style:font-name-complex="Times New Roman1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officeooo:paragraph-rsid="0014de1c" style:font-size-asian="11pt" style:font-name-complex="Times New Roman1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officeooo:paragraph-rsid="001f0cd6" style:font-size-asian="11pt" style:font-name-complex="Times New Roman1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officeooo:paragraph-rsid="001f0cd6" style:font-size-asian="11pt" style:font-name-complex="Times New Roman1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officeooo:paragraph-rsid="0012d31a" style:font-name-asian="Nimbus Mono L" style:font-size-asian="11pt" style:font-name-complex="Times New Roman1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1pt" officeooo:paragraph-rsid="001f0cd6" style:font-name-asian="Nimbus Mono L" style:font-size-asian="11pt" style:font-name-complex="Times New Roman1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1pt" officeooo:paragraph-rsid="001f0cd6" style:font-name-asian="Nimbus Mono L" style:font-size-asian="11pt" style:font-name-complex="Times New Roman1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style:text-underline-style="solid" style:text-underline-width="auto" style:text-underline-color="font-color" officeooo:paragraph-rsid="001f0cd6" style:font-size-asian="11pt" style:font-name-complex="Times New Roman1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officeooo:paragraph-rsid="001f0cd6" style:font-size-asian="11pt" style:font-name-complex="Times New Roman1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1pt" fo:font-weight="bold" officeooo:paragraph-rsid="001f0cd6" style:font-size-asian="11pt" style:font-weight-asian="bold" style:font-name-complex="Times New Roman1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1pt" fo:font-weight="bold" officeooo:paragraph-rsid="001f0cd6" style:font-size-asian="11pt" style:font-weight-asian="bold" style:font-name-complex="Times New Roman1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fo:font-weight="bold" officeooo:paragraph-rsid="001f0cd6" style:font-size-asian="11pt" style:font-weight-asian="bold" style:font-name-complex="Times New Roman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fo:font-weight="normal" officeooo:paragraph-rsid="001f0cd6" style:font-size-asian="11pt" style:font-weight-asian="normal" style:font-name-complex="Times New Roman1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style:text-underline-style="none" officeooo:paragraph-rsid="001f0cd6" style:font-size-asian="11pt" style:font-name-complex="Times New Roman1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paragraph-rsid="001f0cd6" style:font-size-asian="11pt" style:font-weight-asian="normal" style:font-name-complex="Times New Roman1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style:text-underline-style="none" fo:font-weight="normal" officeooo:paragraph-rsid="001f0cd6" style:font-size-asian="11pt" style:font-weight-asian="normal" style:font-name-complex="Times New Roman1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1aea74" officeooo:paragraph-rsid="001f0cd6" style:font-size-asian="11pt" style:font-weight-asian="normal" style:font-name-complex="Times New Roman1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style:text-underline-style="none" fo:font-weight="bold" officeooo:paragraph-rsid="001f0cd6" style:font-size-asian="11pt" style:font-weight-asian="bold" style:font-name-complex="Times New Roman1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style="italic" fo:font-weight="bold" officeooo:rsid="001c46f1" officeooo:paragraph-rsid="0016ea2f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officeooo:paragraph-rsid="001f0cd6" style:font-name-asian="Nimbus Mono L" style:font-size-asian="10pt" style:font-name-complex="Times New Roman1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pt" officeooo:paragraph-rsid="001f0cd6" style:font-size-asian="10pt" style:font-name-complex="Times New Roman1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0pt" officeooo:rsid="001c46f1" officeooo:paragraph-rsid="001f0cd6" style:font-size-asian="10pt" style:font-name-complex="Times New Roman1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0pt" fo:font-weight="bold" officeooo:paragraph-rsid="0014de1c" style:font-size-asian="10pt" style:font-weight-asian="bold" style:font-name-complex="Times New Roman1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34d45" officeooo:paragraph-rsid="0016ea2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34d45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4de1c" officeooo:paragraph-rsid="0014de1c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6ea2f" officeooo:paragraph-rsid="0016ea2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0pt" fo:font-style="italic" style:text-underline-style="none" fo:font-weight="bold" officeooo:rsid="001dfa10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0pt" fo:font-style="italic" style:text-underline-style="none" fo:font-weight="bold" officeooo:rsid="001f0cd6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8pt" officeooo:paragraph-rsid="001f0cd6" style:font-size-asian="8pt" style:font-name-complex="Times New Roman1" style:font-size-complex="8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8pt" style:text-underline-style="none" fo:font-weight="normal" officeooo:paragraph-rsid="001f0cd6" style:font-size-asian="8pt" style:font-weight-asian="normal" style:font-name-complex="Times New Roman1" style:font-size-complex="8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8pt" style:text-underline-style="none" fo:font-weight="normal" officeooo:paragraph-rsid="001f0cd6" style:font-size-asian="8pt" style:font-weight-asian="normal" style:font-name-complex="Times New Roman1" style:font-size-complex="8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6pt" style:text-underline-style="solid" style:text-underline-width="auto" style:text-underline-color="font-color" officeooo:paragraph-rsid="001f0cd6" style:font-size-asian="5.25pt" style:font-name-complex="Times New Roman1" style:font-size-complex="6pt"/>
    </style:style>
    <style:style style:name="P36" style:family="paragraph" style:parent-style-name="Standard">
      <style:paragraph-properties fo:text-align="center" style:justify-single-word="false"/>
      <style:text-properties fo:font-size="10pt" officeooo:paragraph-rsid="0012d31a" style:font-size-asian="10pt" style:font-size-complex="10pt"/>
    </style:style>
    <style:style style:name="P37" style:family="paragraph" style:parent-style-name="Standard">
      <style:text-properties fo:font-size="10pt" officeooo:paragraph-rsid="0012d31a" style:font-size-asian="10pt" style:font-size-complex="10pt"/>
    </style:style>
    <style:style style:name="P38" style:family="paragraph" style:parent-style-name="Standard">
      <style:text-properties fo:font-size="10pt" officeooo:rsid="0012d31a" officeooo:paragraph-rsid="0012d31a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font-size="10pt" officeooo:paragraph-rsid="001f0cd6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font-size="9pt" officeooo:paragraph-rsid="0014de1c" style:font-size-asian="7.84999990463257pt" style:font-size-complex="9pt"/>
    </style:style>
    <style:style style:name="P41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officeooo:paragraph-rsid="0012d31a"/>
    </style:style>
    <style:style style:name="P42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officeooo:paragraph-rsid="001f0cd6"/>
    </style:style>
    <style:style style:name="P43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fo:font-size="10pt" fo:font-style="italic" officeooo:paragraph-rsid="0012d31a" style:font-size-asian="10pt" style:font-style-asian="italic" style:font-size-complex="10pt" style:font-style-complex="italic"/>
    </style:style>
    <style:style style:name="P44" style:family="paragraph" style:parent-style-name="Text_20_body" style:master-page-name="">
      <style:paragraph-properties fo:margin-top="0cm" fo:margin-bottom="0cm" loext:contextual-spacing="false" style:page-number="auto" style:shadow="none" style:writing-mode="page"/>
      <style:text-properties fo:font-size="9pt" officeooo:paragraph-rsid="001f0cd6" style:font-size-asian="7.84999990463257pt" style:font-size-complex="9pt"/>
    </style:style>
    <style:style style:name="P45" style:family="paragraph" style:parent-style-name="Text_20_body">
      <style:paragraph-properties fo:margin-top="0cm" fo:margin-bottom="0cm" loext:contextual-spacing="false" style:shadow="none" style:writing-mode="page"/>
      <style:text-properties fo:font-size="9pt" officeooo:paragraph-rsid="001f0cd6" style:font-size-asian="7.84999990463257pt" style:font-size-complex="9pt"/>
    </style:style>
    <style:style style:name="P46" style:family="paragraph" style:parent-style-name="Table_20_Contents">
      <style:paragraph-properties fo:text-align="justify" style:justify-single-word="false"/>
      <style:text-properties style:font-name="Times New Roman" fo:font-size="11pt" officeooo:paragraph-rsid="001f0cd6" style:font-size-asian="11pt" style:font-name-complex="Times New Roman1" style:font-size-complex="11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fo:font-size="11pt" officeooo:rsid="001c46f1" officeooo:paragraph-rsid="001f0cd6" style:font-size-asian="11pt" style:font-name-complex="Times New Roman1" style:font-size-complex="11pt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fo:font-size="11pt" style:text-underline-style="solid" style:text-underline-width="auto" style:text-underline-color="font-color" officeooo:rsid="001aea74" officeooo:paragraph-rsid="001f0cd6" style:font-size-asian="11pt" style:font-name-complex="Times New Roman1" style:font-size-complex="11pt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 fo:font-size="10pt" fo:font-style="italic" fo:font-weight="bold" officeooo:rsid="001c46f1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0pt" fo:font-style="italic" style:text-underline-style="none" fo:font-weight="bold" officeooo:rsid="001dfa10" officeooo:paragraph-rsid="001f0cd6" style:font-size-asian="8.75pt" style:font-style-asian="italic" style:font-weight-asian="bold" style:font-name-complex="Times New Roman1" style:font-size-complex="10pt" style:font-style-complex="italic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fo:font-size="10pt" officeooo:paragraph-rsid="001f0cd6" style:font-size-asian="10pt" style:font-name-complex="Times New Roman1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" fo:font-size="6pt" style:text-underline-style="solid" style:text-underline-width="auto" style:text-underline-color="font-color" officeooo:rsid="001aea74" officeooo:paragraph-rsid="001f0cd6" style:font-size-asian="5.25pt" style:font-name-complex="Times New Roman1" style:font-size-complex="6pt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0pt" fo:font-style="italic" style:text-underline-style="none" fo:font-weight="bold" officeooo:rsid="0014de1c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0pt" fo:font-style="italic" style:text-underline-style="none" fo:font-weight="bold" officeooo:rsid="00134d45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0pt" fo:font-style="italic" style:text-underline-style="none" fo:font-weight="bold" officeooo:rsid="001f0cd6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0pt" fo:font-style="italic" style:text-underline-style="none" fo:font-weight="bold" officeooo:rsid="0022a4a3" officeooo:paragraph-rsid="0022a4a3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0pt" fo:font-style="italic" style:text-underline-style="none" fo:font-weight="bold" officeooo:rsid="0022a4a3" officeooo:paragraph-rsid="0024bd62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34d45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34d45" officeooo:paragraph-rsid="0016ea2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34d45" officeooo:paragraph-rsid="0022a4a3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34d45" officeooo:paragraph-rsid="002430d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4de1c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4de1c" officeooo:paragraph-rsid="0016ea2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f0cd6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f0cd6" officeooo:paragraph-rsid="0022a4a3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6ea2f" officeooo:paragraph-rsid="0016ea2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6ea2f" officeooo:paragraph-rsid="0022a4a3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2a4a3" officeooo:paragraph-rsid="0022a4a3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774d8" officeooo:paragraph-rsid="002430d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96b82" officeooo:paragraph-rsid="00196b82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4bd62" officeooo:paragraph-rsid="0024bd62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4bd62" officeooo:paragraph-rsid="00272628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555f5" officeooo:paragraph-rsid="002555f5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a2a3f" officeooo:paragraph-rsid="002a2a3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Times New Roman" fo:font-size="10pt" fo:font-style="italic" fo:font-weight="bold" officeooo:rsid="002a2a3f" officeooo:paragraph-rsid="002a2a3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c019a" officeooo:paragraph-rsid="002c019a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10pt" fo:font-style="italic" fo:font-weight="bold" officeooo:rsid="002a2a3f" officeooo:paragraph-rsid="002a2a3f" style:font-size-asian="10pt" style:font-style-asian="italic" style:font-weight-asian="bold" style:font-name-complex="Times New Roman1" style:font-size-complex="10pt" style:font-style-complex="italic" style:font-weight-complex="bold" style:text-overline-style="solid" style:text-overline-type="double" style:text-overline-width="auto" style:text-overline-color="font-color"/>
    </style:style>
    <style:style style:name="P78" style:family="paragraph" style:parent-style-name="Standard">
      <style:paragraph-properties fo:text-align="start" style:justify-single-word="false"/>
      <style:text-properties style:font-name="Times New Roman" fo:font-size="10pt" fo:font-style="italic" fo:font-weight="bold" officeooo:paragraph-rsid="002c019a" style:font-name-asian="Nimbus Mono L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Times New Roman" fo:font-size="10pt" fo:font-style="italic" style:text-underline-style="solid" style:text-underline-width="auto" style:text-underline-color="font-color" fo:font-weight="bold" officeooo:rsid="00134d45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Times New Roman" fo:font-size="11pt" fo:font-style="normal" style:text-underline-style="none" fo:font-weight="bold" officeooo:rsid="0022a4a3" officeooo:paragraph-rsid="0022a4a3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paragraph-rsid="001f0cd6" style:font-size-asian="11pt" style:font-weight-asian="normal" style:font-name-complex="Times New Roman1" style:font-size-complex="11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Times New Roman" fo:font-size="11pt" style:text-underline-style="none" officeooo:paragraph-rsid="001f0cd6" style:font-size-asian="11pt" style:font-name-complex="Times New Roman1" style:font-size-complex="11pt"/>
    </style:style>
    <style:style style:name="P83" style:family="paragraph" style:parent-style-name="Standard">
      <style:paragraph-properties fo:text-align="justify" style:justify-single-word="false"/>
      <style:text-properties style:font-name="Times New Roman" fo:font-size="11pt" officeooo:paragraph-rsid="001f0cd6" style:font-name-asian="Nimbus Mono L" style:font-size-asian="11pt" style:font-name-complex="Times New Roman1" style:font-size-complex="11pt"/>
    </style:style>
    <style:style style:name="P84" style:family="paragraph" style:parent-style-name="Standard">
      <style:paragraph-properties fo:text-align="justify" style:justify-single-word="false"/>
      <style:text-properties style:font-name="Times New Roman" fo:font-size="11pt" officeooo:paragraph-rsid="0012d31a" style:font-name-asian="Nimbus Mono L" style:font-size-asian="11pt" style:font-name-complex="Times New Roman1" style:font-size-complex="11pt"/>
    </style:style>
    <style:style style:name="P85" style:family="paragraph" style:parent-style-name="Standard">
      <style:paragraph-properties fo:text-align="justify" style:justify-single-word="false"/>
      <style:text-properties style:font-name="Times New Roman" fo:font-size="11pt" officeooo:paragraph-rsid="002a2a3f" style:font-name-asian="Nimbus Mono L" style:font-size-asian="11pt" style:font-name-complex="Times New Roman1" style:font-size-complex="11pt"/>
    </style:style>
    <style:style style:name="P86" style:family="paragraph" style:parent-style-name="Standard">
      <style:paragraph-properties fo:text-align="center" style:justify-single-word="false"/>
      <style:text-properties style:font-name="Times New Roman" fo:font-size="11pt" officeooo:paragraph-rsid="0024bd62" style:font-name-asian="Nimbus Mono L" style:font-size-asian="11pt" style:font-name-complex="Times New Roman1" style:font-size-complex="11pt"/>
    </style:style>
    <style:style style:name="P87" style:family="paragraph" style:parent-style-name="Standard">
      <style:paragraph-properties fo:text-align="center" style:justify-single-word="false"/>
      <style:text-properties style:font-name="Times New Roman" fo:font-size="11pt" officeooo:paragraph-rsid="002a2a3f" style:font-name-asian="Nimbus Mono L" style:font-size-asian="11pt" style:font-name-complex="Times New Roman1" style:font-size-complex="11pt"/>
    </style:style>
    <style:style style:name="P88" style:family="paragraph" style:parent-style-name="Standard">
      <style:paragraph-properties fo:text-align="justify" style:justify-single-word="false"/>
      <style:text-properties style:font-name="Times New Roman" fo:font-size="11pt" fo:font-style="italic" fo:font-weight="bold" officeooo:rsid="001c46f1" officeooo:paragraph-rsid="0016ea2f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font-name="Times New Roman" fo:font-size="11pt" fo:font-style="italic" fo:font-weight="bold" officeooo:rsid="001c46f1" officeooo:paragraph-rsid="002430dd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Times New Roman" fo:font-size="11pt" fo:font-style="italic" fo:font-weight="bold" officeooo:rsid="0014de1c" officeooo:paragraph-rsid="0016ea2f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Times New Roman" fo:font-size="11pt" officeooo:paragraph-rsid="0012d31a" style:font-size-asian="11pt" style:font-name-complex="Times New Roman1" style:font-size-complex="11pt"/>
    </style:style>
    <style:style style:name="P92" style:family="paragraph" style:parent-style-name="Standard">
      <style:paragraph-properties fo:text-align="justify" style:justify-single-word="false"/>
      <style:text-properties style:font-name="Times New Roman" fo:font-size="11pt" officeooo:paragraph-rsid="002a2a3f" style:font-size-asian="11pt" style:font-name-complex="Times New Roman1" style:font-size-complex="11pt"/>
    </style:style>
    <style:style style:name="P93" style:family="paragraph" style:parent-style-name="Standard">
      <style:paragraph-properties fo:text-align="justify" style:justify-single-word="false"/>
      <style:text-properties style:font-name="Times New Roman" fo:font-size="11pt" officeooo:rsid="002a2a3f" officeooo:paragraph-rsid="002a2a3f" style:font-size-asian="11pt" style:font-name-complex="Times New Roman1" style:font-size-complex="11pt"/>
    </style:style>
    <style:style style:name="P94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style:font-name="Times New Roman" fo:font-size="8pt" fo:font-style="italic" officeooo:paragraph-rsid="001f0cd6" style:font-size-asian="8pt" style:font-style-asian="italic" style:font-name-complex="Times New Roman1" style:font-size-complex="8pt" style:font-style-complex="italic"/>
    </style:style>
    <style:style style:name="P95" style:family="paragraph" style:parent-style-name="Text_20_body">
      <style:paragraph-properties fo:margin-top="0cm" fo:margin-bottom="0cm" loext:contextual-spacing="false" style:shadow="none" style:writing-mode="page"/>
      <style:text-properties fo:font-size="9pt" officeooo:paragraph-rsid="001f0cd6" style:font-size-asian="7.84999990463257pt" style:font-size-complex="9pt"/>
    </style:style>
    <style:style style:name="P96" style:family="paragraph" style:parent-style-name="Text_20_body">
      <style:paragraph-properties fo:margin-top="0cm" fo:margin-bottom="0cm" loext:contextual-spacing="false" style:shadow="none" style:writing-mode="page"/>
      <style:text-properties fo:font-size="9pt" officeooo:paragraph-rsid="002a2a3f" style:font-size-asian="7.84999990463257pt" style:font-size-complex="9pt"/>
    </style:style>
    <style:style style:name="P97" style:family="paragraph" style:parent-style-name="Text_20_body">
      <style:paragraph-properties fo:margin-top="0cm" fo:margin-bottom="0cm" loext:contextual-spacing="false" style:writing-mode="page"/>
      <style:text-properties fo:font-size="8pt" style:font-size-asian="7pt" style:font-size-complex="8pt"/>
    </style:style>
    <style:style style:name="P98" style:family="paragraph" style:parent-style-name="Text_20_body">
      <style:text-properties fo:font-size="8pt" style:font-size-asian="7pt" style:font-size-complex="8pt"/>
    </style:style>
    <style:style style:name="P99" style:family="paragraph" style:parent-style-name="Table_20_Contents">
      <style:paragraph-properties fo:text-align="justify" style:justify-single-word="false"/>
      <style:text-properties style:font-name="Times New Roman" fo:font-size="11pt" officeooo:paragraph-rsid="001f0cd6" style:font-size-asian="11pt" style:font-name-complex="Times New Roman1" style:font-size-complex="11pt"/>
    </style:style>
    <style:style style:name="P100" style:family="paragraph" style:parent-style-name="Table_20_Contents">
      <style:paragraph-properties fo:text-align="justify" style:justify-single-word="false"/>
      <style:text-properties style:font-name="Times New Roman" fo:font-size="11pt" fo:font-style="normal" style:text-underline-style="none" fo:font-weight="normal" officeooo:rsid="001c46f1" officeooo:paragraph-rsid="001f0cd6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01" style:family="paragraph" style:parent-style-name="Table_20_Contents">
      <style:paragraph-properties fo:text-align="justify" style:justify-single-word="false"/>
      <style:text-properties style:font-name="Times New Roman" fo:font-size="11pt" fo:font-style="normal" style:text-underline-style="none" fo:font-weight="normal" officeooo:rsid="001c46f1" officeooo:paragraph-rsid="00272628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02" style:family="paragraph" style:parent-style-name="Table_20_Contents">
      <style:paragraph-properties fo:text-align="justify" style:justify-single-word="false"/>
      <style:text-properties style:font-name="Times New Roman" fo:font-size="11pt" fo:font-style="normal" style:text-underline-style="none" fo:font-weight="bold" officeooo:rsid="001c46f1" officeooo:paragraph-rsid="002430d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103" style:family="paragraph" style:parent-style-name="Table_20_Contents">
      <style:paragraph-properties fo:text-align="justify" style:justify-single-word="false"/>
      <style:text-properties style:font-name="Times New Roman" fo:font-size="10pt" fo:font-style="italic" fo:font-weight="bold" officeooo:rsid="0022a4a3" officeooo:paragraph-rsid="0022a4a3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104" style:family="paragraph" style:parent-style-name="Table_20_Contents">
      <style:paragraph-properties fo:text-align="justify" style:justify-single-word="false"/>
      <style:text-properties style:font-name="Times New Roman" fo:font-size="10pt" fo:font-style="italic" fo:font-weight="bold" officeooo:rsid="002430dd" officeooo:paragraph-rsid="002430d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105" style:family="paragraph" style:parent-style-name="Heading_20_3">
      <style:paragraph-properties fo:text-align="center" style:justify-single-word="false"/>
      <style:text-properties style:font-name="Times New Roman" fo:font-size="10pt" fo:font-style="italic" fo:font-weight="bold" officeooo:rsid="002a2a3f" officeooo:paragraph-rsid="002a2a3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T1" style:family="text">
      <style:text-properties style:text-outline="false" fo:text-shadow="none" style:text-overline-style="dash" style:text-overline-width="auto" style:text-overline-color="font-color"/>
    </style:style>
    <style:style style:name="T2" style:family="text">
      <style:text-properties style:text-outline="false" style:font-name="Times New Roman" fo:font-size="10pt" fo:font-style="italic" fo:text-shadow="none" fo:font-weight="bold" officeooo:rsid="0014de1c" style:font-size-asian="10pt" style:font-style-asian="italic" style:font-weight-asian="bold" style:font-name-complex="Times New Roman1" style:font-size-complex="10pt" style:font-style-complex="italic" style:font-weight-complex="bold" style:text-overline-style="dash" style:text-overline-width="auto" style:text-overline-color="font-color"/>
    </style:style>
    <style:style style:name="T3" style:family="text">
      <style:text-properties style:text-outline="false" style:font-name="Times New Roman" fo:font-size="10pt" fo:font-style="italic" fo:text-shadow="none" fo:font-weight="bold" officeooo:rsid="001f0cd6" style:font-size-asian="10pt" style:font-style-asian="italic" style:font-weight-asian="bold" style:font-name-complex="Times New Roman1" style:font-size-complex="10pt" style:font-style-complex="italic" style:font-weight-complex="bold" style:text-overline-style="dash" style:text-overline-width="auto" style:text-overline-color="font-color"/>
    </style:style>
    <style:style style:name="T4" style:family="text">
      <style:text-properties style:text-outline="false" style:font-name="Times New Roman" fo:font-size="10pt" fo:font-style="italic" fo:text-shadow="none" fo:font-weight="bold" officeooo:rsid="002555f5" style:font-size-asian="10pt" style:font-style-asian="italic" style:font-weight-asian="bold" style:font-name-complex="Times New Roman1" style:font-size-complex="10pt" style:font-style-complex="italic" style:font-weight-complex="bold" style:text-overline-style="dash" style:text-overline-width="auto" style:text-overline-color="font-color"/>
    </style:style>
    <style:style style:name="T5" style:family="text">
      <style:text-properties style:text-outline="false" fo:font-size="10pt" fo:text-shadow="none" style:font-size-asian="10pt" style:font-size-complex="10pt" style:text-overline-style="dash" style:text-overline-width="auto" style:text-overline-color="font-color"/>
    </style:style>
    <style:style style:name="T6" style:family="text">
      <style:text-properties style:text-outline="false" fo:font-size="10pt" fo:text-shadow="none" fo:font-weight="bold" style:font-size-asian="10pt" style:font-weight-asian="bold" style:font-size-complex="10pt" style:font-weight-complex="bold" style:text-overline-style="dash" style:text-overline-width="auto" style:text-overline-color="font-color"/>
    </style:style>
    <style:style style:name="T7" style:family="text">
      <style:text-properties style:text-outline="false" fo:font-size="10pt" fo:text-shadow="none" fo:font-weight="bold" officeooo:rsid="001f44ba" style:font-size-asian="10pt" style:font-weight-asian="bold" style:font-size-complex="10pt" style:font-weight-complex="bold" style:text-overline-style="dash" style:text-overline-width="auto" style:text-overline-color="font-color"/>
    </style:style>
    <style:style style:name="T8" style:family="text">
      <style:text-properties style:text-outline="false" fo:font-size="10pt" fo:font-style="italic" fo:text-shadow="none" fo:font-weight="bold" style:font-size-asian="10pt" style:font-style-asian="italic" style:font-weight-asian="bold" style:font-size-complex="10pt" style:font-style-complex="italic" style:font-weight-complex="bold" style:text-overline-style="dash" style:text-overline-width="auto" style:text-overline-color="font-color"/>
    </style:style>
    <style:style style:name="T9" style:family="text">
      <style:text-properties style:text-outline="false" fo:font-size="10pt" fo:font-style="italic" fo:text-shadow="none" fo:font-weight="bold" officeooo:rsid="002555f5" style:font-size-asian="10pt" style:font-style-asian="italic" style:font-weight-asian="bold" style:font-size-complex="10pt" style:font-style-complex="italic" style:font-weight-complex="bold" style:text-overline-style="dash" style:text-overline-width="auto" style:text-overline-color="font-color"/>
    </style:style>
    <style:style style:name="T10" style:family="text">
      <style:text-properties style:text-overline-style="dash" style:text-overline-width="auto" style:text-overline-color="font-color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style:text-position="super 58%" style:font-name="Times New Roman" style:font-name-complex="Times New Roman1"/>
    </style:style>
    <style:style style:name="T13" style:family="text">
      <style:text-properties style:text-position="super 58%" fo:font-style="normal" style:font-style-asian="normal" style:font-style-complex="normal"/>
    </style:style>
    <style:style style:name="T14" style:family="text">
      <style:text-properties officeooo:rsid="0012d31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16ea2f" style:font-size-asian="10pt" style:font-size-complex="10pt"/>
    </style:style>
    <style:style style:name="T18" style:family="text">
      <style:text-properties fo:font-size="10pt" officeooo:rsid="00196b82" style:font-size-asian="10pt" style:font-size-complex="10pt"/>
    </style:style>
    <style:style style:name="T19" style:family="text">
      <style:text-properties fo:font-size="10pt" officeooo:rsid="001f44ba" style:font-size-asian="10pt" style:font-size-complex="10pt"/>
    </style:style>
    <style:style style:name="T20" style:family="text">
      <style:text-properties fo:font-size="10pt" officeooo:rsid="001774d8" style:font-size-asian="10pt" style:font-size-complex="10pt"/>
    </style:style>
    <style:style style:name="T21" style:family="text">
      <style:text-properties fo:font-size="10pt" officeooo:rsid="002430dd" style:font-size-asian="10pt" style:font-size-complex="10pt"/>
    </style:style>
    <style:style style:name="T22" style:family="text">
      <style:text-properties fo:font-size="10pt" officeooo:rsid="0024bd62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overline-style="dash" style:text-overline-width="auto" style:text-overline-color="font-color"/>
    </style:style>
    <style:style style:name="T2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fo:font-size="10pt" fo:font-style="italic" fo:font-weight="bold" officeooo:rsid="00134d45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fo:font-size="10pt" fo:font-style="italic" fo:font-weight="bold" officeooo:rsid="0014de1c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fo:font-size="10pt" fo:font-style="italic" fo:font-weight="bold" officeooo:rsid="00161eaf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fo:font-size="10pt" fo:font-style="italic" fo:font-weight="bold" officeooo:rsid="001f0cd6" style:font-size-asian="10pt" style:font-style-asian="italic" style:font-weight-asian="bold" style:font-size-complex="10pt" style:font-style-complex="italic" style:font-weight-complex="bold"/>
    </style:style>
    <style:style style:name="T29" style:family="text">
      <style:text-properties fo:font-size="10pt" fo:font-style="italic" fo:font-weight="bold" officeooo:rsid="001f44ba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size="10pt" fo:font-style="italic" fo:font-weight="bold" officeooo:rsid="0022a4a3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fo:font-size="10pt" fo:font-style="italic" style:font-size-asian="10pt" style:font-style-asian="italic" style:font-size-complex="10pt" style:font-style-complex="italic"/>
    </style:style>
    <style:style style:name="T32" style:family="text">
      <style:text-properties fo:font-size="10pt" fo:font-style="italic" officeooo:rsid="00134d45" style:font-size-asian="10pt" style:font-style-asian="italic" style:font-size-complex="10pt" style:font-style-complex="italic"/>
    </style:style>
    <style:style style:name="T33" style:family="text">
      <style:text-properties fo:font-size="10pt" fo:font-style="italic" officeooo:rsid="001f0cd6" style:font-size-asian="10pt" style:font-style-asian="italic" style:font-size-complex="10pt" style:font-style-complex="italic"/>
    </style:style>
    <style:style style:name="T34" style:family="text">
      <style:text-properties fo:font-size="10pt" fo:font-style="italic" officeooo:rsid="0016ea2f" style:font-size-asian="10pt" style:font-style-asian="italic" style:font-size-complex="10pt" style:font-style-complex="italic"/>
    </style:style>
    <style:style style:name="T35" style:family="text">
      <style:text-properties fo:font-size="10pt" fo:font-style="italic" officeooo:rsid="001f44ba" style:font-size-asian="10pt" style:font-style-asian="italic" style:font-size-complex="10pt" style:font-style-complex="italic"/>
    </style:style>
    <style:style style:name="T36" style:family="text">
      <style:text-properties fo:font-size="10pt" fo:font-style="italic" officeooo:rsid="002555f5" style:font-size-asian="10pt" style:font-style-asian="italic" style:font-size-complex="10pt" style:font-style-complex="italic"/>
    </style:style>
    <style:style style:name="T37" style:family="text">
      <style:text-properties fo:font-style="italic" officeooo:rsid="0014de1c" style:font-style-asian="italic" style:font-style-complex="italic"/>
    </style:style>
    <style:style style:name="T38" style:family="text">
      <style:text-properties fo:font-style="italic" officeooo:rsid="00134d45" style:font-style-asian="italic" style:font-style-complex="italic"/>
    </style:style>
    <style:style style:name="T39" style:family="text">
      <style:text-properties fo:font-style="italic" fo:font-weight="bold" officeooo:rsid="00134d45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1dfa10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2a2a3f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2c019a" style:font-style-asian="italic" style:font-weight-asian="bold" style:font-style-complex="italic" style:font-weight-complex="bold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1aea74" style:font-style-asian="normal" style:font-style-complex="normal"/>
    </style:style>
    <style:style style:name="T45" style:family="text">
      <style:text-properties fo:font-style="normal" officeooo:rsid="002cbafb" style:font-style-asian="normal" style:font-style-complex="normal"/>
    </style:style>
    <style:style style:name="T46" style:family="text">
      <style:text-properties fo:font-style="normal" fo:font-weight="bold" officeooo:rsid="00196b82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1aea74" style:font-style-asian="normal" style:font-weight-asian="bold" style:font-style-complex="normal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1c46f1" style:font-weight-asian="normal" style:font-weight-complex="normal"/>
    </style:style>
    <style:style style:name="T50" style:family="text">
      <style:text-properties officeooo:rsid="0016ea2f"/>
    </style:style>
    <style:style style:name="T51" style:family="text">
      <style:text-properties officeooo:rsid="001774d8"/>
    </style:style>
    <style:style style:name="T52" style:family="text">
      <style:text-properties style:font-name-asian="Nimbus Mono L"/>
    </style:style>
    <style:style style:name="T53" style:family="text">
      <style:text-properties officeooo:rsid="002fe1b3" style:font-name-asian="Nimbus Mono L"/>
    </style:style>
    <style:style style:name="T54" style:family="text">
      <style:text-properties officeooo:rsid="00196b82" style:font-name-asian="Nimbus Mono L"/>
    </style:style>
    <style:style style:name="T55" style:family="text">
      <style:text-properties officeooo:rsid="00196b82"/>
    </style:style>
    <style:style style:name="T56" style:family="text">
      <style:text-properties fo:font-size="8pt" fo:font-style="normal" officeooo:rsid="001c46f1" style:font-name-asian="Nimbus Mono L" style:font-size-asian="8pt" style:font-style-asian="normal" style:font-size-complex="8pt" style:font-style-complex="normal"/>
    </style:style>
    <style:style style:name="T57" style:family="text">
      <style:text-properties fo:font-size="8pt" fo:font-style="normal" officeooo:rsid="001aea74" style:font-name-asian="Nimbus Mono L" style:font-size-asian="8pt" style:font-style-asian="normal" style:font-size-complex="8pt" style:font-style-complex="normal"/>
    </style:style>
    <style:style style:name="T58" style:family="text">
      <style:text-properties fo:font-size="8pt" fo:font-weight="normal" style:font-size-asian="8pt" style:font-weight-asian="normal" style:font-size-complex="8pt" style:font-weight-complex="normal"/>
    </style:style>
    <style:style style:name="T59" style:family="text">
      <style:text-properties fo:font-size="8pt" fo:font-weight="normal" officeooo:rsid="001c46f1" style:font-size-asian="8pt" style:font-weight-asian="normal" style:font-size-complex="8pt" style:font-weight-complex="normal"/>
    </style:style>
    <style:style style:name="T60" style:family="text">
      <style:text-properties officeooo:rsid="001c46f1"/>
    </style:style>
    <style:style style:name="T61" style:family="text">
      <style:text-properties officeooo:rsid="001dfa10"/>
    </style:style>
    <style:style style:name="T62" style:family="text">
      <style:text-properties officeooo:rsid="001f0cd6"/>
    </style:style>
    <style:style style:name="T63" style:family="text">
      <style:text-properties officeooo:rsid="001f44ba"/>
    </style:style>
    <style:style style:name="T64" style:family="text">
      <style:text-properties officeooo:rsid="0022a4a3"/>
    </style:style>
    <style:style style:name="T65" style:family="text">
      <style:text-properties officeooo:rsid="002430dd"/>
    </style:style>
    <style:style style:name="T66" style:family="text">
      <style:text-properties officeooo:rsid="0024bd62"/>
    </style:style>
    <style:style style:name="T67" style:family="text">
      <style:text-properties officeooo:rsid="002555f5"/>
    </style:style>
    <style:style style:name="T68" style:family="text">
      <style:text-properties officeooo:rsid="00272628"/>
    </style:style>
    <style:style style:name="T69" style:family="text">
      <style:text-properties officeooo:rsid="002a2a3f"/>
    </style:style>
    <style:style style:name="T70" style:family="text">
      <style:text-properties officeooo:rsid="002c019a"/>
    </style:style>
    <style:style style:name="T71" style:family="text">
      <style:text-properties officeooo:rsid="002c98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able:table table:name="Tablo2" table:style-name="Tablo2">
        <table:table-column table:style-name="Tablo2.A"/>
        <table:table-column table:style-name="Tablo2.B"/>
        <table:table-row table:style-name="Tablo2.1">
          <table:table-cell table:style-name="Tablo2.A1" office:value-type="string">
            <text:p text:style-name="P8"/>
            <text:p text:style-name="P8"/>
            <text:p text:style-name="P9">DÜZELTİCİ VE ÖNLEYİCİ </text:p>
            <text:p text:style-name="P9">FAALİYETLER RAPORU</text:p>
            <text:p text:style-name="P22"/>
          </table:table-cell>
          <table:table-cell table:style-name="Tablo2.B1" office:value-type="string">
            <table:table table:name="Tablo3" table:style-name="Tablo3">
              <table:table-column table:style-name="Tablo3.A"/>
              <table:table-column table:style-name="Tablo3.B"/>
              <table:table-row table:style-name="Tablo3.1">
                <table:table-cell table:style-name="Tablo3.A1" office:value-type="string">
                  <text:p text:style-name="P8">Bölüm No</text:p>
                </table:table-cell>
                <table:table-cell table:style-name="Tablo3.B1" office:value-type="string">
                  <text:p text:style-name="P8">FRM-11-01</text:p>
                </table:table-cell>
              </table:table-row>
              <table:table-row table:style-name="Tablo3.1">
                <table:table-cell table:style-name="Tablo3.A1" office:value-type="string">
                  <text:p text:style-name="P8">Yayın Tarihi</text:p>
                </table:table-cell>
                <table:table-cell table:style-name="Tablo3.B1" office:value-type="string">
                  <text:p text:style-name="P8">05-05-2018</text:p>
                </table:table-cell>
              </table:table-row>
              <table:table-row table:style-name="Tablo3.1">
                <table:table-cell table:style-name="Tablo3.A1" office:value-type="string">
                  <text:p text:style-name="P8">Rev.No./Tarih</text:p>
                </table:table-cell>
                <table:table-cell table:style-name="Tablo3.B1" office:value-type="string">
                  <text:p text:style-name="P8">0.0</text:p>
                </table:table-cell>
              </table:table-row>
              <table:table-row table:style-name="Tablo3.1">
                <table:table-cell table:style-name="Tablo3.A1" office:value-type="string">
                  <text:p text:style-name="P8">Sayfa No</text:p>
                </table:table-cell>
                <table:table-cell table:style-name="Tablo3.B1" office:value-type="string">
                  <text:p text:style-name="P8">1/1</text:p>
                </table:table-cell>
              </table:table-row>
            </table:table>
            <text:p text:style-name="P8"/>
          </table:table-cell>
        </table:table-row>
      </table:table>
      <text:p text:style-name="P5"/>
      <table:table table:name="Tablo4" table:style-name="Tablo4">
        <table:table-column table:style-name="Tablo4.A"/>
        <table:table-column table:style-name="Tablo4.B"/>
        <table:table-column table:style-name="Tablo4.C"/>
        <table:table-column table:style-name="Tablo4.D"/>
        <table:table-column table:style-name="Tablo4.A"/>
        <table:table-column table:style-name="Tablo4.F"/>
        <table:table-column table:style-name="Tablo4.G"/>
        <table:table-column table:style-name="Tablo4.H"/>
        <table:table-column table:style-name="Tablo4.I"/>
        <table:table-column table:style-name="Tablo4.J"/>
        <table:table-row>
          <table:table-cell table:style-name="Tablo4.A1" table:number-columns-spanned="6" office:value-type="string">
            <text:p text:style-name="P17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4.A1" table:number-rows-spanned="2" table:number-columns-spanned="3" office:value-type="string">
            <text:p text:style-name="P10">Rapor No:</text:p>
            <text:p text:style-name="P35"/>
            <text:p text:style-name="P30">1</text:p>
          </table:table-cell>
          <table:covered-table-cell/>
          <table:covered-table-cell/>
          <table:table-cell table:style-name="Tablo4.J1" table:number-rows-spanned="2" office:value-type="string">
            <text:p text:style-name="P48">Rapor Tarihi:</text:p>
            <text:p text:style-name="P52"/>
            <text:p text:style-name="P50">20 Mayıs 2018</text:p>
          </table:table-cell>
        </table:table-row>
        <table:table-row>
          <table:table-cell table:style-name="Tablo4.A2" office:value-type="string">
            <text:p text:style-name="P80">X</text:p>
          </table:table-cell>
          <table:table-cell table:style-name="Tablo4.A2" office:value-type="string">
            <text:p text:style-name="P19">Düzeltici</text:p>
          </table:table-cell>
          <table:table-cell table:style-name="Tablo4.A2" office:value-type="string">
            <text:p text:style-name="P81"/>
          </table:table-cell>
          <table:table-cell table:style-name="Tablo4.A2" table:number-columns-spanned="3" office:value-type="string">
            <text:p text:style-name="P19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4.A3" table:number-columns-spanned="10" office:value-type="string">
            <text:p text:style-name="P14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4.A3" table:number-columns-spanned="10" office:value-type="string">
            <text:p text:style-name="P49"><text:span text:style-name="T62">Firma </text:span>Kapsam Listesi Oluşturulmamış</text:p>
            <text:p text:style-name="P103">(TSE Üretim Yeri İnceleme Raporu – No: 1825621 <text:s/>- Tarih : 16-05-2018)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4.A2" office:value-type="string">
            <text:p text:style-name="P46"/>
          </table:table-cell>
          <table:table-cell table:style-name="Tablo4.A2" table:number-columns-spanned="3" office:value-type="string">
            <text:p text:style-name="P3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4.A2" office:value-type="string">
            <text:p text:style-name="P51"/>
          </table:table-cell>
          <table:table-cell table:style-name="Tablo4.A2" table:number-columns-spanned="2" office:value-type="string">
            <text:p text:style-name="P23">Uygun olmayan ürün</text:p>
          </table:table-cell>
          <table:covered-table-cell/>
          <table:table-cell table:style-name="Tablo4.A2" office:value-type="string">
            <text:p text:style-name="P51"/>
          </table:table-cell>
          <table:table-cell table:style-name="Tablo4.A3" table:number-columns-spanned="2" office:value-type="string">
            <text:p text:style-name="P23"><text:span text:style-name="T60">İ</text:span>ç kalite tetkik sonuçları</text:p>
          </table:table-cell>
          <table:covered-table-cell/>
        </table:table-row>
        <table:table-row>
          <table:table-cell table:style-name="Tablo4.A2" office:value-type="string">
            <text:p text:style-name="P46"/>
          </table:table-cell>
          <table:table-cell table:style-name="Tablo4.A2" table:number-columns-spanned="3" office:value-type="string">
            <text:p text:style-name="P23">Müşteri anketi sonuçları</text:p>
          </table:table-cell>
          <table:covered-table-cell/>
          <table:covered-table-cell/>
          <table:table-cell table:style-name="Tablo4.A2" office:value-type="string">
            <text:p text:style-name="P51"/>
          </table:table-cell>
          <table:table-cell table:style-name="Tablo4.A2" table:number-columns-spanned="2" office:value-type="string">
            <text:p text:style-name="P23">Veri analizleri sonuçları</text:p>
          </table:table-cell>
          <table:covered-table-cell/>
          <table:table-cell table:style-name="Tablo4.A2" office:value-type="string">
            <text:p text:style-name="P51"/>
          </table:table-cell>
          <table:table-cell table:style-name="Tablo4.A3" table:number-columns-spanned="2" office:value-type="string">
            <text:p text:style-name="P23">Proses uygunsuzluğu</text:p>
          </table:table-cell>
          <table:covered-table-cell/>
        </table:table-row>
        <table:table-row>
          <table:table-cell table:style-name="Tablo4.A2" office:value-type="string">
            <text:p text:style-name="P47"><text:s text:c="2"/><text:span text:style-name="T15">X</text:span></text:p>
          </table:table-cell>
          <table:table-cell table:style-name="Tablo4.A2" table:number-columns-spanned="3" office:value-type="string">
            <text:p text:style-name="P23">Kalite sistem<text:span text:style-name="T60">i</text:span></text:p>
          </table:table-cell>
          <table:covered-table-cell/>
          <table:covered-table-cell/>
          <table:table-cell table:style-name="Tablo4.A2" office:value-type="string">
            <text:p text:style-name="P51"/>
          </table:table-cell>
          <table:table-cell table:style-name="Tablo4.A2" table:number-columns-spanned="2" office:value-type="string">
            <text:p text:style-name="P23">Gözden geçirme sonuçları</text:p>
          </table:table-cell>
          <table:covered-table-cell/>
          <table:table-cell table:style-name="Tablo4.A2" office:value-type="string">
            <text:p text:style-name="P51"/>
          </table:table-cell>
          <table:table-cell table:style-name="Tablo4.A3" table:number-columns-spanned="2" office:value-type="string">
            <text:p text:style-name="P24">Diğer</text:p>
          </table:table-cell>
          <table:covered-table-cell/>
        </table:table-row>
      </table:table>
      <table:table table:name="Tablo20" table:style-name="Tablo20">
        <table:table-column table:style-name="Tablo20.A"/>
        <table:table-column table:style-name="Tablo20.B"/>
        <table:table-column table:style-name="Tablo20.C"/>
        <table:table-column table:style-name="Tablo20.D"/>
        <table:table-row>
          <table:table-cell table:style-name="Tablo20.A1" office:value-type="string">
            <text:p text:style-name="P5">Tarih<text:tab/></text:p>
          </table:table-cell>
          <table:table-cell table:style-name="Tablo20.A1" office:value-type="string">
            <text:p text:style-name="P53">1<text:span text:style-name="T64">6</text:span>-05-2018</text:p>
          </table:table-cell>
          <table:table-cell table:style-name="Tablo20.A1" office:value-type="string">
            <text:p text:style-name="P16">Tanımı Yapan</text:p>
          </table:table-cell>
          <table:table-cell table:style-name="Tablo20.D1" office:value-type="string">
            <text:p text:style-name="P56">Ergün YEŞİLYURT - TSE Bilirkişi</text:p>
          </table:table-cell>
        </table:table-row>
      </table:table>
      <text:p text:style-name="P3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21" table:style-name="Tablo21">
        <table:table-column table:style-name="Tablo21.A"/>
        <table:table-row>
          <table:table-cell table:style-name="Tablo21.A1" office:value-type="string">
            <text:p text:style-name="P14">TEMEL NEDENİN TANIMLANMASI</text:p>
          </table:table-cell>
        </table:table-row>
        <table:table-row>
          <table:table-cell table:style-name="Tablo21.A2" office:value-type="string">
            <text:p text:style-name="P27">TSE belgesine yeni başvuruda bulunulması sebebiyle, kapsam listesi zamanında oluşturulamamıştır. </text:p>
            <text:p text:style-name="P27"/>
            <text:p text:style-name="P27"/>
          </table:table-cell>
        </table:table-row>
      </table:table>
      <table:table table:name="Tablo22" table:style-name="Tablo22">
        <table:table-column table:style-name="Tablo22.A"/>
        <table:table-column table:style-name="Tablo22.B"/>
        <table:table-column table:style-name="Tablo22.C"/>
        <table:table-column table:style-name="Tablo22.D"/>
        <table:table-row>
          <table:table-cell table:style-name="Tablo22.A1" table:number-columns-spanned="4" office:value-type="string">
            <text:p text:style-name="P6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22.A2" table:number-columns-spanned="4" office:value-type="string">
            <text:p text:style-name="P23"><text:span text:style-name="T39">Gerekli </text:span><text:span text:style-name="T40">t</text:span><text:span text:style-name="T39">oplantılar yapılarak KAPSAM LİSTESİ oluştruruldu. Buna göre kapsam listesi içeriği;</text:span></text:p>
            <text:p text:style-name="P27">“300x300x20 mm İç Mekanlarda kullanılan Tek Tabakalı Terrazzo Karo”</text:p>
            <text:p text:style-name="P27">“300x300x20 mm İç Mekanlarda kullanılan Çift Tabakalı Terrazzo Karo”</text:p>
            <text:p text:style-name="P65">Kalınlık sınıfı olarak “Th I”, </text:p>
            <text:p text:style-name="P65"><text:span text:style-name="T64">K</text:span>ırılma yükü sınıfı “2”, işaretleme “BL II” olarak belirlendi.</text:p>
          </table:table-cell>
          <table:covered-table-cell/>
          <table:covered-table-cell/>
          <table:covered-table-cell/>
        </table:table-row>
        <table:table-row>
          <table:table-cell table:style-name="Tablo22.A3" office:value-type="string">
            <text:p text:style-name="P15">Öneren<text:tab/></text:p>
          </table:table-cell>
          <table:table-cell table:style-name="Tablo22.A3" table:number-rows-spanned="2" office:value-type="string">
            <text:p text:style-name="P27">H.Murat BALCI</text:p>
            <text:p text:style-name="P54">19-05-2018</text:p>
          </table:table-cell>
          <table:table-cell table:style-name="Tablo22.A3" office:value-type="string">
            <text:p text:style-name="P15">Gerçekleştiren</text:p>
          </table:table-cell>
          <table:table-cell table:style-name="Tablo22.A2" table:number-rows-spanned="2" office:value-type="string">
            <text:p text:style-name="P13"><text:span text:style-name="T32">Mustafa BALCI</text:span><text:span text:style-name="T31"> </text:span></text:p>
            <text:p text:style-name="P54">20-05-2018</text:p>
          </table:table-cell>
        </table:table-row>
        <table:table-row table:style-name="Tablo22.4">
          <table:table-cell table:style-name="Tablo22.A3" office:value-type="string">
            <text:p text:style-name="P18">Tarih<text:span text:style-name="T61">-imza</text:span></text:p>
          </table:table-cell>
          <table:covered-table-cell/>
          <table:table-cell table:style-name="Tablo22.A3" office:value-type="string">
            <text:p text:style-name="P18">Tarih<text:span text:style-name="T61">-imza</text:span></text:p>
          </table:table-cell>
          <table:covered-table-cell/>
        </table:table-row>
      </table:table>
      <text:p text:style-name="P79"/>
      <table:table table:name="Tablo23" table:style-name="Tablo23">
        <table:table-column table:style-name="Tablo23.A"/>
        <table:table-column table:style-name="Tablo23.B"/>
        <table:table-row>
          <table:table-cell table:style-name="Tablo23.A1" table:number-columns-spanned="2" office:value-type="string">
            <text:p text:style-name="P12">DÜZELTİCİ/ÖNLEYİCİ FAALİYETİN ETKİNLİĞİNİN DEĞERLENDİRİLMESİ</text:p>
            <text:p text:style-name="P32">Etkinlik, Yönetim Temsilcisi tarafından değerlendirilecektir. </text:p>
          </table:table-cell>
          <table:covered-table-cell/>
        </table:table-row>
        <table:table-row>
          <table:table-cell table:style-name="Tablo23.A2" office:value-type="string">
            <text:p text:style-name="P5">İzleme süresi<text:tab/></text:p>
          </table:table-cell>
          <table:table-cell table:style-name="Tablo23.B2" office:value-type="string">
            <text:p text:style-name="P27">2 Gün</text:p>
          </table:table-cell>
        </table:table-row>
        <table:table-row>
          <table:table-cell table:style-name="Tablo23.A2" office:value-type="string">
            <text:p text:style-name="P5">Düşünceler</text:p>
          </table:table-cell>
          <table:table-cell table:style-name="Tablo23.B2" office:value-type="string">
            <text:p text:style-name="P5"><text:span text:style-name="T25">Kapsam listesi oluşturularak </text:span><text:span text:style-name="T26">sorun çözüldü.</text:span></text:p>
          </table:table-cell>
        </table:table-row>
        <table:table-row>
          <table:table-cell table:style-name="Tablo23.A2" office:value-type="string">
            <text:p text:style-name="P5">Karar</text:p>
          </table:table-cell>
          <table:table-cell table:style-name="Tablo23.B2" office:value-type="string">
            <text:p text:style-name="P62">Yapılan çalışma sorunun çözümünü sağlamıştır.</text:p>
          </table:table-cell>
        </table:table-row>
        <table:table-row>
          <table:table-cell table:style-name="Tablo23.A2" office:value-type="string">
            <text:p text:style-name="P5">Tarih <text:span text:style-name="T60">- imza</text:span></text:p>
          </table:table-cell>
          <table:table-cell table:style-name="Tablo23.B2" office:value-type="string">
            <text:p text:style-name="P42"><text:span text:style-name="T5">H.Murat BALCI</text:span><text:span text:style-name="T1"> <text:tab/> <text:s text:c="8"/></text:span><text:span text:style-name="T6"><text:s/></text:span><text:span text:style-name="T2">20-05-2018</text:span><text:span text:style-name="T23"><text:tab/></text:span><text:span text:style-name="T10"><text:tab/><text:tab/><text:tab/><text:tab/><text:tab/><text:tab/><text:tab/></text:span></text:p>
            <text:p text:style-name="P94">Yönetim Temsilcisi</text:p>
          </table:table-cell>
        </table:table-row>
      </table:table>
      <text:p text:style-name="P11"/>
      <table:table table:name="Tablo24" table:style-name="Tablo24">
        <table:table-column table:style-name="Tablo24.A"/>
        <table:table-row>
          <table:table-cell table:style-name="Tablo24.A1" office:value-type="string">
            <text:p text:style-name="P8">FRM-11-01</text:p>
          </table:table-cell>
        </table:table-row>
      </table:table>
      <text:p text:style-name="P45"/>
      <text:p text:style-name="P44"><text:soft-page-break/></text:p>
      <table:table table:name="Tablo25" table:style-name="Tablo25">
        <table:table-column table:style-name="Tablo25.A"/>
        <table:table-column table:style-name="Tablo25.B"/>
        <table:table-row table:style-name="Tablo25.1">
          <table:table-cell table:style-name="Tablo25.A1" office:value-type="string">
            <text:p text:style-name="P8"/>
            <text:p text:style-name="P8"/>
            <text:p text:style-name="P9">DÜZELTİCİ VE ÖNLEYİCİ </text:p>
            <text:p text:style-name="P9">FAALİYETLER RAPORU</text:p>
            <text:p text:style-name="P22"/>
          </table:table-cell>
          <table:table-cell table:style-name="Tablo25.B1" office:value-type="string">
            <table:table table:name="Tablo26" table:style-name="Tablo26">
              <table:table-column table:style-name="Tablo26.A"/>
              <table:table-column table:style-name="Tablo26.B"/>
              <table:table-row table:style-name="Tablo26.1">
                <table:table-cell table:style-name="Tablo26.A1" office:value-type="string">
                  <text:p text:style-name="P8">Bölüm No</text:p>
                </table:table-cell>
                <table:table-cell table:style-name="Tablo26.B1" office:value-type="string">
                  <text:p text:style-name="P8">FRM-11-01</text:p>
                </table:table-cell>
              </table:table-row>
              <table:table-row table:style-name="Tablo26.1">
                <table:table-cell table:style-name="Tablo26.A1" office:value-type="string">
                  <text:p text:style-name="P8">Yayın Tarihi</text:p>
                </table:table-cell>
                <table:table-cell table:style-name="Tablo26.B1" office:value-type="string">
                  <text:p text:style-name="P8">05-05-2018</text:p>
                </table:table-cell>
              </table:table-row>
              <table:table-row table:style-name="Tablo26.1">
                <table:table-cell table:style-name="Tablo26.A1" office:value-type="string">
                  <text:p text:style-name="P8">Rev.No./Tarih</text:p>
                </table:table-cell>
                <table:table-cell table:style-name="Tablo26.B1" office:value-type="string">
                  <text:p text:style-name="P8">0.0</text:p>
                </table:table-cell>
              </table:table-row>
              <table:table-row table:style-name="Tablo26.1">
                <table:table-cell table:style-name="Tablo26.A1" office:value-type="string">
                  <text:p text:style-name="P8">Sayfa No</text:p>
                </table:table-cell>
                <table:table-cell table:style-name="Tablo26.B1" office:value-type="string">
                  <text:p text:style-name="P8">1/1</text:p>
                </table:table-cell>
              </table:table-row>
            </table:table>
            <text:p text:style-name="P8"/>
          </table:table-cell>
        </table:table-row>
      </table:table>
      <text:p text:style-name="P5"/>
      <table:table table:name="Tablo27" table:style-name="Tablo27">
        <table:table-column table:style-name="Tablo27.A"/>
        <table:table-column table:style-name="Tablo27.B"/>
        <table:table-column table:style-name="Tablo27.C"/>
        <table:table-column table:style-name="Tablo27.D"/>
        <table:table-column table:style-name="Tablo27.A"/>
        <table:table-column table:style-name="Tablo27.F"/>
        <table:table-column table:style-name="Tablo27.G"/>
        <table:table-column table:style-name="Tablo27.H"/>
        <table:table-column table:style-name="Tablo27.I"/>
        <table:table-column table:style-name="Tablo27.J"/>
        <table:table-row>
          <table:table-cell table:style-name="Tablo27.A1" table:number-columns-spanned="6" office:value-type="string">
            <text:p text:style-name="P17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27.A1" table:number-rows-spanned="2" table:number-columns-spanned="3" office:value-type="string">
            <text:p text:style-name="P10">Rapor No:</text:p>
            <text:p text:style-name="P35"/>
            <text:p text:style-name="P31">2</text:p>
          </table:table-cell>
          <table:covered-table-cell/>
          <table:covered-table-cell/>
          <table:table-cell table:style-name="Tablo27.J1" table:number-rows-spanned="2" office:value-type="string">
            <text:p text:style-name="P48">Rapor Tarihi:</text:p>
            <text:p text:style-name="P52"/>
            <text:p text:style-name="P50"><text:span text:style-name="T67">24</text:span> Mayıs 2018</text:p>
          </table:table-cell>
        </table:table-row>
        <table:table-row>
          <table:table-cell table:style-name="Tablo27.A2" office:value-type="string">
            <text:p text:style-name="P101"><text:span text:style-name="T15"><text:s text:c="2"/>X</text:span></text:p>
          </table:table-cell>
          <table:table-cell table:style-name="Tablo27.A2" office:value-type="string">
            <text:p text:style-name="P19">Düzeltici</text:p>
          </table:table-cell>
          <table:table-cell table:style-name="Tablo27.A2" office:value-type="string">
            <text:p text:style-name="P33"/>
          </table:table-cell>
          <table:table-cell table:style-name="Tablo27.A2" table:number-columns-spanned="3" office:value-type="string">
            <text:p text:style-name="P19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27.A3" table:number-columns-spanned="10" office:value-type="string">
            <text:p text:style-name="P14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27.A3" table:number-columns-spanned="10" office:value-type="string">
            <text:p text:style-name="P4"><text:span text:style-name="T26">Laboratuara Talimatlar Asılma</text:span><text:span text:style-name="T28">mış</text:span></text:p>
            <text:p text:style-name="P103">(TSE Üretim Yeri İnceleme Raporu – No: 1825621 <text:s/>- Tarih : 16-05-2018)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27.A2" office:value-type="string">
            <text:p text:style-name="P46"/>
          </table:table-cell>
          <table:table-cell table:style-name="Tablo27.A2" table:number-columns-spanned="3" office:value-type="string">
            <text:p text:style-name="P3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27.A2" office:value-type="string">
            <text:p text:style-name="P51"/>
          </table:table-cell>
          <table:table-cell table:style-name="Tablo27.A2" table:number-columns-spanned="2" office:value-type="string">
            <text:p text:style-name="P23">Uygun olmayan ürün</text:p>
          </table:table-cell>
          <table:covered-table-cell/>
          <table:table-cell table:style-name="Tablo27.A2" office:value-type="string">
            <text:p text:style-name="P51"/>
          </table:table-cell>
          <table:table-cell table:style-name="Tablo27.A3" table:number-columns-spanned="2" office:value-type="string">
            <text:p text:style-name="P23"><text:span text:style-name="T60">İ</text:span>ç kalite tetkik sonuçları</text:p>
          </table:table-cell>
          <table:covered-table-cell/>
        </table:table-row>
        <table:table-row>
          <table:table-cell table:style-name="Tablo27.A2" office:value-type="string">
            <text:p text:style-name="P46"/>
          </table:table-cell>
          <table:table-cell table:style-name="Tablo27.A2" table:number-columns-spanned="3" office:value-type="string">
            <text:p text:style-name="P23">Müşteri anketi sonuçları</text:p>
          </table:table-cell>
          <table:covered-table-cell/>
          <table:covered-table-cell/>
          <table:table-cell table:style-name="Tablo27.A2" office:value-type="string">
            <text:p text:style-name="P51"/>
          </table:table-cell>
          <table:table-cell table:style-name="Tablo27.A2" table:number-columns-spanned="2" office:value-type="string">
            <text:p text:style-name="P23">Veri analizleri sonuçları</text:p>
          </table:table-cell>
          <table:covered-table-cell/>
          <table:table-cell table:style-name="Tablo27.A2" office:value-type="string">
            <text:p text:style-name="P51"/>
          </table:table-cell>
          <table:table-cell table:style-name="Tablo27.A3" table:number-columns-spanned="2" office:value-type="string">
            <text:p text:style-name="P23">Proses uygunsuzluğu</text:p>
          </table:table-cell>
          <table:covered-table-cell/>
        </table:table-row>
        <table:table-row>
          <table:table-cell table:style-name="Tablo27.A2" office:value-type="string">
            <text:p text:style-name="P101"><text:span text:style-name="T15"><text:s text:c="2"/>X</text:span></text:p>
          </table:table-cell>
          <table:table-cell table:style-name="Tablo27.A2" table:number-columns-spanned="3" office:value-type="string">
            <text:p text:style-name="P23">Kalite sistem<text:span text:style-name="T60">i</text:span></text:p>
          </table:table-cell>
          <table:covered-table-cell/>
          <table:covered-table-cell/>
          <table:table-cell table:style-name="Tablo27.A2" office:value-type="string">
            <text:p text:style-name="P51"/>
          </table:table-cell>
          <table:table-cell table:style-name="Tablo27.A2" table:number-columns-spanned="2" office:value-type="string">
            <text:p text:style-name="P23">Gözden geçirme sonuçları</text:p>
          </table:table-cell>
          <table:covered-table-cell/>
          <table:table-cell table:style-name="Tablo27.A2" office:value-type="string">
            <text:p text:style-name="P51"/>
          </table:table-cell>
          <table:table-cell table:style-name="Tablo27.A3" table:number-columns-spanned="2" office:value-type="string">
            <text:p text:style-name="P24">Diğer</text:p>
          </table:table-cell>
          <table:covered-table-cell/>
        </table:table-row>
      </table:table>
      <table:table table:name="Tablo28" table:style-name="Tablo28">
        <table:table-column table:style-name="Tablo28.A"/>
        <table:table-column table:style-name="Tablo28.B"/>
        <table:table-column table:style-name="Tablo28.C"/>
        <table:table-column table:style-name="Tablo28.D"/>
        <table:table-row>
          <table:table-cell table:style-name="Tablo28.A1" office:value-type="string">
            <text:p text:style-name="P5">Tarih<text:tab/></text:p>
          </table:table-cell>
          <table:table-cell table:style-name="Tablo28.A1" office:value-type="string">
            <text:p text:style-name="P53">1<text:span text:style-name="T64">6</text:span>-05-2018</text:p>
          </table:table-cell>
          <table:table-cell table:style-name="Tablo28.A1" office:value-type="string">
            <text:p text:style-name="P16">Tanımı Yapan</text:p>
          </table:table-cell>
          <table:table-cell table:style-name="Tablo28.D1" office:value-type="string">
            <text:p text:style-name="P57">Ergün YEŞİLYURT - TSE Bilirkişi</text:p>
          </table:table-cell>
        </table:table-row>
      </table:table>
      <text:p text:style-name="P3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29" table:style-name="Tablo29">
        <table:table-column table:style-name="Tablo29.A"/>
        <table:table-row>
          <table:table-cell table:style-name="Tablo29.A1" office:value-type="string">
            <text:p text:style-name="P14">TEMEL NEDENİN TANIMLANMASI</text:p>
          </table:table-cell>
        </table:table-row>
        <table:table-row>
          <table:table-cell table:style-name="Tablo29.A2" office:value-type="string">
            <text:p text:style-name="P25"><text:span text:style-name="T37">Laboratuarın zamanında hazır hale getirilememesi </text:span><text:span text:style-name="T38">sebebiyle,</text:span><text:span text:style-name="T37"> talimatlar</text:span><text:span text:style-name="T38"> zamanında </text:span><text:span text:style-name="T37">asılamamıştır</text:span><text:span text:style-name="T38">. </text:span></text:p>
            <text:p text:style-name="P27"/>
            <text:p text:style-name="P27"/>
          </table:table-cell>
        </table:table-row>
      </table:table>
      <table:table table:name="Tablo30" table:style-name="Tablo30">
        <table:table-column table:style-name="Tablo30.A"/>
        <table:table-column table:style-name="Tablo30.B"/>
        <table:table-column table:style-name="Tablo30.C"/>
        <table:table-column table:style-name="Tablo30.D"/>
        <table:table-row>
          <table:table-cell table:style-name="Tablo30.A1" table:number-columns-spanned="4" office:value-type="string">
            <text:p text:style-name="P6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30.A2" table:number-columns-spanned="4" office:value-type="string">
            <text:p text:style-name="P28">Laboratuara asılması gereken talimatlar hazırlandı. Laboratuarda oluşturulan talimat panolarına asıldı.</text:p>
            <text:p text:style-name="P27"/>
            <text:p text:style-name="P27"/>
            <text:p text:style-name="P27"/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o30.A3" office:value-type="string">
            <text:p text:style-name="P15">Öneren<text:tab/></text:p>
          </table:table-cell>
          <table:table-cell table:style-name="Tablo30.A3" table:number-rows-spanned="2" office:value-type="string">
            <text:p text:style-name="P27">H.Murat BALCI</text:p>
            <text:p text:style-name="P20"><text:span text:style-name="T33">19</text:span><text:span text:style-name="T32">-05-2018</text:span></text:p>
          </table:table-cell>
          <table:table-cell table:style-name="Tablo30.A3" office:value-type="string">
            <text:p text:style-name="P15">Gerçekleştiren</text:p>
          </table:table-cell>
          <table:table-cell table:style-name="Tablo30.A2" table:number-rows-spanned="2" office:value-type="string">
            <text:p text:style-name="P64">Turan ÇEVİK</text:p>
            <text:p text:style-name="P20"><text:span text:style-name="T33">23</text:span><text:span text:style-name="T32">-05-2018</text:span></text:p>
          </table:table-cell>
        </table:table-row>
        <table:table-row table:style-name="Tablo30.4">
          <table:table-cell table:style-name="Tablo30.A3" office:value-type="string">
            <text:p text:style-name="P18">Tarih<text:span text:style-name="T61">-imza</text:span></text:p>
          </table:table-cell>
          <table:covered-table-cell/>
          <table:table-cell table:style-name="Tablo30.A3" office:value-type="string">
            <text:p text:style-name="P18">Tarih<text:span text:style-name="T61">-imza</text:span></text:p>
          </table:table-cell>
          <table:covered-table-cell/>
        </table:table-row>
      </table:table>
      <text:p text:style-name="P79"/>
      <table:table table:name="Tablo31" table:style-name="Tablo31">
        <table:table-column table:style-name="Tablo31.A"/>
        <table:table-column table:style-name="Tablo31.B"/>
        <table:table-row>
          <table:table-cell table:style-name="Tablo31.A1" table:number-columns-spanned="2" office:value-type="string">
            <text:p text:style-name="P12">DÜZELTİCİ/ÖNLEYİCİ FAALİYETİN ETKİNLİĞİNİN DEĞERLENDİRİLMESİ</text:p>
            <text:p text:style-name="P32">Etkinlik, Yönetim Temsilcisi tarafından değerlendirilecektir. </text:p>
          </table:table-cell>
          <table:covered-table-cell/>
        </table:table-row>
        <table:table-row>
          <table:table-cell table:style-name="Tablo31.A2" office:value-type="string">
            <text:p text:style-name="P5">İzleme süresi<text:tab/></text:p>
          </table:table-cell>
          <table:table-cell table:style-name="Tablo31.B2" office:value-type="string">
            <text:p text:style-name="P5"><text:span text:style-name="T28">5</text:span><text:span text:style-name="T25"> Gün</text:span></text:p>
          </table:table-cell>
        </table:table-row>
        <table:table-row>
          <table:table-cell table:style-name="Tablo31.A2" office:value-type="string">
            <text:p text:style-name="P5">Düşünceler</text:p>
          </table:table-cell>
          <table:table-cell table:style-name="Tablo31.B2" office:value-type="string">
            <text:p text:style-name="P4"><text:span text:style-name="T27">T</text:span><text:span text:style-name="T25">a</text:span><text:span text:style-name="T27">limatlar panoya asılmıştır.</text:span></text:p>
          </table:table-cell>
        </table:table-row>
        <table:table-row>
          <table:table-cell table:style-name="Tablo31.A2" office:value-type="string">
            <text:p text:style-name="P5">Karar</text:p>
          </table:table-cell>
          <table:table-cell table:style-name="Tablo31.B2" office:value-type="string">
            <text:p text:style-name="P4"><text:span text:style-name="T26">Yapılan çalışma </text:span><text:span text:style-name="T27">sonucunda </text:span><text:span text:style-name="T26">sorun çözü</text:span><text:span text:style-name="T27">lmüştür.</text:span><text:span text:style-name="T26">.</text:span></text:p>
          </table:table-cell>
        </table:table-row>
        <table:table-row>
          <table:table-cell table:style-name="Tablo31.A2" office:value-type="string">
            <text:p text:style-name="P5">Tarih <text:span text:style-name="T60">- imza</text:span></text:p>
          </table:table-cell>
          <table:table-cell table:style-name="Tablo31.B2" office:value-type="string">
            <text:p text:style-name="P42"><text:span text:style-name="T5">H.Murat BALCI</text:span><text:span text:style-name="T1"> <text:tab/> <text:s text:c="8"/></text:span><text:span text:style-name="T6"><text:s/></text:span><text:span text:style-name="T2">2</text:span><text:span text:style-name="T3">4</text:span><text:span text:style-name="T2">-05-2018</text:span><text:span text:style-name="T23"><text:tab/></text:span><text:span text:style-name="T10"><text:tab/><text:tab/><text:tab/><text:tab/><text:tab/><text:tab/><text:tab/></text:span></text:p>
            <text:p text:style-name="P94">Yönetim Temsilcisi</text:p>
          </table:table-cell>
        </table:table-row>
      </table:table>
      <text:p text:style-name="P11"/>
      <table:table table:name="Tablo32" table:style-name="Tablo32">
        <table:table-column table:style-name="Tablo32.A"/>
        <table:table-row>
          <table:table-cell table:style-name="Tablo32.A1" office:value-type="string">
            <text:p text:style-name="P8">FRM-11-01</text:p>
          </table:table-cell>
        </table:table-row>
      </table:table>
      <text:p text:style-name="P45"/>
      <text:p text:style-name="P40"><text:soft-page-break/></text:p>
      <table:table table:name="Tablo33" table:style-name="Tablo33">
        <table:table-column table:style-name="Tablo33.A"/>
        <table:table-column table:style-name="Tablo33.B"/>
        <table:table-row table:style-name="Tablo33.1">
          <table:table-cell table:style-name="Tablo33.A1" office:value-type="string">
            <text:p text:style-name="P8"/>
            <text:p text:style-name="P8"/>
            <text:p text:style-name="P9">DÜZELTİCİ VE ÖNLEYİCİ </text:p>
            <text:p text:style-name="P9">FAALİYETLER RAPORU</text:p>
            <text:p text:style-name="P22"/>
          </table:table-cell>
          <table:table-cell table:style-name="Tablo33.B1" office:value-type="string">
            <table:table table:name="Tablo34" table:style-name="Tablo34">
              <table:table-column table:style-name="Tablo34.A"/>
              <table:table-column table:style-name="Tablo34.B"/>
              <table:table-row table:style-name="Tablo34.1">
                <table:table-cell table:style-name="Tablo34.A1" office:value-type="string">
                  <text:p text:style-name="P8">Bölüm No</text:p>
                </table:table-cell>
                <table:table-cell table:style-name="Tablo34.B1" office:value-type="string">
                  <text:p text:style-name="P8">FRM-11-01</text:p>
                </table:table-cell>
              </table:table-row>
              <table:table-row table:style-name="Tablo34.1">
                <table:table-cell table:style-name="Tablo34.A1" office:value-type="string">
                  <text:p text:style-name="P8">Yayın Tarihi</text:p>
                </table:table-cell>
                <table:table-cell table:style-name="Tablo34.B1" office:value-type="string">
                  <text:p text:style-name="P8">05-05-2018</text:p>
                </table:table-cell>
              </table:table-row>
              <table:table-row table:style-name="Tablo34.1">
                <table:table-cell table:style-name="Tablo34.A1" office:value-type="string">
                  <text:p text:style-name="P8">Rev.No./Tarih</text:p>
                </table:table-cell>
                <table:table-cell table:style-name="Tablo34.B1" office:value-type="string">
                  <text:p text:style-name="P8">0.0</text:p>
                </table:table-cell>
              </table:table-row>
              <table:table-row table:style-name="Tablo34.1">
                <table:table-cell table:style-name="Tablo34.A1" office:value-type="string">
                  <text:p text:style-name="P8">Sayfa No</text:p>
                </table:table-cell>
                <table:table-cell table:style-name="Tablo34.B1" office:value-type="string">
                  <text:p text:style-name="P8">1/1</text:p>
                </table:table-cell>
              </table:table-row>
            </table:table>
            <text:p text:style-name="P8"/>
          </table:table-cell>
        </table:table-row>
      </table:table>
      <text:p text:style-name="P5"/>
      <table:table table:name="Tablo35" table:style-name="Tablo35">
        <table:table-column table:style-name="Tablo35.A"/>
        <table:table-column table:style-name="Tablo35.B"/>
        <table:table-column table:style-name="Tablo35.C"/>
        <table:table-column table:style-name="Tablo35.D"/>
        <table:table-column table:style-name="Tablo35.A"/>
        <table:table-column table:style-name="Tablo35.F"/>
        <table:table-column table:style-name="Tablo35.G"/>
        <table:table-column table:style-name="Tablo35.H"/>
        <table:table-column table:style-name="Tablo35.I"/>
        <table:table-column table:style-name="Tablo35.J"/>
        <table:table-row>
          <table:table-cell table:style-name="Tablo35.A1" table:number-columns-spanned="6" office:value-type="string">
            <text:p text:style-name="P17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35.A1" table:number-rows-spanned="2" table:number-columns-spanned="3" office:value-type="string">
            <text:p text:style-name="P10">Rapor No:</text:p>
            <text:p text:style-name="P35"/>
            <text:p text:style-name="P31">3</text:p>
          </table:table-cell>
          <table:covered-table-cell/>
          <table:covered-table-cell/>
          <table:table-cell table:style-name="Tablo35.J1" table:number-rows-spanned="2" office:value-type="string">
            <text:p text:style-name="P48">Rapor Tarihi:</text:p>
            <text:p text:style-name="P52"/>
            <text:p text:style-name="P50"><text:span text:style-name="T62">30</text:span> Mayıs 2018</text:p>
          </table:table-cell>
        </table:table-row>
        <table:table-row>
          <table:table-cell table:style-name="Tablo35.A2" office:value-type="string">
            <text:p text:style-name="P101"><text:span text:style-name="T15"><text:s text:c="2"/>X</text:span></text:p>
          </table:table-cell>
          <table:table-cell table:style-name="Tablo35.A2" office:value-type="string">
            <text:p text:style-name="P19">Düzeltici</text:p>
          </table:table-cell>
          <table:table-cell table:style-name="Tablo35.A2" office:value-type="string">
            <text:p text:style-name="P33"/>
          </table:table-cell>
          <table:table-cell table:style-name="Tablo35.A2" table:number-columns-spanned="3" office:value-type="string">
            <text:p text:style-name="P19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35.A3" table:number-columns-spanned="10" office:value-type="string">
            <text:p text:style-name="P14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35.A3" table:number-columns-spanned="10" office:value-type="string">
            <text:p text:style-name="P21"><text:span text:style-name="T17">Laboratuar cihazlarının kalibrasyonu yap</text:span><text:span text:style-name="T19">ılmamış</text:span></text:p>
            <text:p text:style-name="P103">(TSE Üretim Yeri İnceleme Raporu – No: 1825621 <text:s/>- Tarih : 16-05-2018)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35.A2" office:value-type="string">
            <text:p text:style-name="P46"/>
          </table:table-cell>
          <table:table-cell table:style-name="Tablo35.A2" table:number-columns-spanned="3" office:value-type="string">
            <text:p text:style-name="P3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35.A2" office:value-type="string">
            <text:p text:style-name="P51"/>
          </table:table-cell>
          <table:table-cell table:style-name="Tablo35.A2" table:number-columns-spanned="2" office:value-type="string">
            <text:p text:style-name="P23">Uygun olmayan ürün</text:p>
          </table:table-cell>
          <table:covered-table-cell/>
          <table:table-cell table:style-name="Tablo35.A2" office:value-type="string">
            <text:p text:style-name="P51"/>
          </table:table-cell>
          <table:table-cell table:style-name="Tablo35.A3" table:number-columns-spanned="2" office:value-type="string">
            <text:p text:style-name="P23"><text:span text:style-name="T60">İ</text:span>ç kalite tetkik sonuçları</text:p>
          </table:table-cell>
          <table:covered-table-cell/>
        </table:table-row>
        <table:table-row>
          <table:table-cell table:style-name="Tablo35.A2" office:value-type="string">
            <text:p text:style-name="P46"/>
          </table:table-cell>
          <table:table-cell table:style-name="Tablo35.A2" table:number-columns-spanned="3" office:value-type="string">
            <text:p text:style-name="P23">Müşteri anketi sonuçları</text:p>
          </table:table-cell>
          <table:covered-table-cell/>
          <table:covered-table-cell/>
          <table:table-cell table:style-name="Tablo35.A2" office:value-type="string">
            <text:p text:style-name="P51"/>
          </table:table-cell>
          <table:table-cell table:style-name="Tablo35.A2" table:number-columns-spanned="2" office:value-type="string">
            <text:p text:style-name="P23">Veri analizleri sonuçları</text:p>
          </table:table-cell>
          <table:covered-table-cell/>
          <table:table-cell table:style-name="Tablo35.A2" office:value-type="string">
            <text:p text:style-name="P51"/>
          </table:table-cell>
          <table:table-cell table:style-name="Tablo35.A3" table:number-columns-spanned="2" office:value-type="string">
            <text:p text:style-name="P23">Proses uygunsuzluğu</text:p>
          </table:table-cell>
          <table:covered-table-cell/>
        </table:table-row>
        <table:table-row>
          <table:table-cell table:style-name="Tablo35.A2" office:value-type="string">
            <text:p text:style-name="P101"><text:span text:style-name="T15"><text:s text:c="2"/>X</text:span></text:p>
          </table:table-cell>
          <table:table-cell table:style-name="Tablo35.A2" table:number-columns-spanned="3" office:value-type="string">
            <text:p text:style-name="P23">Kalite sistem<text:span text:style-name="T60">i</text:span></text:p>
          </table:table-cell>
          <table:covered-table-cell/>
          <table:covered-table-cell/>
          <table:table-cell table:style-name="Tablo35.A2" office:value-type="string">
            <text:p text:style-name="P51"/>
          </table:table-cell>
          <table:table-cell table:style-name="Tablo35.A2" table:number-columns-spanned="2" office:value-type="string">
            <text:p text:style-name="P23">Gözden geçirme sonuçları</text:p>
          </table:table-cell>
          <table:covered-table-cell/>
          <table:table-cell table:style-name="Tablo35.A2" office:value-type="string">
            <text:p text:style-name="P51"/>
          </table:table-cell>
          <table:table-cell table:style-name="Tablo35.A3" table:number-columns-spanned="2" office:value-type="string">
            <text:p text:style-name="P24">Diğer</text:p>
          </table:table-cell>
          <table:covered-table-cell/>
        </table:table-row>
      </table:table>
      <table:table table:name="Tablo36" table:style-name="Tablo36">
        <table:table-column table:style-name="Tablo36.A"/>
        <table:table-column table:style-name="Tablo36.B"/>
        <table:table-column table:style-name="Tablo36.C"/>
        <table:table-column table:style-name="Tablo36.D"/>
        <table:table-row>
          <table:table-cell table:style-name="Tablo36.A1" office:value-type="string">
            <text:p text:style-name="P5">Tarih<text:tab/></text:p>
          </table:table-cell>
          <table:table-cell table:style-name="Tablo36.A1" office:value-type="string">
            <text:p text:style-name="P16"><text:span text:style-name="T26">1</text:span><text:span text:style-name="T30">6</text:span><text:span text:style-name="T26">-05-2018</text:span></text:p>
          </table:table-cell>
          <table:table-cell table:style-name="Tablo36.A1" office:value-type="string">
            <text:p text:style-name="P16">Tanımı Yapan</text:p>
          </table:table-cell>
          <table:table-cell table:style-name="Tablo36.D1" office:value-type="string">
            <text:p text:style-name="P57">Ergün YEŞİLYURT - TSE Bilirkişi</text:p>
          </table:table-cell>
        </table:table-row>
      </table:table>
      <text:p text:style-name="P3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37" table:style-name="Tablo37">
        <table:table-column table:style-name="Tablo37.A"/>
        <table:table-row>
          <table:table-cell table:style-name="Tablo37.A1" office:value-type="string">
            <text:p text:style-name="P14">TEMEL NEDENİN TANIMLANMASI</text:p>
          </table:table-cell>
        </table:table-row>
        <table:table-row>
          <table:table-cell table:style-name="Tablo37.A2" office:value-type="string">
            <text:p text:style-name="P26"><text:span text:style-name="T34">TSE belgesine yeni başvuruda bulunulması sebebiyle, </text:span><text:span text:style-name="T50">laboratuar cihazlarının kalibrasyonu zamanında yaptırılamamıştır.</text:span></text:p>
            <text:p text:style-name="P27"/>
            <text:p text:style-name="P27"/>
          </table:table-cell>
        </table:table-row>
      </table:table>
      <table:table table:name="Tablo38" table:style-name="Tablo38">
        <table:table-column table:style-name="Tablo38.A"/>
        <table:table-column table:style-name="Tablo38.B"/>
        <table:table-column table:style-name="Tablo38.C"/>
        <table:table-column table:style-name="Tablo38.D"/>
        <table:table-row>
          <table:table-cell table:style-name="Tablo38.A1" table:number-columns-spanned="4" office:value-type="string">
            <text:p text:style-name="P6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38.A2" table:number-columns-spanned="4" office:value-type="string">
            <text:p text:style-name="P29">Yetkilendirilmiş cihaz kalibrasyonu yapan firma ile irtibata geçildi. Kalibrasyon için randevu alındı. Randevu tarihinde firma gelerek, cihazların kalibrasyonunu gerçekleştirdi.</text:p>
            <text:p text:style-name="P27"/>
            <text:p text:style-name="P27"/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o38.A3" office:value-type="string">
            <text:p text:style-name="P15">Öneren<text:tab/></text:p>
          </table:table-cell>
          <table:table-cell table:style-name="Tablo38.A3" table:number-rows-spanned="2" office:value-type="string">
            <text:p text:style-name="P27">H.Murat BALCI</text:p>
            <text:p text:style-name="P20"><text:span text:style-name="T35">18</text:span><text:span text:style-name="T32">-05-2018</text:span></text:p>
          </table:table-cell>
          <table:table-cell table:style-name="Tablo38.A3" office:value-type="string">
            <text:p text:style-name="P15">Gerçekleştiren</text:p>
          </table:table-cell>
          <table:table-cell table:style-name="Tablo38.A2" table:number-rows-spanned="2" office:value-type="string">
            <text:p text:style-name="P13"><text:span text:style-name="T32">Mustafa BALCI</text:span><text:span text:style-name="T31"> </text:span></text:p>
            <text:p text:style-name="P20"><text:span text:style-name="T35">30</text:span><text:span text:style-name="T32">-05-2018</text:span></text:p>
          </table:table-cell>
        </table:table-row>
        <table:table-row table:style-name="Tablo38.4">
          <table:table-cell table:style-name="Tablo38.A3" office:value-type="string">
            <text:p text:style-name="P18">Tarih<text:span text:style-name="T61">-imza</text:span></text:p>
          </table:table-cell>
          <table:covered-table-cell/>
          <table:table-cell table:style-name="Tablo38.A3" office:value-type="string">
            <text:p text:style-name="P18">Tarih<text:span text:style-name="T61">-imza</text:span></text:p>
          </table:table-cell>
          <table:covered-table-cell/>
        </table:table-row>
      </table:table>
      <text:p text:style-name="P79"/>
      <table:table table:name="Tablo39" table:style-name="Tablo39">
        <table:table-column table:style-name="Tablo39.A"/>
        <table:table-column table:style-name="Tablo39.B"/>
        <table:table-row>
          <table:table-cell table:style-name="Tablo39.A1" table:number-columns-spanned="2" office:value-type="string">
            <text:p text:style-name="P12">DÜZELTİCİ/ÖNLEYİCİ FAALİYETİN ETKİNLİĞİNİN DEĞERLENDİRİLMESİ</text:p>
            <text:p text:style-name="P32">Etkinlik, Yönetim Temsilcisi tarafından değerlendirilecektir. </text:p>
          </table:table-cell>
          <table:covered-table-cell/>
        </table:table-row>
        <table:table-row>
          <table:table-cell table:style-name="Tablo39.A2" office:value-type="string">
            <text:p text:style-name="P5">İzleme süresi<text:tab/></text:p>
          </table:table-cell>
          <table:table-cell table:style-name="Tablo39.B2" office:value-type="string">
            <text:p text:style-name="P5"><text:span text:style-name="T29">1</text:span><text:span text:style-name="T25">2 Gün</text:span></text:p>
          </table:table-cell>
        </table:table-row>
        <table:table-row>
          <table:table-cell table:style-name="Tablo39.A2" office:value-type="string">
            <text:p text:style-name="P5">Düşünceler</text:p>
          </table:table-cell>
          <table:table-cell table:style-name="Tablo39.B2" office:value-type="string">
            <text:p text:style-name="P29">Cihaz kalibrasyonu yetkili firmaya yaptırılmıştır.</text:p>
          </table:table-cell>
        </table:table-row>
        <table:table-row>
          <table:table-cell table:style-name="Tablo39.A2" office:value-type="string">
            <text:p text:style-name="P5">Karar</text:p>
          </table:table-cell>
          <table:table-cell table:style-name="Tablo39.B2" office:value-type="string">
            <text:p text:style-name="P63">Yapılan çalışma sorunun çözümünü sağlamıştır.</text:p>
          </table:table-cell>
        </table:table-row>
        <table:table-row>
          <table:table-cell table:style-name="Tablo39.A2" office:value-type="string">
            <text:p text:style-name="P5">Tarih <text:span text:style-name="T60">- imza</text:span></text:p>
          </table:table-cell>
          <table:table-cell table:style-name="Tablo39.B2" office:value-type="string">
            <text:p text:style-name="P42"><text:span text:style-name="T5">H.Murat BALCI</text:span><text:span text:style-name="T1"> <text:tab/> <text:s text:c="8"/></text:span><text:span text:style-name="T6"><text:s/></text:span><text:span text:style-name="T7">3</text:span><text:span text:style-name="T2">0-05-2018</text:span><text:span text:style-name="T23"><text:tab/></text:span><text:span text:style-name="T10"><text:tab/><text:tab/><text:tab/><text:tab/><text:tab/><text:tab/><text:tab/></text:span></text:p>
            <text:p text:style-name="P94">Yönetim Temsilcisi</text:p>
          </table:table-cell>
        </table:table-row>
      </table:table>
      <text:p text:style-name="P11"/>
      <table:table table:name="Tablo40" table:style-name="Tablo40">
        <table:table-column table:style-name="Tablo40.A"/>
        <table:table-row>
          <table:table-cell table:style-name="Tablo40.A1" office:value-type="string">
            <text:p text:style-name="P8">FRM-11-01</text:p>
          </table:table-cell>
        </table:table-row>
      </table:table>
      <text:p text:style-name="P98"/>
      <text:p text:style-name="P97"><text:soft-page-break/></text:p>
      <table:table table:name="Tablo41" table:style-name="Tablo41">
        <table:table-column table:style-name="Tablo41.A"/>
        <table:table-column table:style-name="Tablo41.B"/>
        <table:table-row table:style-name="Tablo41.1">
          <table:table-cell table:style-name="Tablo41.A1" office:value-type="string">
            <text:p text:style-name="P8"/>
            <text:p text:style-name="P8"/>
            <text:p text:style-name="P9">DÜZELTİCİ VE ÖNLEYİCİ </text:p>
            <text:p text:style-name="P9">FAALİYETLER RAPORU</text:p>
            <text:p text:style-name="P22"/>
          </table:table-cell>
          <table:table-cell table:style-name="Tablo41.B1" office:value-type="string">
            <table:table table:name="Tablo42" table:style-name="Tablo42">
              <table:table-column table:style-name="Tablo42.A"/>
              <table:table-column table:style-name="Tablo42.B"/>
              <table:table-row table:style-name="Tablo42.1">
                <table:table-cell table:style-name="Tablo42.A1" office:value-type="string">
                  <text:p text:style-name="P8">Bölüm No</text:p>
                </table:table-cell>
                <table:table-cell table:style-name="Tablo42.B1" office:value-type="string">
                  <text:p text:style-name="P8">FRM-11-01</text:p>
                </table:table-cell>
              </table:table-row>
              <table:table-row table:style-name="Tablo42.1">
                <table:table-cell table:style-name="Tablo42.A1" office:value-type="string">
                  <text:p text:style-name="P8">Yayın Tarihi</text:p>
                </table:table-cell>
                <table:table-cell table:style-name="Tablo42.B1" office:value-type="string">
                  <text:p text:style-name="P8">05-05-2018</text:p>
                </table:table-cell>
              </table:table-row>
              <table:table-row table:style-name="Tablo42.1">
                <table:table-cell table:style-name="Tablo42.A1" office:value-type="string">
                  <text:p text:style-name="P8">Rev.No./Tarih</text:p>
                </table:table-cell>
                <table:table-cell table:style-name="Tablo42.B1" office:value-type="string">
                  <text:p text:style-name="P8">0.0</text:p>
                </table:table-cell>
              </table:table-row>
              <table:table-row table:style-name="Tablo42.1">
                <table:table-cell table:style-name="Tablo42.A1" office:value-type="string">
                  <text:p text:style-name="P8">Sayfa No</text:p>
                </table:table-cell>
                <table:table-cell table:style-name="Tablo42.B1" office:value-type="string">
                  <text:p text:style-name="P8">1/1</text:p>
                </table:table-cell>
              </table:table-row>
            </table:table>
            <text:p text:style-name="P8"/>
          </table:table-cell>
        </table:table-row>
      </table:table>
      <text:p text:style-name="P5"/>
      <table:table table:name="Tablo43" table:style-name="Tablo43">
        <table:table-column table:style-name="Tablo43.A"/>
        <table:table-column table:style-name="Tablo43.B"/>
        <table:table-column table:style-name="Tablo43.C"/>
        <table:table-column table:style-name="Tablo43.D"/>
        <table:table-column table:style-name="Tablo43.A"/>
        <table:table-column table:style-name="Tablo43.F"/>
        <table:table-column table:style-name="Tablo43.G"/>
        <table:table-column table:style-name="Tablo43.H"/>
        <table:table-column table:style-name="Tablo43.I"/>
        <table:table-column table:style-name="Tablo43.J"/>
        <table:table-row>
          <table:table-cell table:style-name="Tablo43.A1" table:number-columns-spanned="6" office:value-type="string">
            <text:p text:style-name="P17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43.A1" table:number-rows-spanned="2" table:number-columns-spanned="3" office:value-type="string">
            <text:p text:style-name="P10">Rapor No:</text:p>
            <text:p text:style-name="P35"/>
            <text:p text:style-name="P31">4</text:p>
          </table:table-cell>
          <table:covered-table-cell/>
          <table:covered-table-cell/>
          <table:table-cell table:style-name="Tablo43.J1" table:number-rows-spanned="2" office:value-type="string">
            <text:p text:style-name="P48">Rapor Tarihi:</text:p>
            <text:p text:style-name="P52"/>
            <text:p text:style-name="P50"><text:span text:style-name="T63">20</text:span> Mayıs 2018</text:p>
          </table:table-cell>
        </table:table-row>
        <table:table-row>
          <table:table-cell table:style-name="Tablo43.A2" office:value-type="string">
            <text:p text:style-name="P101"><text:span text:style-name="T15"><text:s text:c="2"/>X</text:span></text:p>
          </table:table-cell>
          <table:table-cell table:style-name="Tablo43.A2" office:value-type="string">
            <text:p text:style-name="P19">Düzeltici</text:p>
          </table:table-cell>
          <table:table-cell table:style-name="Tablo43.A2" office:value-type="string">
            <text:p text:style-name="P33"/>
          </table:table-cell>
          <table:table-cell table:style-name="Tablo43.A2" table:number-columns-spanned="3" office:value-type="string">
            <text:p text:style-name="P19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43.A3" table:number-columns-spanned="10" office:value-type="string">
            <text:p text:style-name="P14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43.A3" table:number-columns-spanned="10" office:value-type="string">
            <text:p text:style-name="P29">Girdi Analiz Raporları ve Belgeleri</text:p>
            <text:p text:style-name="P103">(TSE Üretim Yeri İnceleme Raporu – No: 1825621 <text:s/>- Tarih : 16-05-2018)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43.A2" office:value-type="string">
            <text:p text:style-name="P46"/>
          </table:table-cell>
          <table:table-cell table:style-name="Tablo43.A2" table:number-columns-spanned="3" office:value-type="string">
            <text:p text:style-name="P3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43.A2" office:value-type="string">
            <text:p text:style-name="P51"/>
          </table:table-cell>
          <table:table-cell table:style-name="Tablo43.A2" table:number-columns-spanned="2" office:value-type="string">
            <text:p text:style-name="P23">Uygun olmayan ürün</text:p>
          </table:table-cell>
          <table:covered-table-cell/>
          <table:table-cell table:style-name="Tablo43.A2" office:value-type="string">
            <text:p text:style-name="P51"/>
          </table:table-cell>
          <table:table-cell table:style-name="Tablo43.A3" table:number-columns-spanned="2" office:value-type="string">
            <text:p text:style-name="P23"><text:span text:style-name="T60">İ</text:span>ç kalite tetkik sonuçları</text:p>
          </table:table-cell>
          <table:covered-table-cell/>
        </table:table-row>
        <table:table-row>
          <table:table-cell table:style-name="Tablo43.A2" office:value-type="string">
            <text:p text:style-name="P46"/>
          </table:table-cell>
          <table:table-cell table:style-name="Tablo43.A2" table:number-columns-spanned="3" office:value-type="string">
            <text:p text:style-name="P23">Müşteri anketi sonuçları</text:p>
          </table:table-cell>
          <table:covered-table-cell/>
          <table:covered-table-cell/>
          <table:table-cell table:style-name="Tablo43.A2" office:value-type="string">
            <text:p text:style-name="P51"/>
          </table:table-cell>
          <table:table-cell table:style-name="Tablo43.A2" table:number-columns-spanned="2" office:value-type="string">
            <text:p text:style-name="P23">Veri analizleri sonuçları</text:p>
          </table:table-cell>
          <table:covered-table-cell/>
          <table:table-cell table:style-name="Tablo43.A2" office:value-type="string">
            <text:p text:style-name="P51"/>
          </table:table-cell>
          <table:table-cell table:style-name="Tablo43.A3" table:number-columns-spanned="2" office:value-type="string">
            <text:p text:style-name="P23">Proses uygunsuzluğu</text:p>
          </table:table-cell>
          <table:covered-table-cell/>
        </table:table-row>
        <table:table-row>
          <table:table-cell table:style-name="Tablo43.A2" office:value-type="string">
            <text:p text:style-name="P101"><text:span text:style-name="T15"><text:s text:c="2"/>X</text:span></text:p>
          </table:table-cell>
          <table:table-cell table:style-name="Tablo43.A2" table:number-columns-spanned="3" office:value-type="string">
            <text:p text:style-name="P23">Kalite sistem<text:span text:style-name="T60">i</text:span></text:p>
          </table:table-cell>
          <table:covered-table-cell/>
          <table:covered-table-cell/>
          <table:table-cell table:style-name="Tablo43.A2" office:value-type="string">
            <text:p text:style-name="P51"/>
          </table:table-cell>
          <table:table-cell table:style-name="Tablo43.A2" table:number-columns-spanned="2" office:value-type="string">
            <text:p text:style-name="P23">Gözden geçirme sonuçları</text:p>
          </table:table-cell>
          <table:covered-table-cell/>
          <table:table-cell table:style-name="Tablo43.A2" office:value-type="string">
            <text:p text:style-name="P51"/>
          </table:table-cell>
          <table:table-cell table:style-name="Tablo43.A3" table:number-columns-spanned="2" office:value-type="string">
            <text:p text:style-name="P24">Diğer</text:p>
          </table:table-cell>
          <table:covered-table-cell/>
        </table:table-row>
      </table:table>
      <table:table table:name="Tablo44" table:style-name="Tablo44">
        <table:table-column table:style-name="Tablo44.A"/>
        <table:table-column table:style-name="Tablo44.B"/>
        <table:table-column table:style-name="Tablo44.C"/>
        <table:table-column table:style-name="Tablo44.D"/>
        <table:table-row>
          <table:table-cell table:style-name="Tablo44.A1" office:value-type="string">
            <text:p text:style-name="P5">Tarih<text:tab/></text:p>
          </table:table-cell>
          <table:table-cell table:style-name="Tablo44.A1" office:value-type="string">
            <text:p text:style-name="P53">1<text:span text:style-name="T64">6</text:span>-05-2018</text:p>
          </table:table-cell>
          <table:table-cell table:style-name="Tablo44.A1" office:value-type="string">
            <text:p text:style-name="P16">Tanımı Yapan</text:p>
          </table:table-cell>
          <table:table-cell table:style-name="Tablo44.D1" office:value-type="string">
            <text:p text:style-name="P57">Ergün YEŞİLYURT - TSE Bilirkişi</text:p>
          </table:table-cell>
        </table:table-row>
      </table:table>
      <text:p text:style-name="P3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45" table:style-name="Tablo45">
        <table:table-column table:style-name="Tablo45.A"/>
        <table:table-row>
          <table:table-cell table:style-name="Tablo45.A1" office:value-type="string">
            <text:p text:style-name="P14">TEMEL NEDENİN TANIMLANMASI</text:p>
          </table:table-cell>
        </table:table-row>
        <table:table-row>
          <table:table-cell table:style-name="Tablo45.A2" office:value-type="string">
            <text:p text:style-name="P60">TSE belgesine yeni başvuruda bulunulması sebebiyle, <text:span text:style-name="T50">girdi analiz raporları ve belgeleri zamanında temin edilememiştir.</text:span></text:p>
            <text:p text:style-name="P27"/>
            <text:p text:style-name="P27"/>
          </table:table-cell>
        </table:table-row>
      </table:table>
      <table:table table:name="Tablo46" table:style-name="Tablo46">
        <table:table-column table:style-name="Tablo46.A"/>
        <table:table-column table:style-name="Tablo46.B"/>
        <table:table-column table:style-name="Tablo46.C"/>
        <table:table-column table:style-name="Tablo46.D"/>
        <table:table-row>
          <table:table-cell table:style-name="Tablo46.A1" table:number-columns-spanned="4" office:value-type="string">
            <text:p text:style-name="P6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46.A2" table:number-columns-spanned="4" office:value-type="string">
            <text:p text:style-name="P67">Girdilerin alındığı firmalar ile irtibata geçildi. İlgili malzemelere ait TSE belgeleri, analiz raporları temin edildi ve dosyalandı.</text:p>
            <text:p text:style-name="P27"/>
            <text:p text:style-name="P27"/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o46.A3" office:value-type="string">
            <text:p text:style-name="P15">Öneren<text:tab/></text:p>
          </table:table-cell>
          <table:table-cell table:style-name="Tablo46.A3" table:number-rows-spanned="2" office:value-type="string">
            <text:p text:style-name="P27">H.Murat BALCI</text:p>
            <text:p text:style-name="P20"><text:span text:style-name="T35">19</text:span><text:span text:style-name="T32">-05-2018</text:span></text:p>
          </table:table-cell>
          <table:table-cell table:style-name="Tablo46.A3" office:value-type="string">
            <text:p text:style-name="P15">Gerçekleştiren</text:p>
          </table:table-cell>
          <table:table-cell table:style-name="Tablo46.A2" table:number-rows-spanned="2" office:value-type="string">
            <text:p text:style-name="P13"><text:span text:style-name="T32">Mustafa BALCI</text:span><text:span text:style-name="T31"> </text:span></text:p>
            <text:p text:style-name="P20"><text:span text:style-name="T35">20</text:span><text:span text:style-name="T32">-05-2018</text:span></text:p>
          </table:table-cell>
        </table:table-row>
        <table:table-row table:style-name="Tablo46.4">
          <table:table-cell table:style-name="Tablo46.A3" office:value-type="string">
            <text:p text:style-name="P18">Tarih<text:span text:style-name="T61">-imza</text:span></text:p>
          </table:table-cell>
          <table:covered-table-cell/>
          <table:table-cell table:style-name="Tablo46.A3" office:value-type="string">
            <text:p text:style-name="P18">Tarih<text:span text:style-name="T61">-imza</text:span></text:p>
          </table:table-cell>
          <table:covered-table-cell/>
        </table:table-row>
      </table:table>
      <text:p text:style-name="P79"/>
      <table:table table:name="Tablo47" table:style-name="Tablo47">
        <table:table-column table:style-name="Tablo47.A"/>
        <table:table-column table:style-name="Tablo47.B"/>
        <table:table-row>
          <table:table-cell table:style-name="Tablo47.A1" table:number-columns-spanned="2" office:value-type="string">
            <text:p text:style-name="P12">DÜZELTİCİ/ÖNLEYİCİ FAALİYETİN ETKİNLİĞİNİN DEĞERLENDİRİLMESİ</text:p>
            <text:p text:style-name="P32">Etkinlik, Yönetim Temsilcisi tarafından değerlendirilecektir. </text:p>
          </table:table-cell>
          <table:covered-table-cell/>
        </table:table-row>
        <table:table-row>
          <table:table-cell table:style-name="Tablo47.A2" office:value-type="string">
            <text:p text:style-name="P5">İzleme süresi<text:tab/></text:p>
          </table:table-cell>
          <table:table-cell table:style-name="Tablo47.B2" office:value-type="string">
            <text:p text:style-name="P27">2 Gün</text:p>
          </table:table-cell>
        </table:table-row>
        <table:table-row>
          <table:table-cell table:style-name="Tablo47.A2" office:value-type="string">
            <text:p text:style-name="P5">Düşünceler</text:p>
          </table:table-cell>
          <table:table-cell table:style-name="Tablo47.B2" office:value-type="string">
            <text:p text:style-name="P62"/>
          </table:table-cell>
        </table:table-row>
        <table:table-row>
          <table:table-cell table:style-name="Tablo47.A2" office:value-type="string">
            <text:p text:style-name="P5">Karar</text:p>
          </table:table-cell>
          <table:table-cell table:style-name="Tablo47.B2" office:value-type="string">
            <text:p text:style-name="P68">Belgelerin tamamlanması ile sorun çözülmüştür.</text:p>
          </table:table-cell>
        </table:table-row>
        <table:table-row>
          <table:table-cell table:style-name="Tablo47.A2" office:value-type="string">
            <text:p text:style-name="P5">Tarih <text:span text:style-name="T60">- imza</text:span></text:p>
          </table:table-cell>
          <table:table-cell table:style-name="Tablo47.B2" office:value-type="string">
            <text:p text:style-name="P42"><text:span text:style-name="T5">H.Murat BALCI</text:span><text:span text:style-name="T1"> <text:tab/> <text:s text:c="8"/></text:span><text:span text:style-name="T6"><text:s/></text:span><text:span text:style-name="T2">20-05-2018</text:span><text:span text:style-name="T23"><text:tab/></text:span><text:span text:style-name="T10"><text:tab/><text:tab/><text:tab/><text:tab/><text:tab/><text:tab/><text:tab/></text:span></text:p>
            <text:p text:style-name="P94">Yönetim Temsilcisi</text:p>
          </table:table-cell>
        </table:table-row>
      </table:table>
      <text:p text:style-name="P11"/>
      <table:table table:name="Tablo48" table:style-name="Tablo48">
        <table:table-column table:style-name="Tablo48.A"/>
        <table:table-row>
          <table:table-cell table:style-name="Tablo48.A1" office:value-type="string">
            <text:p text:style-name="P8">FRM-11-01</text:p>
          </table:table-cell>
        </table:table-row>
      </table:table>
      <text:p text:style-name="P45"/>
      <text:p text:style-name="P45"><text:soft-page-break/></text:p>
      <table:table table:name="Tablo49" table:style-name="Tablo49">
        <table:table-column table:style-name="Tablo49.A"/>
        <table:table-column table:style-name="Tablo49.B"/>
        <table:table-row table:style-name="Tablo49.1">
          <table:table-cell table:style-name="Tablo49.A1" office:value-type="string">
            <text:p text:style-name="P8"/>
            <text:p text:style-name="P8"/>
            <text:p text:style-name="P9">DÜZELTİCİ VE ÖNLEYİCİ </text:p>
            <text:p text:style-name="P9">FAALİYETLER RAPORU</text:p>
            <text:p text:style-name="P22"/>
          </table:table-cell>
          <table:table-cell table:style-name="Tablo49.B1" office:value-type="string">
            <table:table table:name="Tablo50" table:style-name="Tablo50">
              <table:table-column table:style-name="Tablo50.A"/>
              <table:table-column table:style-name="Tablo50.B"/>
              <table:table-row table:style-name="Tablo50.1">
                <table:table-cell table:style-name="Tablo50.A1" office:value-type="string">
                  <text:p text:style-name="P8">Bölüm No</text:p>
                </table:table-cell>
                <table:table-cell table:style-name="Tablo50.B1" office:value-type="string">
                  <text:p text:style-name="P8">FRM-11-01</text:p>
                </table:table-cell>
              </table:table-row>
              <table:table-row table:style-name="Tablo50.1">
                <table:table-cell table:style-name="Tablo50.A1" office:value-type="string">
                  <text:p text:style-name="P8">Yayın Tarihi</text:p>
                </table:table-cell>
                <table:table-cell table:style-name="Tablo50.B1" office:value-type="string">
                  <text:p text:style-name="P8">05-05-2018</text:p>
                </table:table-cell>
              </table:table-row>
              <table:table-row table:style-name="Tablo50.1">
                <table:table-cell table:style-name="Tablo50.A1" office:value-type="string">
                  <text:p text:style-name="P8">Rev.No./Tarih</text:p>
                </table:table-cell>
                <table:table-cell table:style-name="Tablo50.B1" office:value-type="string">
                  <text:p text:style-name="P8">0.0</text:p>
                </table:table-cell>
              </table:table-row>
              <table:table-row table:style-name="Tablo50.1">
                <table:table-cell table:style-name="Tablo50.A1" office:value-type="string">
                  <text:p text:style-name="P8">Sayfa No</text:p>
                </table:table-cell>
                <table:table-cell table:style-name="Tablo50.B1" office:value-type="string">
                  <text:p text:style-name="P8">1/1</text:p>
                </table:table-cell>
              </table:table-row>
            </table:table>
            <text:p text:style-name="P8"/>
          </table:table-cell>
        </table:table-row>
      </table:table>
      <text:p text:style-name="P5"/>
      <table:table table:name="Tablo51" table:style-name="Tablo51">
        <table:table-column table:style-name="Tablo51.A"/>
        <table:table-column table:style-name="Tablo51.B"/>
        <table:table-column table:style-name="Tablo51.C"/>
        <table:table-column table:style-name="Tablo51.D"/>
        <table:table-column table:style-name="Tablo51.A"/>
        <table:table-column table:style-name="Tablo51.F"/>
        <table:table-column table:style-name="Tablo51.G"/>
        <table:table-column table:style-name="Tablo51.H"/>
        <table:table-column table:style-name="Tablo51.I"/>
        <table:table-column table:style-name="Tablo51.J"/>
        <table:table-row>
          <table:table-cell table:style-name="Tablo51.A1" table:number-columns-spanned="6" office:value-type="string">
            <text:p text:style-name="P17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51.A1" table:number-rows-spanned="2" table:number-columns-spanned="3" office:value-type="string">
            <text:p text:style-name="P10">Rapor No:</text:p>
            <text:p text:style-name="P35"/>
            <text:p text:style-name="P31">5</text:p>
          </table:table-cell>
          <table:covered-table-cell/>
          <table:covered-table-cell/>
          <table:table-cell table:style-name="Tablo51.J1" table:number-rows-spanned="2" office:value-type="string">
            <text:p text:style-name="P48">Rapor Tarihi:</text:p>
            <text:p text:style-name="P52"/>
            <text:p text:style-name="P50">20 <text:span text:style-name="T68">M</text:span>ayıs 2018</text:p>
          </table:table-cell>
        </table:table-row>
        <table:table-row>
          <table:table-cell table:style-name="Tablo51.A2" office:value-type="string">
            <text:p text:style-name="P102"><text:s/>X</text:p>
          </table:table-cell>
          <table:table-cell table:style-name="Tablo51.A2" office:value-type="string">
            <text:p text:style-name="P19">Düzeltici</text:p>
          </table:table-cell>
          <table:table-cell table:style-name="Tablo51.A2" office:value-type="string">
            <text:p text:style-name="P33"/>
          </table:table-cell>
          <table:table-cell table:style-name="Tablo51.A2" table:number-columns-spanned="3" office:value-type="string">
            <text:p text:style-name="P19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51.A3" table:number-columns-spanned="10" office:value-type="string">
            <text:p text:style-name="P14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51.A3" table:number-columns-spanned="10" office:value-type="string">
            <text:p text:style-name="P89"><text:span text:style-name="T16"><text:s/></text:span><text:span text:style-name="T20">Atamaların Kalite El Kitabına Göre Yapılma</text:span><text:span text:style-name="T21">mış</text:span></text:p>
            <text:p text:style-name="P103">(TSE Üretim Yeri İnceleme Raporu – No: 1825621 <text:s/>- Tarih : 16-05-2018)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51.A2" office:value-type="string">
            <text:p text:style-name="P46"/>
          </table:table-cell>
          <table:table-cell table:style-name="Tablo51.A2" table:number-columns-spanned="3" office:value-type="string">
            <text:p text:style-name="P3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51.A2" office:value-type="string">
            <text:p text:style-name="P51"/>
          </table:table-cell>
          <table:table-cell table:style-name="Tablo51.A2" table:number-columns-spanned="2" office:value-type="string">
            <text:p text:style-name="P23">Uygun olmayan ürün</text:p>
          </table:table-cell>
          <table:covered-table-cell/>
          <table:table-cell table:style-name="Tablo51.A2" office:value-type="string">
            <text:p text:style-name="P51"/>
          </table:table-cell>
          <table:table-cell table:style-name="Tablo51.A3" table:number-columns-spanned="2" office:value-type="string">
            <text:p text:style-name="P23"><text:span text:style-name="T60">İ</text:span>ç kalite tetkik sonuçları</text:p>
          </table:table-cell>
          <table:covered-table-cell/>
        </table:table-row>
        <table:table-row>
          <table:table-cell table:style-name="Tablo51.A2" office:value-type="string">
            <text:p text:style-name="P46"/>
          </table:table-cell>
          <table:table-cell table:style-name="Tablo51.A2" table:number-columns-spanned="3" office:value-type="string">
            <text:p text:style-name="P23">Müşteri anketi sonuçları</text:p>
          </table:table-cell>
          <table:covered-table-cell/>
          <table:covered-table-cell/>
          <table:table-cell table:style-name="Tablo51.A2" office:value-type="string">
            <text:p text:style-name="P51"/>
          </table:table-cell>
          <table:table-cell table:style-name="Tablo51.A2" table:number-columns-spanned="2" office:value-type="string">
            <text:p text:style-name="P23">Veri analizleri sonuçları</text:p>
          </table:table-cell>
          <table:covered-table-cell/>
          <table:table-cell table:style-name="Tablo51.A2" office:value-type="string">
            <text:p text:style-name="P51"/>
          </table:table-cell>
          <table:table-cell table:style-name="Tablo51.A3" table:number-columns-spanned="2" office:value-type="string">
            <text:p text:style-name="P23">Proses uygunsuzluğu</text:p>
          </table:table-cell>
          <table:covered-table-cell/>
        </table:table-row>
        <table:table-row>
          <table:table-cell table:style-name="Tablo51.A2" office:value-type="string">
            <text:p text:style-name="P47"><text:s/><text:span text:style-name="T15">X</text:span></text:p>
          </table:table-cell>
          <table:table-cell table:style-name="Tablo51.A2" table:number-columns-spanned="3" office:value-type="string">
            <text:p text:style-name="P23">Kalite sistem<text:span text:style-name="T60">i</text:span></text:p>
          </table:table-cell>
          <table:covered-table-cell/>
          <table:covered-table-cell/>
          <table:table-cell table:style-name="Tablo51.A2" office:value-type="string">
            <text:p text:style-name="P51"/>
          </table:table-cell>
          <table:table-cell table:style-name="Tablo51.A2" table:number-columns-spanned="2" office:value-type="string">
            <text:p text:style-name="P23">Gözden geçirme sonuçları</text:p>
          </table:table-cell>
          <table:covered-table-cell/>
          <table:table-cell table:style-name="Tablo51.A2" office:value-type="string">
            <text:p text:style-name="P51"/>
          </table:table-cell>
          <table:table-cell table:style-name="Tablo51.A3" table:number-columns-spanned="2" office:value-type="string">
            <text:p text:style-name="P24">Diğer</text:p>
          </table:table-cell>
          <table:covered-table-cell/>
        </table:table-row>
      </table:table>
      <table:table table:name="Tablo52" table:style-name="Tablo52">
        <table:table-column table:style-name="Tablo52.A"/>
        <table:table-column table:style-name="Tablo52.B"/>
        <table:table-column table:style-name="Tablo52.C"/>
        <table:table-column table:style-name="Tablo52.D"/>
        <table:table-row>
          <table:table-cell table:style-name="Tablo52.A1" office:value-type="string">
            <text:p text:style-name="P5">Tarih<text:tab/></text:p>
          </table:table-cell>
          <table:table-cell table:style-name="Tablo52.A1" office:value-type="string">
            <text:p text:style-name="P53">1<text:span text:style-name="T64">6</text:span>-05-2018</text:p>
          </table:table-cell>
          <table:table-cell table:style-name="Tablo52.A1" office:value-type="string">
            <text:p text:style-name="P16">Tanımı Yapan</text:p>
          </table:table-cell>
          <table:table-cell table:style-name="Tablo52.D1" office:value-type="string">
            <text:p text:style-name="P57">Ergün YEŞİLYURT - TSE Bilirkişi</text:p>
          </table:table-cell>
        </table:table-row>
      </table:table>
      <text:p text:style-name="P3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53" table:style-name="Tablo53">
        <table:table-column table:style-name="Tablo53.A"/>
        <table:table-row>
          <table:table-cell table:style-name="Tablo53.A1" office:value-type="string">
            <text:p text:style-name="P14">TEMEL NEDENİN TANIMLANMASI</text:p>
          </table:table-cell>
        </table:table-row>
        <table:table-row>
          <table:table-cell table:style-name="Tablo53.A2" office:value-type="string">
            <text:p text:style-name="P61"><text:span text:style-name="T65">Kalite kitabında olmasına rağmen</text:span>, <text:span text:style-name="T51">atamalar kitaba uygun şekilde yapılmamıştır</text:span></text:p>
            <text:p text:style-name="P27"/>
            <text:p text:style-name="P27"/>
          </table:table-cell>
        </table:table-row>
      </table:table>
      <table:table table:name="Tablo54" table:style-name="Tablo54">
        <table:table-column table:style-name="Tablo54.A"/>
        <table:table-column table:style-name="Tablo54.B"/>
        <table:table-column table:style-name="Tablo54.C"/>
        <table:table-column table:style-name="Tablo54.D"/>
        <table:table-row>
          <table:table-cell table:style-name="Tablo54.A1" table:number-columns-spanned="4" office:value-type="string">
            <text:p text:style-name="P6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54.A2" table:number-columns-spanned="4" office:value-type="string">
            <text:p text:style-name="P69">Atamalar, kalite el kitabı, F<text:span text:style-name="T52">RM 12-01</text:span><text:span text:style-name="T53">, FRM 12-0</text:span><text:span text:style-name="T54">2</text:span><text:span text:style-name="T52">, FRM 12-0</text:span><text:span text:style-name="T54">3</text:span> formlarına uygun olarak yapılmıştır. İlgili birim amirlerine tebliğ edilmiştir.</text:p>
            <text:p text:style-name="P27"/>
            <text:p text:style-name="P27"/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o54.A3" office:value-type="string">
            <text:p text:style-name="P15">Öneren<text:tab/></text:p>
          </table:table-cell>
          <table:table-cell table:style-name="Tablo54.A3" table:number-rows-spanned="2" office:value-type="string">
            <text:p text:style-name="P27">H.Murat BALCI</text:p>
            <text:p text:style-name="P54"><text:span text:style-name="T67">19</text:span>-05-2018</text:p>
          </table:table-cell>
          <table:table-cell table:style-name="Tablo54.A3" office:value-type="string">
            <text:p text:style-name="P15">Gerçekleştiren</text:p>
          </table:table-cell>
          <table:table-cell table:style-name="Tablo54.A2" table:number-rows-spanned="2" office:value-type="string">
            <text:p text:style-name="P13"><text:span text:style-name="T32">Mustafa BALCI</text:span><text:span text:style-name="T31"> </text:span></text:p>
            <text:p text:style-name="P54"><text:span text:style-name="T67">20</text:span>-05-2018</text:p>
          </table:table-cell>
        </table:table-row>
        <table:table-row table:style-name="Tablo54.4">
          <table:table-cell table:style-name="Tablo54.A3" office:value-type="string">
            <text:p text:style-name="P18">Tarih<text:span text:style-name="T61">-imza</text:span></text:p>
          </table:table-cell>
          <table:covered-table-cell/>
          <table:table-cell table:style-name="Tablo54.A3" office:value-type="string">
            <text:p text:style-name="P18">Tarih<text:span text:style-name="T61">-imza</text:span></text:p>
          </table:table-cell>
          <table:covered-table-cell/>
        </table:table-row>
      </table:table>
      <text:p text:style-name="P79"/>
      <table:table table:name="Tablo55" table:style-name="Tablo55">
        <table:table-column table:style-name="Tablo55.A"/>
        <table:table-column table:style-name="Tablo55.B"/>
        <table:table-row>
          <table:table-cell table:style-name="Tablo55.A1" table:number-columns-spanned="2" office:value-type="string">
            <text:p text:style-name="P12">DÜZELTİCİ/ÖNLEYİCİ FAALİYETİN ETKİNLİĞİNİN DEĞERLENDİRİLMESİ</text:p>
            <text:p text:style-name="P32">Etkinlik, Yönetim Temsilcisi tarafından değerlendirilecektir. </text:p>
          </table:table-cell>
          <table:covered-table-cell/>
        </table:table-row>
        <table:table-row>
          <table:table-cell table:style-name="Tablo55.A2" office:value-type="string">
            <text:p text:style-name="P5">İzleme süresi<text:tab/></text:p>
          </table:table-cell>
          <table:table-cell table:style-name="Tablo55.B2" office:value-type="string">
            <text:p text:style-name="P27">2 Gün</text:p>
          </table:table-cell>
        </table:table-row>
        <table:table-row>
          <table:table-cell table:style-name="Tablo55.A2" office:value-type="string">
            <text:p text:style-name="P5">Düşünceler</text:p>
          </table:table-cell>
          <table:table-cell table:style-name="Tablo55.B2" office:value-type="string">
            <text:p text:style-name="P90"><text:span text:style-name="T20">Atamalar kitaba uygun şekilde yapılmıştır</text:span></text:p>
          </table:table-cell>
        </table:table-row>
        <table:table-row>
          <table:table-cell table:style-name="Tablo55.A2" office:value-type="string">
            <text:p text:style-name="P5">Karar</text:p>
          </table:table-cell>
          <table:table-cell table:style-name="Tablo55.B2" office:value-type="string">
            <text:p text:style-name="P90"><text:span text:style-name="T16">Yapılan çalışma sorunun çözümünü sağlamıştır.</text:span></text:p>
          </table:table-cell>
        </table:table-row>
        <table:table-row>
          <table:table-cell table:style-name="Tablo55.A2" office:value-type="string">
            <text:p text:style-name="P5">Tarih <text:span text:style-name="T60">- imza</text:span></text:p>
          </table:table-cell>
          <table:table-cell table:style-name="Tablo55.B2" office:value-type="string">
            <text:p text:style-name="P42"><text:span text:style-name="T5">H.Murat BALCI</text:span><text:span text:style-name="T1"> <text:tab/> <text:s text:c="8"/></text:span><text:span text:style-name="T6"><text:s/></text:span><text:span text:style-name="T2">20-05-2018</text:span><text:span text:style-name="T23"><text:tab/></text:span><text:span text:style-name="T10"><text:tab/><text:tab/><text:tab/><text:tab/><text:tab/><text:tab/><text:tab/></text:span></text:p>
            <text:p text:style-name="P94">Yönetim Temsilcisi</text:p>
          </table:table-cell>
        </table:table-row>
      </table:table>
      <text:p text:style-name="P11"/>
      <table:table table:name="Tablo56" table:style-name="Tablo56">
        <table:table-column table:style-name="Tablo56.A"/>
        <table:table-row>
          <table:table-cell table:style-name="Tablo56.A1" office:value-type="string">
            <text:p text:style-name="P8">FRM-11-01</text:p>
          </table:table-cell>
        </table:table-row>
      </table:table>
      <text:p text:style-name="P45"/>
      <text:p text:style-name="P45"><text:soft-page-break/></text:p>
      <table:table table:name="Tablo57" table:style-name="Tablo57">
        <table:table-column table:style-name="Tablo57.A"/>
        <table:table-column table:style-name="Tablo57.B"/>
        <table:table-row table:style-name="Tablo57.1">
          <table:table-cell table:style-name="Tablo57.A1" office:value-type="string">
            <text:p text:style-name="P8"/>
            <text:p text:style-name="P8"/>
            <text:p text:style-name="P9">DÜZELTİCİ VE ÖNLEYİCİ </text:p>
            <text:p text:style-name="P9">FAALİYETLER RAPORU</text:p>
            <text:p text:style-name="P22"/>
          </table:table-cell>
          <table:table-cell table:style-name="Tablo57.B1" office:value-type="string">
            <table:table table:name="Tablo58" table:style-name="Tablo58">
              <table:table-column table:style-name="Tablo58.A"/>
              <table:table-column table:style-name="Tablo58.B"/>
              <table:table-row table:style-name="Tablo58.1">
                <table:table-cell table:style-name="Tablo58.A1" office:value-type="string">
                  <text:p text:style-name="P8">Bölüm No</text:p>
                </table:table-cell>
                <table:table-cell table:style-name="Tablo58.B1" office:value-type="string">
                  <text:p text:style-name="P8">FRM-11-01</text:p>
                </table:table-cell>
              </table:table-row>
              <table:table-row table:style-name="Tablo58.1">
                <table:table-cell table:style-name="Tablo58.A1" office:value-type="string">
                  <text:p text:style-name="P8">Yayın Tarihi</text:p>
                </table:table-cell>
                <table:table-cell table:style-name="Tablo58.B1" office:value-type="string">
                  <text:p text:style-name="P8">05-05-2018</text:p>
                </table:table-cell>
              </table:table-row>
              <table:table-row table:style-name="Tablo58.1">
                <table:table-cell table:style-name="Tablo58.A1" office:value-type="string">
                  <text:p text:style-name="P8">Rev.No./Tarih</text:p>
                </table:table-cell>
                <table:table-cell table:style-name="Tablo58.B1" office:value-type="string">
                  <text:p text:style-name="P8">0.0</text:p>
                </table:table-cell>
              </table:table-row>
              <table:table-row table:style-name="Tablo58.1">
                <table:table-cell table:style-name="Tablo58.A1" office:value-type="string">
                  <text:p text:style-name="P8">Sayfa No</text:p>
                </table:table-cell>
                <table:table-cell table:style-name="Tablo58.B1" office:value-type="string">
                  <text:p text:style-name="P8">1/1</text:p>
                </table:table-cell>
              </table:table-row>
            </table:table>
            <text:p text:style-name="P8"/>
          </table:table-cell>
        </table:table-row>
      </table:table>
      <text:p text:style-name="P5"/>
      <table:table table:name="Tablo59" table:style-name="Tablo59">
        <table:table-column table:style-name="Tablo59.A"/>
        <table:table-column table:style-name="Tablo59.B"/>
        <table:table-column table:style-name="Tablo59.C"/>
        <table:table-column table:style-name="Tablo59.D"/>
        <table:table-column table:style-name="Tablo59.A"/>
        <table:table-column table:style-name="Tablo59.F"/>
        <table:table-column table:style-name="Tablo59.G"/>
        <table:table-column table:style-name="Tablo59.H"/>
        <table:table-column table:style-name="Tablo59.I"/>
        <table:table-column table:style-name="Tablo59.J"/>
        <table:table-row>
          <table:table-cell table:style-name="Tablo59.A1" table:number-columns-spanned="6" office:value-type="string">
            <text:p text:style-name="P17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59.A1" table:number-rows-spanned="2" table:number-columns-spanned="3" office:value-type="string">
            <text:p text:style-name="P10">Rapor No:</text:p>
            <text:p text:style-name="P35"/>
            <text:p text:style-name="P31">6</text:p>
          </table:table-cell>
          <table:covered-table-cell/>
          <table:covered-table-cell/>
          <table:table-cell table:style-name="Tablo59.J1" table:number-rows-spanned="2" office:value-type="string">
            <text:p text:style-name="P48">Rapor Tarihi:</text:p>
            <text:p text:style-name="P52"/>
            <text:p text:style-name="P50"><text:span text:style-name="T67">20</text:span> Mayıs 2018</text:p>
          </table:table-cell>
        </table:table-row>
        <table:table-row>
          <table:table-cell table:style-name="Tablo59.A2" office:value-type="string">
            <text:p text:style-name="P100"><text:span text:style-name="T15"><text:s text:c="2"/>X</text:span></text:p>
          </table:table-cell>
          <table:table-cell table:style-name="Tablo59.A2" office:value-type="string">
            <text:p text:style-name="P19">Düzeltici</text:p>
          </table:table-cell>
          <table:table-cell table:style-name="Tablo59.A2" office:value-type="string">
            <text:p text:style-name="P33"/>
          </table:table-cell>
          <table:table-cell table:style-name="Tablo59.A2" table:number-columns-spanned="3" office:value-type="string">
            <text:p text:style-name="P19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59.A3" table:number-columns-spanned="10" office:value-type="string">
            <text:p text:style-name="P14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59.A3" table:number-columns-spanned="10" office:value-type="string">
            <text:p text:style-name="P21"><text:span text:style-name="T18">Marka Tescil Belgesi </text:span><text:span text:style-name="T22">mevcut değil</text:span></text:p>
            <text:p text:style-name="P103">(TSE Üretim Yeri İnceleme Raporu – No: 1825621 <text:s/>- Tarih : 16-05-2018)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59.A2" office:value-type="string">
            <text:p text:style-name="P46"/>
          </table:table-cell>
          <table:table-cell table:style-name="Tablo59.A2" table:number-columns-spanned="3" office:value-type="string">
            <text:p text:style-name="P3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59.A2" office:value-type="string">
            <text:p text:style-name="P51"/>
          </table:table-cell>
          <table:table-cell table:style-name="Tablo59.A2" table:number-columns-spanned="2" office:value-type="string">
            <text:p text:style-name="P23">Uygun olmayan ürün</text:p>
          </table:table-cell>
          <table:covered-table-cell/>
          <table:table-cell table:style-name="Tablo59.A2" office:value-type="string">
            <text:p text:style-name="P51"/>
          </table:table-cell>
          <table:table-cell table:style-name="Tablo59.A3" table:number-columns-spanned="2" office:value-type="string">
            <text:p text:style-name="P23"><text:span text:style-name="T60">İ</text:span>ç kalite tetkik sonuçları</text:p>
          </table:table-cell>
          <table:covered-table-cell/>
        </table:table-row>
        <table:table-row>
          <table:table-cell table:style-name="Tablo59.A2" office:value-type="string">
            <text:p text:style-name="P46"/>
          </table:table-cell>
          <table:table-cell table:style-name="Tablo59.A2" table:number-columns-spanned="3" office:value-type="string">
            <text:p text:style-name="P23">Müşteri anketi sonuçları</text:p>
          </table:table-cell>
          <table:covered-table-cell/>
          <table:covered-table-cell/>
          <table:table-cell table:style-name="Tablo59.A2" office:value-type="string">
            <text:p text:style-name="P51"/>
          </table:table-cell>
          <table:table-cell table:style-name="Tablo59.A2" table:number-columns-spanned="2" office:value-type="string">
            <text:p text:style-name="P23">Veri analizleri sonuçları</text:p>
          </table:table-cell>
          <table:covered-table-cell/>
          <table:table-cell table:style-name="Tablo59.A2" office:value-type="string">
            <text:p text:style-name="P51"/>
          </table:table-cell>
          <table:table-cell table:style-name="Tablo59.A3" table:number-columns-spanned="2" office:value-type="string">
            <text:p text:style-name="P23">Proses uygunsuzluğu</text:p>
          </table:table-cell>
          <table:covered-table-cell/>
        </table:table-row>
        <table:table-row>
          <table:table-cell table:style-name="Tablo59.A2" office:value-type="string">
            <text:p text:style-name="P47"><text:s text:c="2"/><text:span text:style-name="T15">X</text:span></text:p>
          </table:table-cell>
          <table:table-cell table:style-name="Tablo59.A2" table:number-columns-spanned="3" office:value-type="string">
            <text:p text:style-name="P23">Kalite sistem<text:span text:style-name="T60">i</text:span></text:p>
          </table:table-cell>
          <table:covered-table-cell/>
          <table:covered-table-cell/>
          <table:table-cell table:style-name="Tablo59.A2" office:value-type="string">
            <text:p text:style-name="P51"/>
          </table:table-cell>
          <table:table-cell table:style-name="Tablo59.A2" table:number-columns-spanned="2" office:value-type="string">
            <text:p text:style-name="P23">Gözden geçirme sonuçları</text:p>
          </table:table-cell>
          <table:covered-table-cell/>
          <table:table-cell table:style-name="Tablo59.A2" office:value-type="string">
            <text:p text:style-name="P51"/>
          </table:table-cell>
          <table:table-cell table:style-name="Tablo59.A3" table:number-columns-spanned="2" office:value-type="string">
            <text:p text:style-name="P24">Diğer</text:p>
          </table:table-cell>
          <table:covered-table-cell/>
        </table:table-row>
      </table:table>
      <table:table table:name="Tablo60" table:style-name="Tablo60">
        <table:table-column table:style-name="Tablo60.A"/>
        <table:table-column table:style-name="Tablo60.B"/>
        <table:table-column table:style-name="Tablo60.C"/>
        <table:table-column table:style-name="Tablo60.D"/>
        <table:table-row>
          <table:table-cell table:style-name="Tablo60.A1" office:value-type="string">
            <text:p text:style-name="P5">Tarih<text:tab/></text:p>
          </table:table-cell>
          <table:table-cell table:style-name="Tablo60.A1" office:value-type="string">
            <text:p text:style-name="P53">1<text:span text:style-name="T64">6</text:span>-05-2018</text:p>
          </table:table-cell>
          <table:table-cell table:style-name="Tablo60.A1" office:value-type="string">
            <text:p text:style-name="P16">Tanımı Yapan</text:p>
          </table:table-cell>
          <table:table-cell table:style-name="Tablo60.D1" office:value-type="string">
            <text:p text:style-name="P57">Ergün YEŞİLYURT - TSE Bilirkişi</text:p>
          </table:table-cell>
        </table:table-row>
      </table:table>
      <text:p text:style-name="P3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61" table:style-name="Tablo61">
        <table:table-column table:style-name="Tablo61.A"/>
        <table:table-row>
          <table:table-cell table:style-name="Tablo61.A1" office:value-type="string">
            <text:p text:style-name="P14">TEMEL NEDENİN TANIMLANMASI</text:p>
          </table:table-cell>
        </table:table-row>
        <table:table-row>
          <table:table-cell table:style-name="Tablo61.A2" office:value-type="string">
            <text:p text:style-name="P26"><text:span text:style-name="T55">Marka Tescil Belgesinin firmamıza 18-04-2018 tarihinde noterden devredilmesine rağmen</text:span>, <text:span text:style-name="T55">marka tescil belgesi firmada olmadığı için TSE yetkilisine gösterilememiştir. .</text:span></text:p>
            <text:p text:style-name="P27"/>
            <text:p text:style-name="P27"/>
          </table:table-cell>
        </table:table-row>
      </table:table>
      <table:table table:name="Tablo62" table:style-name="Tablo62">
        <table:table-column table:style-name="Tablo62.A"/>
        <table:table-column table:style-name="Tablo62.B"/>
        <table:table-column table:style-name="Tablo62.C"/>
        <table:table-column table:style-name="Tablo62.D"/>
        <table:table-row>
          <table:table-cell table:style-name="Tablo62.A1" table:number-columns-spanned="4" office:value-type="string">
            <text:p text:style-name="P6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62.A2" table:number-columns-spanned="4" office:value-type="string">
            <text:p text:style-name="P70">Noterden devredilen Marka tescil belgesi evrakı, firma bünyesinde dosyalanmıştır.</text:p>
            <text:p text:style-name="P27"/>
            <text:p text:style-name="P27"/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o62.A3" office:value-type="string">
            <text:p text:style-name="P15">Öneren<text:tab/></text:p>
          </table:table-cell>
          <table:table-cell table:style-name="Tablo62.A3" table:number-rows-spanned="2" office:value-type="string">
            <text:p text:style-name="P27">H.Murat BALCI</text:p>
            <text:p text:style-name="P54"><text:span text:style-name="T67">19</text:span>-05-2018</text:p>
          </table:table-cell>
          <table:table-cell table:style-name="Tablo62.A3" office:value-type="string">
            <text:p text:style-name="P15">Gerçekleştiren</text:p>
          </table:table-cell>
          <table:table-cell table:style-name="Tablo62.A2" table:number-rows-spanned="2" office:value-type="string">
            <text:p text:style-name="P13"><text:span text:style-name="T32">Mustafa BALCI</text:span><text:span text:style-name="T31"> </text:span></text:p>
            <text:p text:style-name="P54"><text:span text:style-name="T67">20</text:span>-05-2018</text:p>
          </table:table-cell>
        </table:table-row>
        <table:table-row table:style-name="Tablo62.4">
          <table:table-cell table:style-name="Tablo62.A3" office:value-type="string">
            <text:p text:style-name="P18">Tarih<text:span text:style-name="T61">-imza</text:span></text:p>
          </table:table-cell>
          <table:covered-table-cell/>
          <table:table-cell table:style-name="Tablo62.A3" office:value-type="string">
            <text:p text:style-name="P18">Tarih<text:span text:style-name="T61">-imza</text:span></text:p>
          </table:table-cell>
          <table:covered-table-cell/>
        </table:table-row>
      </table:table>
      <text:p text:style-name="P79"/>
      <table:table table:name="Tablo63" table:style-name="Tablo63">
        <table:table-column table:style-name="Tablo63.A"/>
        <table:table-column table:style-name="Tablo63.B"/>
        <table:table-row>
          <table:table-cell table:style-name="Tablo63.A1" table:number-columns-spanned="2" office:value-type="string">
            <text:p text:style-name="P12">DÜZELTİCİ/ÖNLEYİCİ FAALİYETİN ETKİNLİĞİNİN DEĞERLENDİRİLMESİ</text:p>
            <text:p text:style-name="P32">Etkinlik, Yönetim Temsilcisi tarafından değerlendirilecektir. </text:p>
          </table:table-cell>
          <table:covered-table-cell/>
        </table:table-row>
        <table:table-row>
          <table:table-cell table:style-name="Tablo63.A2" office:value-type="string">
            <text:p text:style-name="P5">İzleme süresi<text:tab/></text:p>
          </table:table-cell>
          <table:table-cell table:style-name="Tablo63.B2" office:value-type="string">
            <text:p text:style-name="P27">2 Gün</text:p>
          </table:table-cell>
        </table:table-row>
        <table:table-row>
          <table:table-cell table:style-name="Tablo63.A2" office:value-type="string">
            <text:p text:style-name="P5">Düşünceler</text:p>
          </table:table-cell>
          <table:table-cell table:style-name="Tablo63.B2" office:value-type="string">
            <text:p text:style-name="P62"/>
          </table:table-cell>
        </table:table-row>
        <table:table-row>
          <table:table-cell table:style-name="Tablo63.A2" office:value-type="string">
            <text:p text:style-name="P5">Karar</text:p>
          </table:table-cell>
          <table:table-cell table:style-name="Tablo63.B2" office:value-type="string">
            <text:p text:style-name="P90"><text:span text:style-name="T16">Yapılan çalışma sorunun çözümünü sağlamıştır.</text:span></text:p>
          </table:table-cell>
        </table:table-row>
        <table:table-row>
          <table:table-cell table:style-name="Tablo63.A2" office:value-type="string">
            <text:p text:style-name="P5">Tarih <text:span text:style-name="T60">- imza</text:span></text:p>
          </table:table-cell>
          <table:table-cell table:style-name="Tablo63.B2" office:value-type="string">
            <text:p text:style-name="P42"><text:span text:style-name="T5">H.Murat BALCI</text:span><text:span text:style-name="T1"> <text:tab/> <text:s text:c="8"/></text:span><text:span text:style-name="T6"><text:s/></text:span><text:span text:style-name="T2">20-05-2018</text:span><text:span text:style-name="T23"><text:tab/></text:span><text:span text:style-name="T10"><text:tab/><text:tab/><text:tab/><text:tab/><text:tab/><text:tab/><text:tab/></text:span></text:p>
            <text:p text:style-name="P94">Yönetim Temsilcisi</text:p>
          </table:table-cell>
        </table:table-row>
      </table:table>
      <text:p text:style-name="P11"/>
      <table:table table:name="Tablo64" table:style-name="Tablo64">
        <table:table-column table:style-name="Tablo64.A"/>
        <table:table-row>
          <table:table-cell table:style-name="Tablo64.A1" office:value-type="string">
            <text:p text:style-name="P8">FRM-11-01</text:p>
          </table:table-cell>
        </table:table-row>
      </table:table>
      <text:p text:style-name="P98"/>
      <text:p text:style-name="P97"><text:soft-page-break/></text:p>
      <table:table table:name="Tablo65" table:style-name="Tablo65">
        <table:table-column table:style-name="Tablo65.A"/>
        <table:table-column table:style-name="Tablo65.B"/>
        <table:table-row table:style-name="Tablo65.1">
          <table:table-cell table:style-name="Tablo65.A1" office:value-type="string">
            <text:p text:style-name="P8"/>
            <text:p text:style-name="P8"/>
            <text:p text:style-name="P9">DÜZELTİCİ VE ÖNLEYİCİ </text:p>
            <text:p text:style-name="P9">FAALİYETLER RAPORU</text:p>
            <text:p text:style-name="P22"/>
          </table:table-cell>
          <table:table-cell table:style-name="Tablo65.B1" office:value-type="string">
            <table:table table:name="Tablo66" table:style-name="Tablo66">
              <table:table-column table:style-name="Tablo66.A"/>
              <table:table-column table:style-name="Tablo66.B"/>
              <table:table-row table:style-name="Tablo66.1">
                <table:table-cell table:style-name="Tablo66.A1" office:value-type="string">
                  <text:p text:style-name="P8">Bölüm No</text:p>
                </table:table-cell>
                <table:table-cell table:style-name="Tablo66.B1" office:value-type="string">
                  <text:p text:style-name="P8">FRM-11-01</text:p>
                </table:table-cell>
              </table:table-row>
              <table:table-row table:style-name="Tablo66.1">
                <table:table-cell table:style-name="Tablo66.A1" office:value-type="string">
                  <text:p text:style-name="P8">Yayın Tarihi</text:p>
                </table:table-cell>
                <table:table-cell table:style-name="Tablo66.B1" office:value-type="string">
                  <text:p text:style-name="P8">05-05-2018</text:p>
                </table:table-cell>
              </table:table-row>
              <table:table-row table:style-name="Tablo66.1">
                <table:table-cell table:style-name="Tablo66.A1" office:value-type="string">
                  <text:p text:style-name="P8">Rev.No./Tarih</text:p>
                </table:table-cell>
                <table:table-cell table:style-name="Tablo66.B1" office:value-type="string">
                  <text:p text:style-name="P8">0.0</text:p>
                </table:table-cell>
              </table:table-row>
              <table:table-row table:style-name="Tablo66.1">
                <table:table-cell table:style-name="Tablo66.A1" office:value-type="string">
                  <text:p text:style-name="P8">Sayfa No</text:p>
                </table:table-cell>
                <table:table-cell table:style-name="Tablo66.B1" office:value-type="string">
                  <text:p text:style-name="P8">1/1</text:p>
                </table:table-cell>
              </table:table-row>
            </table:table>
            <text:p text:style-name="P8"/>
          </table:table-cell>
        </table:table-row>
      </table:table>
      <text:p text:style-name="P5"/>
      <table:table table:name="Tablo67" table:style-name="Tablo67">
        <table:table-column table:style-name="Tablo67.A"/>
        <table:table-column table:style-name="Tablo67.B"/>
        <table:table-column table:style-name="Tablo67.C"/>
        <table:table-column table:style-name="Tablo67.D"/>
        <table:table-column table:style-name="Tablo67.A"/>
        <table:table-column table:style-name="Tablo67.F"/>
        <table:table-column table:style-name="Tablo67.G"/>
        <table:table-column table:style-name="Tablo67.H"/>
        <table:table-column table:style-name="Tablo67.I"/>
        <table:table-column table:style-name="Tablo67.J"/>
        <table:table-row>
          <table:table-cell table:style-name="Tablo67.A1" table:number-columns-spanned="6" office:value-type="string">
            <text:p text:style-name="P17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67.A1" table:number-rows-spanned="2" table:number-columns-spanned="3" office:value-type="string">
            <text:p text:style-name="P10">Rapor No:</text:p>
            <text:p text:style-name="P35"/>
            <text:p text:style-name="P31">7</text:p>
          </table:table-cell>
          <table:covered-table-cell/>
          <table:covered-table-cell/>
          <table:table-cell table:style-name="Tablo67.J1" table:number-rows-spanned="2" office:value-type="string">
            <text:p text:style-name="P48">Rapor Tarihi:</text:p>
            <text:p text:style-name="P52"/>
            <text:p text:style-name="P50"><text:span text:style-name="T67">13 Haziran</text:span> 2018</text:p>
          </table:table-cell>
        </table:table-row>
        <table:table-row>
          <table:table-cell table:style-name="Tablo67.A2" office:value-type="string">
            <text:p text:style-name="P100"><text:span text:style-name="T15"><text:s text:c="2"/>X</text:span></text:p>
          </table:table-cell>
          <table:table-cell table:style-name="Tablo67.A2" office:value-type="string">
            <text:p text:style-name="P19">Düzeltici</text:p>
          </table:table-cell>
          <table:table-cell table:style-name="Tablo67.A2" office:value-type="string">
            <text:p text:style-name="P33"/>
          </table:table-cell>
          <table:table-cell table:style-name="Tablo67.A2" table:number-columns-spanned="3" office:value-type="string">
            <text:p text:style-name="P19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67.A3" table:number-columns-spanned="10" office:value-type="string">
            <text:p text:style-name="P14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67.A3" table:number-columns-spanned="10" office:value-type="string">
            <text:p text:style-name="P104">Deney Kayıtları <text:span text:style-name="T66">yok</text:span></text:p>
            <text:p text:style-name="P103">(TSE Üretim Yeri İnceleme Raporu – No: 1825621 <text:s/>- Tarih : 16-05-2018)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67.A2" office:value-type="string">
            <text:p text:style-name="P46"/>
          </table:table-cell>
          <table:table-cell table:style-name="Tablo67.A2" table:number-columns-spanned="3" office:value-type="string">
            <text:p text:style-name="P3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67.A2" office:value-type="string">
            <text:p text:style-name="P51"/>
          </table:table-cell>
          <table:table-cell table:style-name="Tablo67.A2" table:number-columns-spanned="2" office:value-type="string">
            <text:p text:style-name="P23">Uygun olmayan ürün</text:p>
          </table:table-cell>
          <table:covered-table-cell/>
          <table:table-cell table:style-name="Tablo67.A2" office:value-type="string">
            <text:p text:style-name="P51"/>
          </table:table-cell>
          <table:table-cell table:style-name="Tablo67.A3" table:number-columns-spanned="2" office:value-type="string">
            <text:p text:style-name="P23"><text:span text:style-name="T60">İ</text:span>ç kalite tetkik sonuçları</text:p>
          </table:table-cell>
          <table:covered-table-cell/>
        </table:table-row>
        <table:table-row>
          <table:table-cell table:style-name="Tablo67.A2" office:value-type="string">
            <text:p text:style-name="P46"/>
          </table:table-cell>
          <table:table-cell table:style-name="Tablo67.A2" table:number-columns-spanned="3" office:value-type="string">
            <text:p text:style-name="P23">Müşteri anketi sonuçları</text:p>
          </table:table-cell>
          <table:covered-table-cell/>
          <table:covered-table-cell/>
          <table:table-cell table:style-name="Tablo67.A2" office:value-type="string">
            <text:p text:style-name="P51"/>
          </table:table-cell>
          <table:table-cell table:style-name="Tablo67.A2" table:number-columns-spanned="2" office:value-type="string">
            <text:p text:style-name="P23">Veri analizleri sonuçları</text:p>
          </table:table-cell>
          <table:covered-table-cell/>
          <table:table-cell table:style-name="Tablo67.A2" office:value-type="string">
            <text:p text:style-name="P51"/>
          </table:table-cell>
          <table:table-cell table:style-name="Tablo67.A3" table:number-columns-spanned="2" office:value-type="string">
            <text:p text:style-name="P23">Proses uygunsuzluğu</text:p>
          </table:table-cell>
          <table:covered-table-cell/>
        </table:table-row>
        <table:table-row>
          <table:table-cell table:style-name="Tablo67.A2" office:value-type="string">
            <text:p text:style-name="P47"><text:s/><text:span text:style-name="T15"><text:s/>X</text:span></text:p>
          </table:table-cell>
          <table:table-cell table:style-name="Tablo67.A2" table:number-columns-spanned="3" office:value-type="string">
            <text:p text:style-name="P23">Kalite sistem<text:span text:style-name="T60">i</text:span></text:p>
          </table:table-cell>
          <table:covered-table-cell/>
          <table:covered-table-cell/>
          <table:table-cell table:style-name="Tablo67.A2" office:value-type="string">
            <text:p text:style-name="P51"/>
          </table:table-cell>
          <table:table-cell table:style-name="Tablo67.A2" table:number-columns-spanned="2" office:value-type="string">
            <text:p text:style-name="P23">Gözden geçirme sonuçları</text:p>
          </table:table-cell>
          <table:covered-table-cell/>
          <table:table-cell table:style-name="Tablo67.A2" office:value-type="string">
            <text:p text:style-name="P51"/>
          </table:table-cell>
          <table:table-cell table:style-name="Tablo67.A3" table:number-columns-spanned="2" office:value-type="string">
            <text:p text:style-name="P24">Diğer</text:p>
          </table:table-cell>
          <table:covered-table-cell/>
        </table:table-row>
      </table:table>
      <table:table table:name="Tablo68" table:style-name="Tablo68">
        <table:table-column table:style-name="Tablo68.A"/>
        <table:table-column table:style-name="Tablo68.B"/>
        <table:table-column table:style-name="Tablo68.C"/>
        <table:table-column table:style-name="Tablo68.D"/>
        <table:table-row>
          <table:table-cell table:style-name="Tablo68.A1" office:value-type="string">
            <text:p text:style-name="P5">Tarih<text:tab/></text:p>
          </table:table-cell>
          <table:table-cell table:style-name="Tablo68.A1" office:value-type="string">
            <text:p text:style-name="P53">1<text:span text:style-name="T64">6</text:span>-05-2018</text:p>
          </table:table-cell>
          <table:table-cell table:style-name="Tablo68.A1" office:value-type="string">
            <text:p text:style-name="P16">Tanımı Yapan</text:p>
          </table:table-cell>
          <table:table-cell table:style-name="Tablo68.D1" office:value-type="string">
            <text:p text:style-name="P57">Ergün YEŞİLYURT - TSE Bilirkişi</text:p>
          </table:table-cell>
        </table:table-row>
      </table:table>
      <text:p text:style-name="P3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69" table:style-name="Tablo69">
        <table:table-column table:style-name="Tablo69.A"/>
        <table:table-row>
          <table:table-cell table:style-name="Tablo69.A1" office:value-type="string">
            <text:p text:style-name="P14">TEMEL NEDENİN TANIMLANMASI</text:p>
          </table:table-cell>
        </table:table-row>
        <table:table-row>
          <table:table-cell table:style-name="Tablo69.A2" office:value-type="string">
            <text:p text:style-name="P71">Test cihazlarının kalibrasyonu yaptırılmadığından ve laboratuarın kullanıma tam anlamıyla hazır olmadığından dolayı deneyler yapılamamıştır.</text:p>
            <text:p text:style-name="P27"/>
            <text:p text:style-name="P27"/>
          </table:table-cell>
        </table:table-row>
      </table:table>
      <table:table table:name="Tablo70" table:style-name="Tablo70">
        <table:table-column table:style-name="Tablo70.A"/>
        <table:table-column table:style-name="Tablo70.B"/>
        <table:table-column table:style-name="Tablo70.C"/>
        <table:table-column table:style-name="Tablo70.D"/>
        <table:table-row>
          <table:table-cell table:style-name="Tablo70.A1" table:number-columns-spanned="4" office:value-type="string">
            <text:p text:style-name="P6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70.A2" table:number-columns-spanned="4" office:value-type="string">
            <text:p text:style-name="P72">Cihaz kalibrasyonları <text:span text:style-name="T68">yetkilendirilmiş firmaya </text:span><text:s/>yaptırıldı.</text:p>
            <text:p text:style-name="P71">Laboratuar kullanılır hale getirildi.</text:p>
            <text:p text:style-name="P71">Pres - bilgisayar bağlantısı sağlandı ve bilgisayar uygulaması kullanılır hale getirildi.</text:p>
            <text:p text:style-name="P71">İlk testler yeni üretim karolar ile gerçekleştirildi. Eğilme dayanımı/yükü deneyi için, 28 günlük numuler ile test yapılabilmesi için, günlük 8 adet karo istifte deneyler için ayrılmaya başlandı.</text:p>
          </table:table-cell>
          <table:covered-table-cell/>
          <table:covered-table-cell/>
          <table:covered-table-cell/>
        </table:table-row>
        <table:table-row>
          <table:table-cell table:style-name="Tablo70.A3" office:value-type="string">
            <text:p text:style-name="P15">Öneren<text:tab/></text:p>
          </table:table-cell>
          <table:table-cell table:style-name="Tablo70.A3" table:number-rows-spanned="2" office:value-type="string">
            <text:p text:style-name="P27">H.Murat BALCI</text:p>
            <text:p text:style-name="P54"><text:span text:style-name="T67">19</text:span>-05-2018</text:p>
          </table:table-cell>
          <table:table-cell table:style-name="Tablo70.A3" office:value-type="string">
            <text:p text:style-name="P15">Gerçekleştiren</text:p>
          </table:table-cell>
          <table:table-cell table:style-name="Tablo70.A2" table:number-rows-spanned="2" office:value-type="string">
            <text:p text:style-name="P13"><text:span text:style-name="T36">H.Murat </text:span><text:span text:style-name="T32">BALCI</text:span><text:span text:style-name="T31"> </text:span></text:p>
            <text:p text:style-name="P54"><text:span text:style-name="T67">13</text:span>-0<text:span text:style-name="T67">6</text:span>-2018</text:p>
          </table:table-cell>
        </table:table-row>
        <table:table-row table:style-name="Tablo70.4">
          <table:table-cell table:style-name="Tablo70.A3" office:value-type="string">
            <text:p text:style-name="P18">Tarih<text:span text:style-name="T61">-imza</text:span></text:p>
          </table:table-cell>
          <table:covered-table-cell/>
          <table:table-cell table:style-name="Tablo70.A3" office:value-type="string">
            <text:p text:style-name="P18">Tarih<text:span text:style-name="T61">-imza</text:span></text:p>
          </table:table-cell>
          <table:covered-table-cell/>
        </table:table-row>
      </table:table>
      <text:p text:style-name="P79"/>
      <table:table table:name="Tablo71" table:style-name="Tablo71">
        <table:table-column table:style-name="Tablo71.A"/>
        <table:table-column table:style-name="Tablo71.B"/>
        <table:table-row>
          <table:table-cell table:style-name="Tablo71.A1" table:number-columns-spanned="2" office:value-type="string">
            <text:p text:style-name="P12">DÜZELTİCİ/ÖNLEYİCİ FAALİYETİN ETKİNLİĞİNİN DEĞERLENDİRİLMESİ</text:p>
            <text:p text:style-name="P32">Etkinlik, Yönetim Temsilcisi tarafından değerlendirilecektir. </text:p>
          </table:table-cell>
          <table:covered-table-cell/>
        </table:table-row>
        <table:table-row>
          <table:table-cell table:style-name="Tablo71.A2" office:value-type="string">
            <text:p text:style-name="P5">İzleme süresi<text:tab/></text:p>
          </table:table-cell>
          <table:table-cell table:style-name="Tablo71.B2" office:value-type="string">
            <text:p text:style-name="P27">2<text:span text:style-name="T68">5</text:span> Gün</text:p>
          </table:table-cell>
        </table:table-row>
        <table:table-row>
          <table:table-cell table:style-name="Tablo71.A2" office:value-type="string">
            <text:p text:style-name="P5">Düşünceler</text:p>
          </table:table-cell>
          <table:table-cell table:style-name="Tablo71.B2" office:value-type="string">
            <text:p text:style-name="P73">Laboratuar aktif hale getirilmiştir.</text:p>
          </table:table-cell>
        </table:table-row>
        <table:table-row>
          <table:table-cell table:style-name="Tablo71.A2" office:value-type="string">
            <text:p text:style-name="P5">Karar</text:p>
          </table:table-cell>
          <table:table-cell table:style-name="Tablo71.B2" office:value-type="string">
            <text:p text:style-name="P73">Deneylerin belirlenen sürelerde yapılması gerekmektedir.</text:p>
          </table:table-cell>
        </table:table-row>
        <table:table-row>
          <table:table-cell table:style-name="Tablo71.A2" office:value-type="string">
            <text:p text:style-name="P5">Tarih <text:span text:style-name="T60">- imza</text:span></text:p>
          </table:table-cell>
          <table:table-cell table:style-name="Tablo71.B2" office:value-type="string">
            <text:p text:style-name="P42"><text:span text:style-name="T5">H.Murat BALCI</text:span><text:span text:style-name="T1"> <text:tab/> <text:s text:c="8"/></text:span><text:span text:style-name="T8"><text:s/></text:span><text:span text:style-name="T9">13</text:span><text:span text:style-name="T2">-0</text:span><text:span text:style-name="T4">6</text:span><text:span text:style-name="T2">-2018</text:span><text:span text:style-name="T23"><text:tab/></text:span><text:span text:style-name="T10"><text:tab/><text:tab/><text:tab/><text:tab/><text:tab/><text:tab/><text:tab/></text:span></text:p>
            <text:p text:style-name="P94">Yönetim Temsilcisi</text:p>
          </table:table-cell>
        </table:table-row>
      </table:table>
      <text:p text:style-name="P11"/>
      <table:table table:name="Tablo72" table:style-name="Tablo72">
        <table:table-column table:style-name="Tablo72.A"/>
        <table:table-row>
          <table:table-cell table:style-name="Tablo72.A1" office:value-type="string">
            <text:p text:style-name="P8">FRM-11-01</text:p>
          </table:table-cell>
        </table:table-row>
      </table:table>
      <text:p text:style-name="P45"/>
      <table:table table:name="Tablo291" table:style-name="Tablo291">
        <table:table-column table:style-name="Tablo291.A"/>
        <table:table-column table:style-name="Tablo291.B"/>
        <text:soft-page-break/>
        <table:table-row table:style-name="Tablo291.1">
          <table:table-cell table:style-name="Tablo291.A1" office:value-type="string">
            <text:p text:style-name="P7"/>
            <text:p text:style-name="P7"/>
            <text:p text:style-name="P86">DÜZELTİCİ VE ÖNLEYİCİ FAALİYETLER </text:p>
            <text:p text:style-name="P86">TAKİP FORMU</text:p>
          </table:table-cell>
          <table:table-cell table:style-name="Tablo291.B1" office:value-type="string">
            <table:table table:name="Tablo290" table:style-name="Tablo290">
              <table:table-column table:style-name="Tablo290.A"/>
              <table:table-column table:style-name="Tablo290.B"/>
              <table:table-row table:style-name="Tablo290.1">
                <table:table-cell table:style-name="Tablo290.A1" office:value-type="string">
                  <text:p text:style-name="P7">Bölüm No</text:p>
                </table:table-cell>
                <table:table-cell table:style-name="Tablo290.B1" office:value-type="string">
                  <text:p text:style-name="P7">FRM-11-02</text:p>
                </table:table-cell>
              </table:table-row>
              <table:table-row table:style-name="Tablo290.1">
                <table:table-cell table:style-name="Tablo290.A1" office:value-type="string">
                  <text:p text:style-name="P7">Yayın Tarihi</text:p>
                </table:table-cell>
                <table:table-cell table:style-name="Tablo290.B1" office:value-type="string">
                  <text:p text:style-name="P7">05-05-2018</text:p>
                </table:table-cell>
              </table:table-row>
              <table:table-row table:style-name="Tablo290.1">
                <table:table-cell table:style-name="Tablo290.A1" office:value-type="string">
                  <text:p text:style-name="P7">Rev.No./Tarih</text:p>
                </table:table-cell>
                <table:table-cell table:style-name="Tablo290.B1" office:value-type="string">
                  <text:p text:style-name="P7">0.0</text:p>
                </table:table-cell>
              </table:table-row>
              <table:table-row table:style-name="Tablo290.1">
                <table:table-cell table:style-name="Tablo290.A1" office:value-type="string">
                  <text:p text:style-name="P7">Sayfa No</text:p>
                </table:table-cell>
                <table:table-cell table:style-name="Tablo290.B1" office:value-type="string">
                  <text:p text:style-name="P7">1/1</text:p>
                </table:table-cell>
              </table:table-row>
            </table:table>
            <text:p text:style-name="P7"/>
          </table:table-cell>
        </table:table-row>
      </table:table>
      <text:p text:style-name="P3"/>
      <text:p text:style-name="P3"/>
      <table:table table:name="Tablo292" table:style-name="Tablo292">
        <table:table-column table:style-name="Tablo292.A"/>
        <table:table-column table:style-name="Tablo292.B"/>
        <table:table-column table:style-name="Tablo292.C"/>
        <table:table-column table:style-name="Tablo292.D"/>
        <table:table-column table:style-name="Tablo292.E"/>
        <table:table-row table:style-name="Tablo292.1">
          <table:table-cell table:style-name="Tablo292.A1" office:value-type="string">
            <text:p text:style-name="P36"/>
            <text:p text:style-name="P36">RAPOR NO</text:p>
          </table:table-cell>
          <table:table-cell table:style-name="Tablo292.A1" office:value-type="string">
            <text:p text:style-name="P36"/>
            <text:p text:style-name="P36">KONU</text:p>
          </table:table-cell>
          <table:table-cell table:style-name="Tablo292.A1" office:value-type="string">
            <text:p text:style-name="P36">RAPORUN AÇILDIĞI TARİH</text:p>
          </table:table-cell>
          <table:table-cell table:style-name="Tablo292.A1" office:value-type="string">
            <text:p text:style-name="P36">ÖNERİLEN TAMAMLANMA TARİHİ</text:p>
          </table:table-cell>
          <table:table-cell table:style-name="Tablo292.E1" office:value-type="string">
            <text:p text:style-name="P36">RAPORUN KAPATILDIĞI TARİH</text:p>
          </table:table-cell>
        </table:table-row>
        <table:table-row table:style-name="Tablo292.1">
          <table:table-cell table:style-name="Tablo292.A1" office:value-type="string">
            <text:p text:style-name="P37"><text:s/><text:span text:style-name="T14">1</text:span></text:p>
            <text:p text:style-name="P37"><text:s/><text:span text:style-name="T14">2</text:span></text:p>
            <text:p text:style-name="P38"><text:s/>3</text:p>
            <text:p text:style-name="P38"><text:s/>4</text:p>
            <text:p text:style-name="P38"><text:s/>5</text:p>
            <text:p text:style-name="P38"><text:s/>6</text:p>
            <text:p text:style-name="P38"><text:s/>7</text:p>
            <text:p text:style-name="P38"/>
          </table:table-cell>
          <table:table-cell table:style-name="Tablo292.A1" office:value-type="string">
            <text:p text:style-name="P38">Firma Kapsam Listesi Oluşturulması</text:p>
            <text:p text:style-name="P38">Laboratuara Talimatların Asılması</text:p>
            <text:p text:style-name="P38">Laboratuar Cihazlarının Kalibrasyonunun Yaptırılması</text:p>
            <text:p text:style-name="P38">Girdi Analiz Raporları ve Belgeleri</text:p>
            <text:p text:style-name="P38">Atamaların Kalite El Kitabına Göre Yapılması </text:p>
            <text:p text:style-name="P38">Marka Tescil Belgesi</text:p>
            <text:p text:style-name="P38">Deney Kayıtlarının Tutulması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</table:table-cell>
          <table:table-cell table:style-name="Tablo292.A1" office:value-type="string">
            <text:p text:style-name="P38">19-05-2018</text:p>
            <text:p text:style-name="P38">19-05-2018</text:p>
            <text:p text:style-name="P38">19-05-2018</text:p>
            <text:p text:style-name="P38">19-05-2018</text:p>
            <text:p text:style-name="P38">19-05-2018</text:p>
            <text:p text:style-name="P38">19-05-2018</text:p>
            <text:p text:style-name="P38">19-05-2018</text:p>
            <text:p text:style-name="P38"/>
          </table:table-cell>
          <table:table-cell table:style-name="Tablo292.A1" office:value-type="string">
            <text:p text:style-name="P38">15-06-2018</text:p>
            <text:p text:style-name="P38">15-06-2018</text:p>
            <text:p text:style-name="P38">15-06-2018</text:p>
            <text:p text:style-name="P38">15-06-2018</text:p>
            <text:p text:style-name="P38">15-06-2018</text:p>
            <text:p text:style-name="P38">15-06-2018</text:p>
            <text:p text:style-name="P38">15-06-2018</text:p>
            <text:p text:style-name="P38"/>
          </table:table-cell>
          <table:table-cell table:style-name="Tablo292.E1" office:value-type="string">
            <text:p text:style-name="P38">20-05-2018</text:p>
            <text:p text:style-name="P38">24-05-2018</text:p>
            <text:p text:style-name="P38">30-05-2018</text:p>
            <text:p text:style-name="P38">20-05-2018</text:p>
            <text:p text:style-name="P38">20-05-2018</text:p>
            <text:p text:style-name="P38">20-05-2018</text:p>
            <text:p text:style-name="P38">13-06-2018</text:p>
            <text:p text:style-name="P38"/>
          </table:table-cell>
        </table:table-row>
      </table:table>
      <text:p text:style-name="P3"/>
      <table:table table:name="Tablo1" table:style-name="Tablo1">
        <table:table-column table:style-name="Tablo1.A"/>
        <table:table-row>
          <table:table-cell table:style-name="Tablo1.A1" office:value-type="string">
            <text:p text:style-name="P3">FRM-11-02</text:p>
          </table:table-cell>
        </table:table-row>
      </table:table>
      <text:p text:style-name="P3"/>
      <text:p text:style-name="P3"/>
      <text:p text:style-name="P96"/>
      <table:table table:name="Tablo5" table:style-name="Tablo5">
        <table:table-column table:style-name="Tablo5.A"/>
        <table:table-column table:style-name="Tablo5.B"/>
        <text:soft-page-break/>
        <table:table-row table:style-name="Tablo5.1">
          <table:table-cell table:style-name="Tablo5.A1" office:value-type="string">
            <text:p text:style-name="P85"/>
            <text:p text:style-name="P85"/>
            <text:p text:style-name="P87">D<text:span text:style-name="T69">İLEKÇE</text:span></text:p>
          </table:table-cell>
          <table:table-cell table:style-name="Tablo5.B1" office:value-type="string">
            <table:table table:name="Tablo6" table:style-name="Tablo6">
              <table:table-column table:style-name="Tablo6.A"/>
              <table:table-column table:style-name="Tablo6.B"/>
              <table:table-row table:style-name="Tablo6.1">
                <table:table-cell table:style-name="Tablo6.A1" office:value-type="string">
                  <text:p text:style-name="P85">Bölüm No</text:p>
                </table:table-cell>
                <table:table-cell table:style-name="Tablo6.B1" office:value-type="string">
                  <text:p text:style-name="P85">FRM-1<text:span text:style-name="T70">2</text:span>-0<text:span text:style-name="T70">4</text:span></text:p>
                </table:table-cell>
              </table:table-row>
              <table:table-row table:style-name="Tablo6.1">
                <table:table-cell table:style-name="Tablo6.A1" office:value-type="string">
                  <text:p text:style-name="P85">Yayın Tarihi</text:p>
                </table:table-cell>
                <table:table-cell table:style-name="Tablo6.B1" office:value-type="string">
                  <text:p text:style-name="P85">05-05-2018</text:p>
                </table:table-cell>
              </table:table-row>
              <table:table-row table:style-name="Tablo6.1">
                <table:table-cell table:style-name="Tablo6.A1" office:value-type="string">
                  <text:p text:style-name="P85">Rev.No./Tarih</text:p>
                </table:table-cell>
                <table:table-cell table:style-name="Tablo6.B1" office:value-type="string">
                  <text:p text:style-name="P85">0.0</text:p>
                </table:table-cell>
              </table:table-row>
              <table:table-row table:style-name="Tablo6.1">
                <table:table-cell table:style-name="Tablo6.A1" office:value-type="string">
                  <text:p text:style-name="P85">Sayfa No</text:p>
                </table:table-cell>
                <table:table-cell table:style-name="Tablo6.B1" office:value-type="string">
                  <text:p text:style-name="P85">1/1</text:p>
                </table:table-cell>
              </table:table-row>
            </table:table>
            <text:p text:style-name="P85"/>
          </table:table-cell>
        </table:table-row>
      </table:table>
      <text:p text:style-name="P92"/>
      <text:p text:style-name="P92"/>
      <text:p text:style-name="P92"/>
      <text:p text:style-name="P92"><text:tab/><text:tab/><text:tab/><text:tab/><text:tab/><text:tab/><text:tab/><text:tab/><text:tab/><text:tab/><text:span text:style-name="T41">15 Haziran 2018, </text:span><text:span text:style-name="T42">Sivas</text:span></text:p>
      <text:p text:style-name="P93">Konu <text:tab/>: <text:span text:style-name="T24">Üretim Yeri İnceleme Raporunda belirlenen eksiklerin düzeltilmesi</text:span></text:p>
      <text:p text:style-name="P93">Sayı<text:tab/>: <text:span text:style-name="T24">2018.06-001</text:span></text:p>
      <text:p text:style-name="P93"/>
      <text:p text:style-name="P93"/>
      <text:p text:style-name="P93"/>
      <text:p text:style-name="P93"/>
      <text:p text:style-name="P93"/>
      <text:p text:style-name="P93"/>
      <text:h text:style-name="P105" text:outline-level="3"><text:span text:style-name="T71">TSE </text:span>KAYSERİ İL KOORDİNATÖRLÜĞÜ<text:span text:style-name="T71">NE</text:span></text:h>
      <text:p text:style-name="P75"/>
      <text:p text:style-name="P74"/>
      <text:p text:style-name="P93"/>
      <text:p text:style-name="P74"><text:tab/>1825621 no ve 16-05-2018 üretim yeri inceleme tarihli raporunuz ile tarafımıza tebliğ edilen, firmamıza ait eksiklikler 15-06-2018 tarihi ile tamamlanmıştır. Gereğini arz ederiz.</text:p>
      <text:p text:style-name="P74"/>
      <text:p text:style-name="P74"/>
      <text:p text:style-name="P74"/>
      <text:p text:style-name="P74"/>
      <text:p text:style-name="P74"/>
      <text:p text:style-name="P74"/>
      <text:p text:style-name="P74"><text:tab/><text:tab/><text:tab/><text:tab/><text:tab/><text:tab/><text:tab/><text:tab/>Mustafa BALCI</text:p>
      <text:p text:style-name="P74"/>
      <text:p text:style-name="P74"/>
      <text:p text:style-name="P74"/>
      <text:p text:style-name="P74"/>
      <text:p text:style-name="P76">EKLER:</text:p>
      <text:p text:style-name="P78"><text:span text:style-name="T70">7 adet </text:span>Düzeltici Ve Önleyici <text:span text:style-name="T70">Faaliyetler Raporu</text:span></text:p>
      <text:p text:style-name="P76">1 adet <text:s/><text:span text:style-name="T52">Düzeltici Ve Önleyici Faaliyetler Takip Formu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7"><text:tab/><text:tab/>SELANİK KARO –<text:span text:style-name="T70"> Mustafa BALCI - Toptancılar Stesi No:68 SİVAS - +90 554 335 9701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Mono L" svg:font-family="'Nimbus Mono L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text-transform="uppercase" style:font-name="Caladea" fo:font-size="24pt" fo:letter-spacing="0.042cm" style:text-underline-style="solid" style:text-underline-width="auto" style:text-underline-color="font-color" fo:font-weight="bold" officeooo:paragraph-rsid="0012d31a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center" style:justify-single-word="false"/>
      <style:text-properties fo:text-transform="uppercase" style:font-name="Caladea" fo:font-size="12pt" fo:letter-spacing="0.236cm" style:text-underline-style="solid" style:text-underline-type="double" style:text-underline-width="auto" style:text-underline-color="font-color" fo:font-weight="bold" officeooo:paragraph-rsid="0012d31a" style:font-size-asian="12pt" style:font-weight-asian="bold" style:font-size-complex="12pt" style:font-weight-complex="bold" style:text-scale="160%"/>
    </style:style>
    <style:style style:name="MP3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officeooo:paragraph-rsid="0012d31a"/>
    </style:style>
    <style:style style:name="MP4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fo:font-size="10pt" fo:font-style="italic" officeooo:paragraph-rsid="0012d31a" style:font-size-asian="10pt" style:font-style-asian="italic" style:font-size-complex="10pt" style:font-style-complex="italic"/>
    </style:style>
    <style:style style:name="MT1" style:family="text">
      <style:text-properties style:text-outline="false" fo:text-shadow="none" style:text-overline-style="dash" style:text-overline-width="auto" style:text-overline-color="font-color"/>
    </style:style>
    <style:style style:name="MT2" style:family="text">
      <style:text-properties style:text-overline-style="dash" style:text-overline-width="auto" style:text-overline-color="font-color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ELANİK KARO <text:s/>- <text:s/>mustafa balcı</text:p>
        <text:p text:style-name="MP2">imalat kontrol el kitabı</text:p>
      </style:header>
      <style:footer>
        <text:p text:style-name="MP3"><text:span text:style-name="MT1">H.Murat BALCI <text:tab/></text:span><text:span text:style-name="MT2"><text:tab/><text:tab/><text:tab/><text:tab/><text:tab/>Mustafa BALCI<text:tab/><text:tab/><text:tab/><text:tab/></text:span></text:p>
        <text:p text:style-name="MP4">Yönetim Temsilcisi<text:tab/><text:tab/><text:tab/><text:tab/><text:tab/><text:tab/>Şirket Müdürü</text:p>
        <text:p text:style-name="MP3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6:35:40.291556044</meta:creation-date>
    <meta:print-date>2018-06-19T09:51:45.726973267</meta:print-date>
    <dc:date>2018-06-19T10:39:36.884541818</dc:date>
    <meta:editing-duration>PT1H16M24S</meta:editing-duration>
    <meta:editing-cycles>8</meta:editing-cycles>
    <meta:generator>LibreOffice/5.2.7.2$Linux_X86_64 LibreOffice_project/20m0$Build-2</meta:generator>
    <meta:document-statistic meta:table-count="62" meta:image-count="0" meta:object-count="0" meta:page-count="9" meta:paragraph-count="499" meta:word-count="1507" meta:character-count="12168" meta:non-whitespace-character-count="10891"/>
  </office:meta>
</office:document-meta>
</file>